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BDGFDF+ArialMT" svg:font-family="BDGFDF+ArialMT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46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6"/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font-name="BDGFDF+ArialMT" fo:font-size="8pt" fo:language="en" fo:country="US" fo:font-style="normal" fo:text-shadow="none" style:text-underline-style="none" fo:font-weight="normal" style:text-underline-mode="continuous" style:text-line-through-mode="continuous" style:font-name-asian="BDGFDF+ArialMT" style:font-size-asian="8pt" style:language-asian="en" style:country-asian="US" style:font-style-asian="normal" style:font-weight-asian="normal" style:font-name-complex="BDGFDF+ArialMT" style:font-size-complex="4.55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style:use-window-font-color="true" style:text-outline="false" style:text-line-through-style="none" style:font-name="BDGFDF+ArialMT" fo:font-size="8pt" fo:language="en" fo:country="US" fo:font-style="normal" fo:text-shadow="none" style:text-underline-style="none" fo:font-weight="normal" style:text-underline-mode="continuous" style:text-line-through-mode="continuous" style:font-name-asian="BDGFDF+ArialMT" style:font-size-asian="8pt" style:language-asian="en" style:country-asian="US" style:font-style-asian="normal" style:font-weight-asian="normal" style:font-name-complex="BDGFDF+ArialMT" style:font-size-complex="4.55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row table:style-name="ro1">
          <table:table-cell office:value-type="float" office:value="1">
            <text:p>1,0000</text:p>
          </table:table-cell>
          <table:table-cell table:number-columns-repeated="4"/>
        </table:table-row>
        <table:table-row table:style-name="ro1">
          <table:table-cell table:formula="oooc:=[.A1]+1" office:value-type="float" office:value="2">
            <text:p>2,0000</text:p>
          </table:table-cell>
          <table:table-cell table:formula="oooc:=HYPGEOMDIST(2;10;[.A2];200)" office:value-type="float" office:value="0.00226130653266332">
            <text:p>0,0023</text:p>
          </table:table-cell>
          <table:table-cell table:formula="oooc:=BINOMDIST([.A2];200;1/10;0)" office:value-type="float" office:value="0.000000173328486743508">
            <text:p>0,0000</text:p>
          </table:table-cell>
          <table:table-cell table:formula="oooc:=[.B2]*[.C2]" office:value-type="float" office:value="0.000000000391948839369743">
            <text:p>0,0000</text:p>
          </table:table-cell>
          <table:table-cell table:formula="oooc:=[.B2]*[.C2]/[.D$201]" office:value-type="float" office:value="0.00000000202337692764484">
            <text:p>0,0000</text:p>
          </table:table-cell>
        </table:table-row>
        <table:table-row table:style-name="ro1">
          <table:table-cell table:formula="oooc:=[.A2]+1" office:value-type="float" office:value="3">
            <text:p>3,0000</text:p>
          </table:table-cell>
          <table:table-cell table:formula="oooc:=HYPGEOMDIST(2;10;[.A3];200)" office:value-type="float" office:value="0.006509821836455">
            <text:p>0,0065</text:p>
          </table:table-cell>
          <table:table-cell table:formula="oooc:=BINOMDIST([.A3];200;1/10;0)" office:value-type="float" office:value="0.0000012710755694524">
            <text:p>0,0000</text:p>
          </table:table-cell>
          <table:table-cell table:formula="oooc:=[.B3]*[.C3]" office:value-type="float" office:value="0.00000000827447549780568">
            <text:p>0,0000</text:p>
          </table:table-cell>
          <table:table-cell table:formula="oooc:=[.B3]*[.C3]/[.D$201]" office:value-type="float" office:value="0.0000000427157351391688">
            <text:p>0,0000</text:p>
          </table:table-cell>
        </table:table-row>
        <table:table-row table:style-name="ro1">
          <table:table-cell table:formula="oooc:=[.A3]+1" office:value-type="float" office:value="4">
            <text:p>4,0000</text:p>
          </table:table-cell>
          <table:table-cell table:formula="oooc:=HYPGEOMDIST(2;10;[.A4];200)" office:value-type="float" office:value="0.0124909271785786">
            <text:p>0,0125</text:p>
          </table:table-cell>
          <table:table-cell table:formula="oooc:=BINOMDIST([.A4];200;1/10;0)" office:value-type="float" office:value="0.00000695560797728116">
            <text:p>0,0000</text:p>
          </table:table-cell>
          <table:table-cell table:formula="oooc:=[.B4]*[.C4]" office:value-type="float" office:value="0.0000000868819927269596">
            <text:p>0,0000</text:p>
          </table:table-cell>
          <table:table-cell table:formula="oooc:=[.B4]*[.C4]/[.D$201]" office:value-type="float" office:value="0.000000448515218961273">
            <text:p>0,0000</text:p>
          </table:table-cell>
        </table:table-row>
        <table:table-row table:style-name="ro1">
          <table:table-cell table:formula="oooc:=[.A4]+1" office:value-type="float" office:value="5">
            <text:p>5,0000</text:p>
          </table:table-cell>
          <table:table-cell table:formula="oooc:=HYPGEOMDIST(2;10;[.A5];200)" office:value-type="float" office:value="0.0199684890269794">
            <text:p>0,0200</text:p>
          </table:table-cell>
          <table:table-cell table:formula="oooc:=BINOMDIST([.A5];200;1/10;0)" office:value-type="float" office:value="0.0000302955369677135">
            <text:p>0,0000</text:p>
          </table:table-cell>
          <table:table-cell table:formula="oooc:=[.B5]*[.C5]" office:value-type="float" office:value="0.000000604956097506237">
            <text:p>0,0000</text:p>
          </table:table-cell>
          <table:table-cell table:formula="oooc:=[.B5]*[.C5]/[.D$201]" office:value-type="float" office:value="0.00000312299485795256">
            <text:p>0,0000</text:p>
          </table:table-cell>
        </table:table-row>
        <table:table-row table:style-name="ro1">
          <table:table-cell table:formula="oooc:=[.A5]+1" office:value-type="float" office:value="6">
            <text:p>6,0000</text:p>
          </table:table-cell>
          <table:table-cell table:formula="oooc:=HYPGEOMDIST(2;10;[.A6];200)" office:value-type="float" office:value="0.0287239034465012">
            <text:p>0,0287</text:p>
          </table:table-cell>
          <table:table-cell table:formula="oooc:=BINOMDIST([.A6];200;1/10;0)" office:value-type="float" office:value="0.000109400550161188">
            <text:p>0,0001</text:p>
          </table:table-cell>
          <table:table-cell table:formula="oooc:=[.B6]*[.C6]" office:value-type="float" office:value="0.00000314241083982407">
            <text:p>0,0000</text:p>
          </table:table-cell>
          <table:table-cell table:formula="oooc:=[.B6]*[.C6]/[.D$201]" office:value-type="float" office:value="0.0000162222232899203">
            <text:p>0,0000</text:p>
          </table:table-cell>
        </table:table-row>
        <table:table-row table:style-name="ro1">
          <table:table-cell table:formula="oooc:=[.A6]+1" office:value-type="float" office:value="7">
            <text:p>7,0000</text:p>
          </table:table-cell>
          <table:table-cell table:formula="oooc:=HYPGEOMDIST(2;10;[.A7];200)" office:value-type="float" office:value="0.0385551776158191">
            <text:p>0,0386</text:p>
          </table:table-cell>
          <table:table-cell table:formula="oooc:=BINOMDIST([.A7];200;1/10;0)" office:value-type="float" office:value="0.000336884233829689">
            <text:p>0,0003</text:p>
          </table:table-cell>
          <table:table-cell table:formula="oooc:=[.B7]*[.C7]" office:value-type="float" office:value="0.0000129886314712728">
            <text:p>0,0000</text:p>
          </table:table-cell>
          <table:table-cell table:formula="oooc:=[.B7]*[.C7]/[.D$201]" office:value-type="float" office:value="0.0000670518562650038">
            <text:p>0,0001</text:p>
          </table:table-cell>
        </table:table-row>
        <table:table-row table:style-name="ro1">
          <table:table-cell table:formula="oooc:=[.A7]+1" office:value-type="float" office:value="8">
            <text:p>8,0000</text:p>
          </table:table-cell>
          <table:table-cell table:formula="oooc:=HYPGEOMDIST(2;10;[.A8];200)" office:value-type="float" office:value="0.0492760473846393">
            <text:p>0,0493</text:p>
          </table:table-cell>
          <table:table-cell table:formula="oooc:=BINOMDIST([.A8];200;1/10;0)" office:value-type="float" office:value="0.00090303690457125">
            <text:p>0,0009</text:p>
          </table:table-cell>
          <table:table-cell table:formula="oooc:=[.B8]*[.C8]" office:value-type="float" office:value="0.0000444980892997309">
            <text:p>0,0000</text:p>
          </table:table-cell>
          <table:table-cell table:formula="oooc:=[.B8]*[.C8]/[.D$201]" office:value-type="float" office:value="0.000229714692759735">
            <text:p>0,0002</text:p>
          </table:table-cell>
        </table:table-row>
        <table:table-row table:style-name="ro1">
          <table:table-cell table:formula="oooc:=[.A8]+1" office:value-type="float" office:value="9">
            <text:p>9,0000</text:p>
          </table:table-cell>
          <table:table-cell table:formula="oooc:=HYPGEOMDIST(2;10;[.A9];200)" office:value-type="float" office:value="0.0607151298132163">
            <text:p>0,0607</text:p>
          </table:table-cell>
          <table:table-cell table:formula="oooc:=BINOMDIST([.A9];200;1/10;0)" office:value-type="float" office:value="0.00214053192194667">
            <text:p>0,0021</text:p>
          </table:table-cell>
          <table:table-cell table:formula="oooc:=[.B9]*[.C9]" office:value-type="float" office:value="0.000129962673510325">
            <text:p>0,0001</text:p>
          </table:table-cell>
          <table:table-cell table:formula="oooc:=[.B9]*[.C9]/[.D$201]" office:value-type="float" office:value="0.000670912753457004">
            <text:p>0,0007</text:p>
          </table:table-cell>
        </table:table-row>
        <table:table-row table:style-name="ro1">
          <table:table-cell table:formula="oooc:=[.A9]+1" office:value-type="float" office:value="10">
            <text:p>10,0000</text:p>
          </table:table-cell>
          <table:table-cell table:formula="oooc:=HYPGEOMDIST(2;10;[.A10];200)" office:value-type="float" office:value="0.0727151096584986">
            <text:p>0,0727</text:p>
          </table:table-cell>
          <table:table-cell table:formula="oooc:=BINOMDIST([.A10];200;1/10;0)" office:value-type="float" office:value="0.00454268441213126">
            <text:p>0,0045</text:p>
          </table:table-cell>
          <table:table-cell table:formula="oooc:=[.B10]*[.C10]" office:value-type="float" office:value="0.000330321795172077">
            <text:p>0,0003</text:p>
          </table:table-cell>
          <table:table-cell table:formula="oooc:=[.B10]*[.C10]/[.D$201]" office:value-type="float" office:value="0.00170523658170322">
            <text:p>0,0017</text:p>
          </table:table-cell>
        </table:table-row>
        <table:table-row table:style-name="ro1">
          <table:table-cell table:formula="oooc:=[.A10]+1" office:value-type="float" office:value="11">
            <text:p>11,0000</text:p>
          </table:table-cell>
          <table:table-cell table:formula="oooc:=HYPGEOMDIST(2;10;[.A11];200)" office:value-type="float" office:value="0.0851319587931662">
            <text:p>0,0851</text:p>
          </table:table-cell>
          <table:table-cell table:formula="oooc:=BINOMDIST([.A11];200;1/10;0)" office:value-type="float" office:value="0.00871828321520141">
            <text:p>0,0087</text:p>
          </table:table-cell>
          <table:table-cell table:formula="oooc:=[.B11]*[.C11]" office:value-type="float" office:value="0.000742204527423678">
            <text:p>0,0007</text:p>
          </table:table-cell>
          <table:table-cell table:formula="oooc:=[.B11]*[.C11]/[.D$201]" office:value-type="float" office:value="0.00383151923296279">
            <text:p>0,0038</text:p>
          </table:table-cell>
        </table:table-row>
        <table:table-row table:style-name="ro1">
          <table:table-cell table:formula="oooc:=[.A11]+1" office:value-type="float" office:value="12">
            <text:p>12,0000</text:p>
          </table:table-cell>
          <table:table-cell table:formula="oooc:=HYPGEOMDIST(2;10;[.A12];200)" office:value-type="float" office:value="0.0978341875654799">
            <text:p>0,0978</text:p>
          </table:table-cell>
          <table:table-cell table:formula="oooc:=BINOMDIST([.A12];200;1/10;0)" office:value-type="float" office:value="0.0152569956266025">
            <text:p>0,0153</text:p>
          </table:table-cell>
          <table:table-cell table:formula="oooc:=[.B12]*[.C12]" office:value-type="float" office:value="0.00149265577181873">
            <text:p>0,0015</text:p>
          </table:table-cell>
          <table:table-cell table:formula="oooc:=[.B12]*[.C12]/[.D$201]" office:value-type="float" office:value="0.00770561090184739">
            <text:p>0,0077</text:p>
          </table:table-cell>
        </table:table-row>
        <table:table-row table:style-name="ro1">
          <table:table-cell table:formula="oooc:=[.A12]+1" office:value-type="float" office:value="13">
            <text:p>13,0000</text:p>
          </table:table-cell>
          <table:table-cell table:formula="oooc:=HYPGEOMDIST(2;10;[.A13];200)" office:value-type="float" office:value="0.110702127129218">
            <text:p>0,1107</text:p>
          </table:table-cell>
          <table:table-cell table:formula="oooc:=BINOMDIST([.A13];200;1/10;0)" office:value-type="float" office:value="0.0245155143401817">
            <text:p>0,0245</text:p>
          </table:table-cell>
          <table:table-cell table:formula="oooc:=[.B13]*[.C13]" office:value-type="float" office:value="0.00271391958512497">
            <text:p>0,0027</text:p>
          </table:table-cell>
          <table:table-cell table:formula="oooc:=[.B13]*[.C13]/[.D$201]" office:value-type="float" office:value="0.0140102016397225">
            <text:p>0,0140</text:p>
          </table:table-cell>
        </table:table-row>
        <table:table-row table:style-name="ro1">
          <table:table-cell table:formula="oooc:=[.A13]+1" office:value-type="float" office:value="14">
            <text:p>14,0000</text:p>
          </table:table-cell>
          <table:table-cell table:formula="oooc:=HYPGEOMDIST(2;10;[.A14];200)" office:value-type="float" office:value="0.123627241794038">
            <text:p>0,1236</text:p>
          </table:table-cell>
          <table:table-cell table:formula="oooc:=BINOMDIST([.A14];200;1/10;0)" office:value-type="float" office:value="0.0363841363620157">
            <text:p>0,0364</text:p>
          </table:table-cell>
          <table:table-cell table:formula="oooc:=[.B14]*[.C14]" office:value-type="float" office:value="0.00449807042349416">
            <text:p>0,0045</text:p>
          </table:table-cell>
          <table:table-cell table:formula="oooc:=[.B14]*[.C14]/[.D$201]" office:value-type="float" office:value="0.0232206119769475">
            <text:p>0,0232</text:p>
          </table:table-cell>
        </table:table-row>
        <table:table-row table:style-name="ro1">
          <table:table-cell table:formula="oooc:=[.A14]+1" office:value-type="float" office:value="15">
            <text:p>15,0000</text:p>
          </table:table-cell>
          <table:table-cell table:formula="oooc:=HYPGEOMDIST(2;10;[.A15];200)" office:value-type="float" office:value="0.136511470467362">
            <text:p>0,1365</text:p>
          </table:table-cell>
          <table:table-cell table:formula="oooc:=BINOMDIST([.A15];200;1/10;0)" office:value-type="float" office:value="0.0501292545432217">
            <text:p>0,0501</text:p>
          </table:table-cell>
          <table:table-cell table:formula="oooc:=[.B15]*[.C15]" office:value-type="float" office:value="0.00684321825112786">
            <text:p>0,0068</text:p>
          </table:table-cell>
          <table:table-cell table:formula="oooc:=[.B15]*[.C15]/[.D$201]" office:value-type="float" office:value="0.0353270848880056">
            <text:p>0,0353</text:p>
          </table:table-cell>
        </table:table-row>
        <table:table-row table:style-name="ro1">
          <table:table-cell table:formula="oooc:=[.A15]+1" office:value-type="float" office:value="16">
            <text:p>16,0000</text:p>
          </table:table-cell>
          <table:table-cell table:formula="oooc:=HYPGEOMDIST(2;10;[.A16];200)" office:value-type="float" office:value="0.14926659627937">
            <text:p>0,1493</text:p>
          </table:table-cell>
          <table:table-cell table:formula="oooc:=BINOMDIST([.A16];200;1/10;0)" office:value-type="float" office:value="0.0644021672951112">
            <text:p>0,0644</text:p>
          </table:table-cell>
          <table:table-cell table:formula="oooc:=[.B16]*[.C16]" office:value-type="float" office:value="0.00961309230515581">
            <text:p>0,0096</text:p>
          </table:table-cell>
          <table:table-cell table:formula="oooc:=[.B16]*[.C16]/[.D$201]" office:value-type="float" office:value="0.0496261430569603">
            <text:p>0,0496</text:p>
          </table:table-cell>
        </table:table-row>
        <table:table-row table:style-name="ro1">
          <table:table-cell table:formula="oooc:=[.A16]+1" office:value-type="float" office:value="17">
            <text:p>17,0000</text:p>
          </table:table-cell>
          <table:table-cell table:formula="oooc:=HYPGEOMDIST(2;10;[.A17];200)" office:value-type="float" office:value="0.161813643502853">
            <text:p>0,1618</text:p>
          </table:table-cell>
          <table:table-cell table:formula="oooc:=BINOMDIST([.A17];200;1/10;0)" office:value-type="float" office:value="0.0774509724333364">
            <text:p>0,0775</text:p>
          </table:table-cell>
          <table:table-cell table:formula="oooc:=[.B17]*[.C17]" office:value-type="float" office:value="0.0125326240422772">
            <text:p>0,0125</text:p>
          </table:table-cell>
          <table:table-cell table:formula="oooc:=[.B17]*[.C17]/[.D$201]" office:value-type="float" office:value="0.064697786503889">
            <text:p>0,0647</text:p>
          </table:table-cell>
        </table:table-row>
        <table:table-row table:style-name="ro1">
          <table:table-cell table:formula="oooc:=[.A17]+1" office:value-type="float" office:value="18">
            <text:p>18,0000</text:p>
          </table:table-cell>
          <table:table-cell table:formula="oooc:=HYPGEOMDIST(2;10;[.A18];200)" office:value-type="float" office:value="0.174082300899586">
            <text:p>0,1741</text:p>
          </table:table-cell>
          <table:table-cell table:formula="oooc:=BINOMDIST([.A18];200;1/10;0)" office:value-type="float" office:value="0.0874909133043244">
            <text:p>0,0875</text:p>
          </table:table-cell>
          <table:table-cell table:formula="oooc:=[.B18]*[.C18]" office:value-type="float" office:value="0.015230619495823">
            <text:p>0,0152</text:p>
          </table:table-cell>
          <table:table-cell table:formula="oooc:=[.B18]*[.C18]/[.D$201]" office:value-type="float" office:value="0.0786257822095873">
            <text:p>0,0786</text:p>
          </table:table-cell>
        </table:table-row>
        <table:table-row table:style-name="ro1">
          <table:table-cell table:formula="oooc:=[.A18]+1" office:value-type="float" office:value="19">
            <text:p>19,0000</text:p>
          </table:table-cell>
          <table:table-cell table:formula="oooc:=HYPGEOMDIST(2;10;[.A19];200)" office:value-type="float" office:value="0.186010370644483">
            <text:p>0,1860</text:p>
          </table:table-cell>
          <table:table-cell table:formula="oooc:=BINOMDIST([.A19];200;1/10;0)" office:value-type="float" office:value="0.0931189837508014">
            <text:p>0,0931</text:p>
          </table:table-cell>
          <table:table-cell table:formula="oooc:=[.B19]*[.C19]" office:value-type="float" office:value="0.0173210966815242">
            <text:p>0,0173</text:p>
          </table:table-cell>
          <table:table-cell table:formula="oooc:=[.B19]*[.C19]/[.D$201]" office:value-type="float" office:value="0.0894175562383542">
            <text:p>0,0894</text:p>
          </table:table-cell>
        </table:table-row>
        <table:table-row table:style-name="ro1">
          <table:table-cell table:formula="oooc:=[.A19]+1" office:value-type="float" office:value="20">
            <text:p>20,0000</text:p>
          </table:table-cell>
          <table:table-cell table:formula="oooc:=HYPGEOMDIST(2;10;[.A20];200)" office:value-type="float" office:value="0.197543241998131">
            <text:p>0,1975</text:p>
          </table:table-cell>
          <table:table-cell table:formula="oooc:=BINOMDIST([.A20];200;1/10;0)" office:value-type="float" office:value="0.0936363114383059">
            <text:p>0,0936</text:p>
          </table:table-cell>
          <table:table-cell table:formula="oooc:=[.B20]*[.C20]" office:value-type="float" office:value="0.0184972205302697">
            <text:p>0,0185</text:p>
          </table:table-cell>
          <table:table-cell table:formula="oooc:=[.B20]*[.C20]/[.D$201]" office:value-type="float" office:value="0.0954891186989832">
            <text:p>0,0955</text:p>
          </table:table-cell>
        </table:table-row>
        <table:table-row table:style-name="ro1">
          <table:table-cell table:formula="oooc:=[.A20]+1" office:value-type="float" office:value="21">
            <text:p>21,0000</text:p>
          </table:table-cell>
          <table:table-cell table:formula="oooc:=HYPGEOMDIST(2;10;[.A21];200)" office:value-type="float" office:value="0.208633388917325">
            <text:p>0,2086</text:p>
          </table:table-cell>
          <table:table-cell table:formula="oooc:=BINOMDIST([.A21];200;1/10;0)" office:value-type="float" office:value="0.0891774394650532">
            <text:p>0,0892</text:p>
          </table:table-cell>
          <table:table-cell table:formula="oooc:=[.B21]*[.C21]" office:value-type="float" office:value="0.0186053914105636">
            <text:p>0,0186</text:p>
          </table:table-cell>
          <table:table-cell table:formula="oooc:=[.B21]*[.C21]/[.D$201]" office:value-type="float" office:value="0.0960475345978076">
            <text:p>0,0960</text:p>
          </table:table-cell>
        </table:table-row>
        <table:table-row table:style-name="ro1">
          <table:table-cell table:formula="oooc:=[.A21]+1" office:value-type="float" office:value="22">
            <text:p>22,0000</text:p>
          </table:table-cell>
          <table:table-cell table:formula="oooc:=HYPGEOMDIST(2;10;[.A22];200)" office:value-type="float" office:value="0.219239890812004">
            <text:p>0,2192</text:p>
          </table:table-cell>
          <table:table-cell table:formula="oooc:=BINOMDIST([.A22];200;1/10;0)" office:value-type="float" office:value="0.0806200084052754">
            <text:p>0,0806</text:p>
          </table:table-cell>
          <table:table-cell table:formula="oooc:=[.B22]*[.C22]" office:value-type="float" office:value="0.0176751218400354">
            <text:p>0,0177</text:p>
          </table:table-cell>
          <table:table-cell table:formula="oooc:=[.B22]*[.C22]/[.D$201]" office:value-type="float" office:value="0.0912451578679172">
            <text:p>0,0912</text:p>
          </table:table-cell>
        </table:table-row>
        <table:table-row table:style-name="ro1">
          <table:table-cell table:formula="oooc:=[.A22]+1" office:value-type="float" office:value="23">
            <text:p>23,0000</text:p>
          </table:table-cell>
          <table:table-cell table:formula="oooc:=HYPGEOMDIST(2;10;[.A23];200)" office:value-type="float" office:value="0.229327975675478">
            <text:p>0,2293</text:p>
          </table:table-cell>
          <table:table-cell table:formula="oooc:=BINOMDIST([.A23];200;1/10;0)" office:value-type="float" office:value="0.069325417855744">
            <text:p>0,0693</text:p>
          </table:table-cell>
          <table:table-cell table:formula="oooc:=[.B23]*[.C23]" office:value-type="float" office:value="0.0158982577397144">
            <text:p>0,0159</text:p>
          </table:table-cell>
          <table:table-cell table:formula="oooc:=[.B23]*[.C23]/[.D$201]" office:value-type="float" office:value="0.0820723642198197">
            <text:p>0,0821</text:p>
          </table:table-cell>
        </table:table-row>
        <table:table-row table:style-name="ro1">
          <table:table-cell table:formula="oooc:=[.A23]+1" office:value-type="float" office:value="24">
            <text:p>24,0000</text:p>
          </table:table-cell>
          <table:table-cell table:formula="oooc:=HYPGEOMDIST(2;10;[.A24];200)" office:value-type="float" office:value="0.238868584833009">
            <text:p>0,2389</text:p>
          </table:table-cell>
          <table:table-cell table:formula="oooc:=BINOMDIST([.A24];200;1/10;0)" office:value-type="float" office:value="0.0568083285206792">
            <text:p>0,0568</text:p>
          </table:table-cell>
          <table:table-cell table:formula="oooc:=[.B24]*[.C24]" office:value-type="float" office:value="0.0135697250404633">
            <text:p>0,0136</text:p>
          </table:table-cell>
          <table:table-cell table:formula="oooc:=[.B24]*[.C24]/[.D$201]" office:value-type="float" office:value="0.0700516644098462">
            <text:p>0,0701</text:p>
          </table:table-cell>
        </table:table-row>
        <table:table-row table:style-name="ro1">
          <table:table-cell table:formula="oooc:=[.A24]+1" office:value-type="float" office:value="25">
            <text:p>25,0000</text:p>
          </table:table-cell>
          <table:table-cell table:formula="oooc:=HYPGEOMDIST(2;10;[.A25];200)" office:value-type="float" office:value="0.247837958571798">
            <text:p>0,2478</text:p>
          </table:table-cell>
          <table:table-cell table:formula="oooc:=BINOMDIST([.A25];200;1/10;0)" office:value-type="float" office:value="0.0444367369761757">
            <text:p>0,0444</text:p>
          </table:table-cell>
          <table:table-cell table:formula="oooc:=[.B25]*[.C25]" office:value-type="float" office:value="0.0110131101777673">
            <text:p>0,0110</text:p>
          </table:table-cell>
          <table:table-cell table:formula="oooc:=[.B25]*[.C25]/[.D$201]" office:value-type="float" office:value="0.0568535247384259">
            <text:p>0,0569</text:p>
          </table:table-cell>
        </table:table-row>
        <table:table-row table:style-name="ro1">
          <table:table-cell table:formula="oooc:=[.A25]+1" office:value-type="float" office:value="26">
            <text:p>26,0000</text:p>
          </table:table-cell>
          <table:table-cell table:formula="oooc:=HYPGEOMDIST(2;10;[.A26];200)" office:value-type="float" office:value="0.256217241933035">
            <text:p>0,2562</text:p>
          </table:table-cell>
          <table:table-cell table:formula="oooc:=BINOMDIST([.A26];200;1/10;0)" office:value-type="float" office:value="0.0332326024394476">
            <text:p>0,0332</text:p>
          </table:table-cell>
          <table:table-cell table:formula="oooc:=[.B26]*[.C26]" office:value-type="float" office:value="0.00851476573929234">
            <text:p>0,0085</text:p>
          </table:table-cell>
          <table:table-cell table:formula="oooc:=[.B26]*[.C26]/[.D$201]" office:value-type="float" office:value="0.0439561973672089">
            <text:p>0,0440</text:p>
          </table:table-cell>
        </table:table-row>
        <table:table-row table:style-name="ro1">
          <table:table-cell table:formula="oooc:=[.A26]+1" office:value-type="float" office:value="27">
            <text:p>27,0000</text:p>
          </table:table-cell>
          <table:table-cell table:formula="oooc:=HYPGEOMDIST(2;10;[.A27];200)" office:value-type="float" office:value="0.263992109964107">
            <text:p>0,2640</text:p>
          </table:table-cell>
          <table:table-cell table:formula="oooc:=BINOMDIST([.A27];200;1/10;0)" office:value-type="float" office:value="0.0237961844628144">
            <text:p>0,0238</text:p>
          </table:table-cell>
          <table:table-cell table:formula="oooc:=[.B27]*[.C27]" office:value-type="float" office:value="0.00628200494543346">
            <text:p>0,0063</text:p>
          </table:table-cell>
          <table:table-cell table:formula="oooc:=[.B27]*[.C27]/[.D$201]" office:value-type="float" office:value="0.0324299056131408">
            <text:p>0,0324</text:p>
          </table:table-cell>
        </table:table-row>
        <table:table-row table:style-name="ro1">
          <table:table-cell table:formula="oooc:=[.A27]+1" office:value-type="float" office:value="28">
            <text:p>28,0000</text:p>
          </table:table-cell>
          <table:table-cell table:formula="oooc:=HYPGEOMDIST(2;10;[.A28];200)" office:value-type="float" office:value="0.271152411746148">
            <text:p>0,2712</text:p>
          </table:table-cell>
          <table:table-cell table:formula="oooc:=BINOMDIST([.A28];200;1/10;0)" office:value-type="float" office:value="0.0163362694923289">
            <text:p>0,0163</text:p>
          </table:table-cell>
          <table:table-cell table:formula="oooc:=[.B28]*[.C28]" office:value-type="float" office:value="0.00442961887178">
            <text:p>0,0044</text:p>
          </table:table-cell>
          <table:table-cell table:formula="oooc:=[.B28]*[.C28]/[.D$201]" office:value-type="float" office:value="0.0228672411374711">
            <text:p>0,0229</text:p>
          </table:table-cell>
        </table:table-row>
        <table:table-row table:style-name="ro1">
          <table:table-cell table:formula="oooc:=[.A28]+1" office:value-type="float" office:value="29">
            <text:p>29,0000</text:p>
          </table:table-cell>
          <table:table-cell table:formula="oooc:=HYPGEOMDIST(2;10;[.A29];200)" office:value-type="float" office:value="0.277691832529001">
            <text:p>0,2777</text:p>
          </table:table-cell>
          <table:table-cell table:formula="oooc:=BINOMDIST([.A29];200;1/10;0)" office:value-type="float" office:value="0.0107656641865156">
            <text:p>0,0108</text:p>
          </table:table-cell>
          <table:table-cell table:formula="oooc:=[.B29]*[.C29]" office:value-type="float" office:value="0.00298953701634535">
            <text:p>0,0030</text:p>
          </table:table-cell>
          <table:table-cell table:formula="oooc:=[.B29]*[.C29]/[.D$201]" office:value-type="float" office:value="0.0154330351709681">
            <text:p>0,0154</text:p>
          </table:table-cell>
        </table:table-row>
        <table:table-row table:style-name="ro1">
          <table:table-cell table:formula="oooc:=[.A29]+1" office:value-type="float" office:value="30">
            <text:p>30,0000</text:p>
          </table:table-cell>
          <table:table-cell table:formula="oooc:=HYPGEOMDIST(2;10;[.A30];200)" office:value-type="float" office:value="0.283607573322225">
            <text:p>0,2836</text:p>
          </table:table-cell>
          <table:table-cell table:formula="oooc:=BINOMDIST([.A30];200;1/10;0)" office:value-type="float" office:value="0.00681825398479321">
            <text:p>0,0068</text:p>
          </table:table-cell>
          <table:table-cell table:formula="oooc:=[.B30]*[.C30]" office:value-type="float" office:value="0.00193370846692179">
            <text:p>0,0019</text:p>
          </table:table-cell>
          <table:table-cell table:formula="oooc:=[.B30]*[.C30]/[.D$201]" office:value-type="float" office:value="0.00998247909868176">
            <text:p>0,0100</text:p>
          </table:table-cell>
        </table:table-row>
        <table:table-row table:style-name="ro1">
          <table:table-cell table:formula="oooc:=[.A30]+1" office:value-type="float" office:value="31">
            <text:p>31,0000</text:p>
          </table:table-cell>
          <table:table-cell table:formula="oooc:=HYPGEOMDIST(2;10;[.A31];200)" office:value-type="float" office:value="0.288900047307143">
            <text:p>0,2889</text:p>
          </table:table-cell>
          <table:table-cell table:formula="oooc:=BINOMDIST([.A31];200;1/10;0)" office:value-type="float" office:value="0.00415449167532203">
            <text:p>0,0042</text:p>
          </table:table-cell>
          <table:table-cell table:formula="oooc:=[.B31]*[.C31]" office:value-type="float" office:value="0.00120023284153767">
            <text:p>0,0012</text:p>
          </table:table-cell>
          <table:table-cell table:formula="oooc:=[.B31]*[.C31]/[.D$201]" office:value-type="float" office:value="0.00619602150952661">
            <text:p>0,0062</text:p>
          </table:table-cell>
        </table:table-row>
        <table:table-row table:style-name="ro1">
          <table:table-cell table:formula="oooc:=[.A31]+1" office:value-type="float" office:value="32">
            <text:p>32,0000</text:p>
          </table:table-cell>
          <table:table-cell table:formula="oooc:=HYPGEOMDIST(2;10;[.A32];200)" office:value-type="float" office:value="0.293572592450966">
            <text:p>0,2936</text:p>
          </table:table-cell>
          <table:table-cell table:formula="oooc:=BINOMDIST([.A32];200;1/10;0)" office:value-type="float" office:value="0.00243787879558827">
            <text:p>0,0024</text:p>
          </table:table-cell>
          <table:table-cell table:formula="oooc:=[.B32]*[.C32]" office:value-type="float" office:value="0.00071569439810209">
            <text:p>0,0007</text:p>
          </table:table-cell>
          <table:table-cell table:formula="oooc:=[.B32]*[.C32]/[.D$201]" office:value-type="float" office:value="0.00369466467790291">
            <text:p>0,0037</text:p>
          </table:table-cell>
        </table:table-row>
        <table:table-row table:style-name="ro1">
          <table:table-cell table:formula="oooc:=[.A32]+1" office:value-type="float" office:value="33">
            <text:p>33,0000</text:p>
          </table:table-cell>
          <table:table-cell table:formula="oooc:=HYPGEOMDIST(2;10;[.A33];200)" office:value-type="float" office:value="0.297631199719874">
            <text:p>0,2976</text:p>
          </table:table-cell>
          <table:table-cell table:formula="oooc:=BINOMDIST([.A33];200;1/10;0)" office:value-type="float" office:value="0.00137900214699943">
            <text:p>0,0014</text:p>
          </table:table-cell>
          <table:table-cell table:formula="oooc:=[.B33]*[.C33]" office:value-type="float" office:value="0.000410434063427722">
            <text:p>0,0004</text:p>
          </table:table-cell>
          <table:table-cell table:formula="oooc:=[.B33]*[.C33]/[.D$201]" office:value-type="float" office:value="0.00211880411636009">
            <text:p>0,0021</text:p>
          </table:table-cell>
        </table:table-row>
        <table:table-row table:style-name="ro1">
          <table:table-cell table:formula="oooc:=[.A33]+1" office:value-type="float" office:value="34">
            <text:p>34,0000</text:p>
          </table:table-cell>
          <table:table-cell table:formula="oooc:=HYPGEOMDIST(2;10;[.A34];200)" office:value-type="float" office:value="0.30108425630345">
            <text:p>0,3011</text:p>
          </table:table-cell>
          <table:table-cell table:formula="oooc:=BINOMDIST([.A34];200;1/10;0)" office:value-type="float" office:value="0.00075259267499642">
            <text:p>0,0008</text:p>
          </table:table-cell>
          <table:table-cell table:formula="oooc:=[.B34]*[.C34]" office:value-type="float" office:value="0.000226593805850721">
            <text:p>0,0002</text:p>
          </table:table-cell>
          <table:table-cell table:formula="oooc:=[.B34]*[.C34]/[.D$201]" office:value-type="float" office:value="0.00116975643924047">
            <text:p>0,0012</text:p>
          </table:table-cell>
        </table:table-row>
        <table:table-row table:style-name="ro1">
          <table:table-cell table:formula="oooc:=[.A34]+1" office:value-type="float" office:value="35">
            <text:p>35,0000</text:p>
          </table:table-cell>
          <table:table-cell table:formula="oooc:=HYPGEOMDIST(2;10;[.A35];200)" office:value-type="float" office:value="0.303942303278218">
            <text:p>0,3039</text:p>
          </table:table-cell>
          <table:table-cell table:formula="oooc:=BINOMDIST([.A35];200;1/10;0)" office:value-type="float" office:value="0.000396604393807637">
            <text:p>0,0004</text:p>
          </table:table-cell>
          <table:table-cell table:formula="oooc:=[.B35]*[.C35]" office:value-type="float" office:value="0.000120544852944155">
            <text:p>0,0001</text:p>
          </table:table-cell>
          <table:table-cell table:formula="oooc:=[.B35]*[.C35]/[.D$201]" office:value-type="float" office:value="0.00062229467138045">
            <text:p>0,0006</text:p>
          </table:table-cell>
        </table:table-row>
        <table:table-row table:style-name="ro1">
          <table:table-cell table:formula="oooc:=[.A35]+1" office:value-type="float" office:value="36">
            <text:p>36,0000</text:p>
          </table:table-cell>
          <table:table-cell table:formula="oooc:=HYPGEOMDIST(2;10;[.A36];200)" office:value-type="float" office:value="0.306217807153028">
            <text:p>0,3062</text:p>
          </table:table-cell>
          <table:table-cell table:formula="oooc:=BINOMDIST([.A36];200;1/10;0)" office:value-type="float" office:value="0.000201974459809445">
            <text:p>0,0002</text:p>
          </table:table-cell>
          <table:table-cell table:formula="oooc:=[.B36]*[.C36]" office:value-type="float" office:value="0.0000618481761837657">
            <text:p>0,0001</text:p>
          </table:table-cell>
          <table:table-cell table:formula="oooc:=[.B36]*[.C36]/[.D$201]" office:value-type="float" office:value="0.000319281906557943">
            <text:p>0,0003</text:p>
          </table:table-cell>
        </table:table-row>
        <table:table-row table:style-name="ro1">
          <table:table-cell table:formula="oooc:=[.A36]+1" office:value-type="float" office:value="37">
            <text:p>37,0000</text:p>
          </table:table-cell>
          <table:table-cell table:formula="oooc:=HYPGEOMDIST(2;10;[.A37];200)" office:value-type="float" office:value="0.307924944753882">
            <text:p>0,3079</text:p>
          </table:table-cell>
          <table:table-cell table:formula="oooc:=BINOMDIST([.A37];200;1/10;0)" office:value-type="float" office:value="0.0000994709051313783">
            <text:p>0,0001</text:p>
          </table:table-cell>
          <table:table-cell table:formula="oooc:=[.B37]*[.C37]" office:value-type="float" office:value="0.0000306295729671982">
            <text:p>0,0000</text:p>
          </table:table-cell>
          <table:table-cell table:formula="oooc:=[.B37]*[.C37]/[.D$201]" office:value-type="float" office:value="0.000158120563247743">
            <text:p>0,0002</text:p>
          </table:table-cell>
        </table:table-row>
        <table:table-row table:style-name="ro1">
          <table:table-cell table:formula="oooc:=[.A37]+1" office:value-type="float" office:value="38">
            <text:p>38,0000</text:p>
          </table:table-cell>
          <table:table-cell table:formula="oooc:=HYPGEOMDIST(2;10;[.A38];200)" office:value-type="float" office:value="0.309079400920307">
            <text:p>0,3091</text:p>
          </table:table-cell>
          <table:table-cell table:formula="oooc:=BINOMDIST([.A38];200;1/10;0)" office:value-type="float" office:value="0.0000474086477672943">
            <text:p>0,0000</text:p>
          </table:table-cell>
          <table:table-cell table:formula="oooc:=[.B38]*[.C38]" office:value-type="float" office:value="0.0000146530364503572">
            <text:p>0,0000</text:p>
          </table:table-cell>
          <table:table-cell table:formula="oooc:=[.B38]*[.C38]/[.D$201]" office:value-type="float" office:value="0.0000756440966154328">
            <text:p>0,0001</text:p>
          </table:table-cell>
        </table:table-row>
        <table:table-row table:style-name="ro1">
          <table:table-cell table:formula="oooc:=[.A38]+1" office:value-type="float" office:value="39">
            <text:p>39,0000</text:p>
          </table:table-cell>
          <table:table-cell table:formula="oooc:=HYPGEOMDIST(2;10;[.A39];200)" office:value-type="float" office:value="0.309698178499727">
            <text:p>0,3097</text:p>
          </table:table-cell>
          <table:table-cell table:formula="oooc:=BINOMDIST([.A39];200;1/10;0)" office:value-type="float" office:value="0.0000218809143541358">
            <text:p>0,0000</text:p>
          </table:table-cell>
          <table:table-cell table:formula="oooc:=[.B39]*[.C39]" office:value-type="float" office:value="0.00000677647931938441">
            <text:p>0,0000</text:p>
          </table:table-cell>
          <table:table-cell table:formula="oooc:=[.B39]*[.C39]/[.D$201]" office:value-type="float" office:value="0.0000349825551915215">
            <text:p>0,0000</text:p>
          </table:table-cell>
        </table:table-row>
        <table:table-row table:style-name="ro1">
          <table:table-cell table:formula="oooc:=[.A39]+1" office:value-type="float" office:value="40">
            <text:p>40,0000</text:p>
          </table:table-cell>
          <table:table-cell table:formula="oooc:=HYPGEOMDIST(2;10;[.A40];200)" office:value-type="float" office:value="0.309799420140296">
            <text:p>0,3098</text:p>
          </table:table-cell>
          <table:table-cell table:formula="oooc:=BINOMDIST([.A40];200;1/10;0)" office:value-type="float" office:value="0.00000978563114171075">
            <text:p>0,0000</text:p>
          </table:table-cell>
          <table:table-cell table:formula="oooc:=[.B40]*[.C40]" office:value-type="float" office:value="0.00000303158285340881">
            <text:p>0,0000</text:p>
          </table:table-cell>
          <table:table-cell table:formula="oooc:=[.B40]*[.C40]/[.D$201]" office:value-type="float" office:value="0.0000156500904804175">
            <text:p>0,0000</text:p>
          </table:table-cell>
        </table:table-row>
        <table:table-row table:style-name="ro1">
          <table:table-cell table:formula="oooc:=[.A40]+1" office:value-type="float" office:value="41">
            <text:p>41,0000</text:p>
          </table:table-cell>
          <table:table-cell table:formula="oooc:=HYPGEOMDIST(2;10;[.A41];200)" office:value-type="float" office:value="0.309402241396526">
            <text:p>0,3094</text:p>
          </table:table-cell>
          <table:table-cell table:formula="oooc:=BINOMDIST([.A41];200;1/10;0)" office:value-type="float" office:value="0.00000424309209396672">
            <text:p>0,0000</text:p>
          </table:table-cell>
          <table:table-cell table:formula="oooc:=[.B41]*[.C41]" office:value-type="float" office:value="0.00000131282220432518">
            <text:p>0,0000</text:p>
          </table:table-cell>
          <table:table-cell table:formula="oooc:=[.B41]*[.C41]/[.D$201]" office:value-type="float" office:value="0.000006777247159611">
            <text:p>0,0000</text:p>
          </table:table-cell>
        </table:table-row>
        <table:table-row table:style-name="ro1">
          <table:table-cell table:formula="oooc:=[.A41]+1" office:value-type="float" office:value="42">
            <text:p>42,0000</text:p>
          </table:table-cell>
          <table:table-cell table:formula="oooc:=HYPGEOMDIST(2;10;[.A42];200)" office:value-type="float" office:value="0.308526574675593">
            <text:p>0,3085</text:p>
          </table:table-cell>
          <table:table-cell table:formula="oooc:=BINOMDIST([.A42];200;1/10;0)" office:value-type="float" office:value="0.00000178479270619235">
            <text:p>0,0000</text:p>
          </table:table-cell>
          <table:table-cell table:formula="oooc:=[.B42]*[.C42]" office:value-type="float" office:value="0.000000550655980147508">
            <text:p>0,0000</text:p>
          </table:table-cell>
          <table:table-cell table:formula="oooc:=[.B42]*[.C42]/[.D$201]" office:value-type="float" office:value="0.00000284267866972572">
            <text:p>0,0000</text:p>
          </table:table-cell>
        </table:table-row>
        <table:table-row table:style-name="ro1">
          <table:table-cell table:formula="oooc:=[.A42]+1" office:value-type="float" office:value="43">
            <text:p>43,0000</text:p>
          </table:table-cell>
          <table:table-cell table:formula="oooc:=HYPGEOMDIST(2;10;[.A43];200)" office:value-type="float" office:value="0.307193023565541">
            <text:p>0,3072</text:p>
          </table:table-cell>
          <table:table-cell table:formula="oooc:=BINOMDIST([.A43];200;1/10;0)" office:value-type="float" office:value="0.000000728675058342097">
            <text:p>0,0000</text:p>
          </table:table-cell>
          <table:table-cell table:formula="oooc:=[.B43]*[.C43]" office:value-type="float" office:value="0.000000223843894368906">
            <text:p>0,0000</text:p>
          </table:table-cell>
          <table:table-cell table:formula="oooc:=[.B43]*[.C43]/[.D$201]" office:value-type="float" office:value="0.00000115556043484786">
            <text:p>0,0000</text:p>
          </table:table-cell>
        </table:table-row>
        <table:table-row table:style-name="ro1">
          <table:table-cell table:formula="oooc:=[.A43]+1" office:value-type="float" office:value="44">
            <text:p>44,0000</text:p>
          </table:table-cell>
          <table:table-cell table:formula="oooc:=HYPGEOMDIST(2;10;[.A44];200)" office:value-type="float" office:value="0.30542272709974">
            <text:p>0,3054</text:p>
          </table:table-cell>
          <table:table-cell table:formula="oooc:=BINOMDIST([.A44];200;1/10;0)" office:value-type="float" office:value="0.000000288893899393205">
            <text:p>0,0000</text:p>
          </table:table-cell>
          <table:table-cell table:formula="oooc:=[.B44]*[.C44]" office:value-type="float" office:value="0.0000000882347625951506">
            <text:p>0,0000</text:p>
          </table:table-cell>
          <table:table-cell table:formula="oooc:=[.B44]*[.C44]/[.D$201]" office:value-type="float" office:value="0.0000004554986899268">
            <text:p>0,0000</text:p>
          </table:table-cell>
        </table:table-row>
        <table:table-row table:style-name="ro1">
          <table:table-cell table:formula="oooc:=[.A44]+1" office:value-type="float" office:value="45">
            <text:p>45,0000</text:p>
          </table:table-cell>
          <table:table-cell table:formula="oooc:=HYPGEOMDIST(2;10;[.A45];200)" office:value-type="float" office:value="0.303237233524787">
            <text:p>0,3032</text:p>
          </table:table-cell>
          <table:table-cell table:formula="oooc:=BINOMDIST([.A45];200;1/10;0)" office:value-type="float" office:value="0.000000111277650136642">
            <text:p>0,0000</text:p>
          </table:table-cell>
          <table:table-cell table:formula="oooc:=[.B45]*[.C45]" office:value-type="float" office:value="0.0000000337435267805744">
            <text:p>0,0000</text:p>
          </table:table-cell>
          <table:table-cell table:formula="oooc:=[.B45]*[.C45]/[.D$201]" office:value-type="float" office:value="0.000000174195881419035">
            <text:p>0,0000</text:p>
          </table:table-cell>
        </table:table-row>
        <table:table-row table:style-name="ro1">
          <table:table-cell table:formula="oooc:=[.A45]+1" office:value-type="float" office:value="46">
            <text:p>46,0000</text:p>
          </table:table-cell>
          <table:table-cell table:formula="oooc:=HYPGEOMDIST(2;10;[.A46];200)" office:value-type="float" office:value="0.300658383151702">
            <text:p>0,3007</text:p>
          </table:table-cell>
          <table:table-cell table:formula="oooc:=BINOMDIST([.A46];200;1/10;0)" office:value-type="float" office:value="0.0000000416619221526075">
            <text:p>0,0000</text:p>
          </table:table-cell>
          <table:table-cell table:formula="oooc:=[.B46]*[.C46]" office:value-type="float" office:value="0.000000012526006153395">
            <text:p>0,0000</text:p>
          </table:table-cell>
          <table:table-cell table:formula="oooc:=[.B46]*[.C46]/[.D$201]" office:value-type="float" office:value="0.000000064663622647975">
            <text:p>0,0000</text:p>
          </table:table-cell>
        </table:table-row>
        <table:table-row table:style-name="ro1">
          <table:table-cell table:formula="oooc:=[.A46]+1" office:value-type="float" office:value="47">
            <text:p>47,0000</text:p>
          </table:table-cell>
          <table:table-cell table:formula="oooc:=HYPGEOMDIST(2;10;[.A47];200)" office:value-type="float" office:value="0.297708199882681">
            <text:p>0,2977</text:p>
          </table:table-cell>
          <table:table-cell table:formula="oooc:=BINOMDIST([.A47];200;1/10;0)" office:value-type="float" office:value="0.0000000151676974267176">
            <text:p>0,0000</text:p>
          </table:table-cell>
          <table:table-cell table:formula="oooc:=[.B47]*[.C47]" office:value-type="float" office:value="0.00000000451554789727327">
            <text:p>0,0000</text:p>
          </table:table-cell>
          <table:table-cell table:formula="oooc:=[.B47]*[.C47]/[.D$201]" office:value-type="float" office:value="0.0000000233108368064305">
            <text:p>0,0000</text:p>
          </table:table-cell>
        </table:table-row>
        <table:table-row table:style-name="ro1">
          <table:table-cell table:formula="oooc:=[.A47]+1" office:value-type="float" office:value="48">
            <text:p>48,0000</text:p>
          </table:table-cell>
          <table:table-cell table:formula="oooc:=HYPGEOMDIST(2;10;[.A48];200)" office:value-type="float" office:value="0.294408791017826">
            <text:p>0,2944</text:p>
          </table:table-cell>
          <table:table-cell table:formula="oooc:=BINOMDIST([.A48];200;1/10;0)" office:value-type="float" office:value="0.00000000537189283862916">
            <text:p>0,0000</text:p>
          </table:table-cell>
          <table:table-cell table:formula="oooc:=[.B48]*[.C48]" office:value-type="float" office:value="0.00000000158153247609813">
            <text:p>0,0000</text:p>
          </table:table-cell>
          <table:table-cell table:formula="oooc:=[.B48]*[.C48]/[.D$201]" office:value-type="float" office:value="0.00000000816442351916044">
            <text:p>0,0000</text:p>
          </table:table-cell>
        </table:table-row>
        <table:table-row table:style-name="ro1">
          <table:table-cell table:formula="oooc:=[.A48]+1" office:value-type="float" office:value="49">
            <text:p>49,0000</text:p>
          </table:table-cell>
          <table:table-cell table:formula="oooc:=HYPGEOMDIST(2;10;[.A49];200)" office:value-type="float" office:value="0.290782254958256">
            <text:p>0,2908</text:p>
          </table:table-cell>
          <table:table-cell table:formula="oooc:=BINOMDIST([.A49];200;1/10;0)" office:value-type="float" office:value="0.00000000185153676070665">
            <text:p>0,0000</text:p>
          </table:table-cell>
          <table:table-cell table:formula="oooc:=[.B49]*[.C49]" office:value-type="float" office:value="0.000000000538394034416384">
            <text:p>0,0000</text:p>
          </table:table-cell>
          <table:table-cell table:formula="oooc:=[.B49]*[.C49]/[.D$201]" office:value-type="float" office:value="0.00000000277937821928866">
            <text:p>0,0000</text:p>
          </table:table-cell>
        </table:table-row>
        <table:table-row table:style-name="ro1">
          <table:table-cell table:formula="oooc:=[.A49]+1" office:value-type="float" office:value="50">
            <text:p>50,0000</text:p>
          </table:table-cell>
          <table:table-cell table:formula="oooc:=HYPGEOMDIST(2;10;[.A50];200)" office:value-type="float" office:value="0.28685059643371">
            <text:p>0,2869</text:p>
          </table:table-cell>
          <table:table-cell table:formula="oooc:=BINOMDIST([.A50];200;1/10;0)" office:value-type="float" office:value="0.000000000621293446370453">
            <text:p>0,0000</text:p>
          </table:table-cell>
          <table:table-cell table:formula="oooc:=[.B50]*[.C50]" office:value-type="float" office:value="0.00000000017821839565172">
            <text:p>0,0000</text:p>
          </table:table-cell>
          <table:table-cell table:formula="oooc:=[.B50]*[.C50]/[.D$201]" office:value-type="float" office:value="0.00000000092002566055157">
            <text:p>0,0000</text:p>
          </table:table-cell>
        </table:table-row>
        <table:table-row table:style-name="ro1">
          <table:table-cell table:formula="oooc:=[.A50]+1" office:value-type="float" office:value="51">
            <text:p>51,0000</text:p>
          </table:table-cell>
          <table:table-cell table:formula="oooc:=HYPGEOMDIST(2;10;[.A51];200)" office:value-type="float" office:value="0.282635648894276">
            <text:p>0,2826</text:p>
          </table:table-cell>
          <table:table-cell table:formula="oooc:=BINOMDIST([.A51];200;1/10;0)" office:value-type="float" office:value="0.000000000203037073977272">
            <text:p>0,0000</text:p>
          </table:table-cell>
          <table:table-cell table:formula="oooc:=[.B51]*[.C51]" office:value-type="float" office:value="0.0000000000573855151531614">
            <text:p>0,0000</text:p>
          </table:table-cell>
          <table:table-cell table:formula="oooc:=[.B51]*[.C51]/[.D$201]" office:value-type="float" office:value="0.00000000029624409024563">
            <text:p>0,0000</text:p>
          </table:table-cell>
        </table:table-row>
        <table:table-row table:style-name="ro1">
          <table:table-cell table:formula="oooc:=[.A51]+1" office:value-type="float" office:value="52">
            <text:p>52,0000</text:p>
          </table:table-cell>
          <table:table-cell table:formula="oooc:=HYPGEOMDIST(2;10;[.A52];200)" office:value-type="float" office:value="0.278159003717158">
            <text:p>0,2782</text:p>
          </table:table-cell>
          <table:table-cell table:formula="oooc:=BINOMDIST([.A52];200;1/10;0)" office:value-type="float" office:value="0.0000000000646421453474649">
            <text:p>0,0000</text:p>
          </table:table-cell>
          <table:table-cell table:formula="oooc:=[.B52]*[.C52]" office:value-type="float" office:value="0.0000000000179807947479906">
            <text:p>0,0000</text:p>
          </table:table-cell>
          <table:table-cell table:formula="oooc:=[.B52]*[.C52]/[.D$201]" office:value-type="float" office:value="0.0000000000928231482769642">
            <text:p>0,0000</text:p>
          </table:table-cell>
        </table:table-row>
        <table:table-row table:style-name="ro1">
          <table:table-cell table:formula="oooc:=[.A52]+1" office:value-type="float" office:value="53">
            <text:p>53,0000</text:p>
          </table:table-cell>
          <table:table-cell table:formula="oooc:=HYPGEOMDIST(2;10;[.A53];200)" office:value-type="float" office:value="0.273441945890476">
            <text:p>0,2734</text:p>
          </table:table-cell>
          <table:table-cell table:formula="oooc:=BINOMDIST([.A53];200;1/10;0)" office:value-type="float" office:value="0.0000000000200566824138885">
            <text:p>0,0000</text:p>
          </table:table-cell>
          <table:table-cell table:formula="oooc:=[.B53]*[.C53]" office:value-type="float" office:value="0.00000000000548433826736096">
            <text:p>0,0000</text:p>
          </table:table-cell>
          <table:table-cell table:formula="oooc:=[.B53]*[.C53]/[.D$201]" office:value-type="float" office:value="0.0000000000283120713698801">
            <text:p>0,0000</text:p>
          </table:table-cell>
        </table:table-row>
        <table:table-row table:style-name="ro1">
          <table:table-cell table:formula="oooc:=[.A53]+1" office:value-type="float" office:value="54">
            <text:p>54,0000</text:p>
          </table:table-cell>
          <table:table-cell table:formula="oooc:=HYPGEOMDIST(2;10;[.A54];200)" office:value-type="float" office:value="0.268505395846928">
            <text:p>0,2685</text:p>
          </table:table-cell>
          <table:table-cell table:formula="oooc:=BINOMDIST([.A54];200;1/10;0)" office:value-type="float" office:value="0.00000000000606652739679343">
            <text:p>0,0000</text:p>
          </table:table-cell>
          <table:table-cell table:formula="oooc:=[.B54]*[.C54]" office:value-type="float" office:value="0.00000000000162889534009225">
            <text:p>0,0000</text:p>
          </table:table-cell>
          <table:table-cell table:formula="oooc:=[.B54]*[.C54]/[.D$201]" office:value-type="float" office:value="0.00000000000840892718037038">
            <text:p>0,0000</text:p>
          </table:table-cell>
        </table:table-row>
        <table:table-row table:style-name="ro1">
          <table:table-cell table:formula="oooc:=[.A54]+1" office:value-type="float" office:value="55">
            <text:p>55,0000</text:p>
          </table:table-cell>
          <table:table-cell table:formula="oooc:=HYPGEOMDIST(2;10;[.A55];200)" office:value-type="float" office:value="0.263369857130807">
            <text:p>0,2634</text:p>
          </table:table-cell>
          <table:table-cell table:formula="oooc:=BINOMDIST([.A55];200;1/10;0)" office:value-type="float" office:value="0.0000000000017893191917815">
            <text:p>0,0000</text:p>
          </table:table-cell>
          <table:table-cell table:formula="oooc:=[.B55]*[.C55]" office:value-type="float" office:value="0.000000000000471252739900903">
            <text:p>0,0000</text:p>
          </table:table-cell>
          <table:table-cell table:formula="oooc:=[.B55]*[.C55]/[.D$201]" office:value-type="float" office:value="0.00000000000243277138551596">
            <text:p>0,0000</text:p>
          </table:table-cell>
        </table:table-row>
        <table:table-row table:style-name="ro1">
          <table:table-cell table:formula="oooc:=[.A55]+1" office:value-type="float" office:value="56">
            <text:p>56,0000</text:p>
          </table:table-cell>
          <table:table-cell table:formula="oooc:=HYPGEOMDIST(2;10;[.A56];200)" office:value-type="float" office:value="0.258055369592279">
            <text:p>0,2581</text:p>
          </table:table-cell>
          <table:table-cell table:formula="oooc:=BINOMDIST([.A56];200;1/10;0)" office:value-type="float" office:value="0.000000000000514784291286343">
            <text:p>0,0000</text:p>
          </table:table-cell>
          <table:table-cell table:formula="oooc:=[.B56]*[.C56]" office:value-type="float" office:value="0.000000000000132842850548197">
            <text:p>0,0000</text:p>
          </table:table-cell>
          <table:table-cell table:formula="oooc:=[.B56]*[.C56]/[.D$201]" office:value-type="float" office:value="0.000000000000685781234188655">
            <text:p>0,0000</text:p>
          </table:table-cell>
        </table:table-row>
        <table:table-row table:style-name="ro1">
          <table:table-cell table:formula="oooc:=[.A56]+1" office:value-type="float" office:value="57">
            <text:p>57,0000</text:p>
          </table:table-cell>
          <table:table-cell table:formula="oooc:=HYPGEOMDIST(2;10;[.A57];200)" office:value-type="float" office:value="0.252581467813049">
            <text:p>0,2526</text:p>
          </table:table-cell>
          <table:table-cell table:formula="oooc:=BINOMDIST([.A57];200;1/10;0)" office:value-type="float" office:value="0.000000000000144500853694412">
            <text:p>0,0000</text:p>
          </table:table-cell>
          <table:table-cell table:formula="oooc:=[.B57]*[.C57]" office:value-type="float" office:value="0.0000000000000364982377263733">
            <text:p>0,0000</text:p>
          </table:table-cell>
          <table:table-cell table:formula="oooc:=[.B57]*[.C57]/[.D$201]" office:value-type="float" office:value="0.00000000000018841666232254">
            <text:p>0,0000</text:p>
          </table:table-cell>
        </table:table-row>
        <table:table-row table:style-name="ro1">
          <table:table-cell table:formula="oooc:=[.A57]+1" office:value-type="float" office:value="58">
            <text:p>58,0000</text:p>
          </table:table-cell>
          <table:table-cell table:formula="oooc:=HYPGEOMDIST(2;10;[.A58];200)" office:value-type="float" office:value="0.246967144477544">
            <text:p>0,2470</text:p>
          </table:table-cell>
          <table:table-cell table:formula="oooc:=BINOMDIST([.A58];200;1/10;0)" office:value-type="float" office:value="0.0000000000000395854829086225">
            <text:p>0,0000</text:p>
          </table:table-cell>
          <table:table-cell table:formula="oooc:=[.B58]*[.C58]" office:value-type="float" office:value="9.77631367670714E-015">
            <text:p>0,0000</text:p>
          </table:table-cell>
          <table:table-cell table:formula="oooc:=[.B58]*[.C58]/[.D$201]" office:value-type="float" office:value="0.0000000000000504687488363946">
            <text:p>0,0000</text:p>
          </table:table-cell>
        </table:table-row>
        <table:table-row table:style-name="ro1">
          <table:table-cell table:formula="oooc:=[.A58]+1" office:value-type="float" office:value="59">
            <text:p>59,0000</text:p>
          </table:table-cell>
          <table:table-cell table:formula="oooc:=HYPGEOMDIST(2;10;[.A59];200)" office:value-type="float" office:value="0.241230818413574">
            <text:p>0,2412</text:p>
          </table:table-cell>
          <table:table-cell table:formula="oooc:=BINOMDIST([.A59];200;1/10;0)" office:value-type="float" office:value="0.0000000000000105859483484452">
            <text:p>0,0000</text:p>
          </table:table-cell>
          <table:table-cell table:formula="oooc:=[.B59]*[.C59]" office:value-type="float" office:value="2.55365698377925E-015">
            <text:p>0,0000</text:p>
          </table:table-cell>
          <table:table-cell table:formula="oooc:=[.B59]*[.C59]/[.D$201]" office:value-type="float" office:value="0.0000000000000131828700664267">
            <text:p>0,0000</text:p>
          </table:table-cell>
        </table:table-row>
        <table:table-row table:style-name="ro1">
          <table:table-cell table:formula="oooc:=[.A59]+1" office:value-type="float" office:value="60">
            <text:p>60,0000</text:p>
          </table:table-cell>
          <table:table-cell table:formula="oooc:=HYPGEOMDIST(2;10;[.A60];200)" office:value-type="float" office:value="0.235390307035989">
            <text:p>0,2354</text:p>
          </table:table-cell>
          <table:table-cell table:formula="oooc:=BINOMDIST([.A60];200;1/10;0)" office:value-type="float" office:value="2.76410873542735E-015">
            <text:p>0,0000</text:p>
          </table:table-cell>
          <table:table-cell table:formula="oooc:=[.B60]*[.C60]" office:value-type="float" office:value="6.50644403913105E-016">
            <text:p>0,0000</text:p>
          </table:table-cell>
          <table:table-cell table:formula="oooc:=[.B60]*[.C60]/[.D$201]" office:value-type="float" office:value="3.35885386749951E-015">
            <text:p>0,0000</text:p>
          </table:table-cell>
        </table:table-row>
        <table:table-row table:style-name="ro1">
          <table:table-cell table:formula="oooc:=[.A60]+1" office:value-type="float" office:value="61">
            <text:p>61,0000</text:p>
          </table:table-cell>
          <table:table-cell table:formula="oooc:=HYPGEOMDIST(2;10;[.A61];200)" office:value-type="float" office:value="0.229462802936293">
            <text:p>0,2295</text:p>
          </table:table-cell>
          <table:table-cell table:formula="oooc:=BINOMDIST([.A61];200;1/10;0)" office:value-type="float" office:value="7.04872901566174E-016">
            <text:p>0,0000</text:p>
          </table:table-cell>
          <table:table-cell table:formula="oooc:=[.B61]*[.C61]" office:value-type="float" office:value="1.61742111707212E-016">
            <text:p>0,0000</text:p>
          </table:table-cell>
          <table:table-cell table:formula="oooc:=[.B61]*[.C61]/[.D$201]" office:value-type="float" office:value="8.34969322994229E-016">
            <text:p>0,0000</text:p>
          </table:table-cell>
        </table:table-row>
        <table:table-row table:style-name="ro1">
          <table:table-cell table:formula="oooc:=[.A61]+1" office:value-type="float" office:value="62">
            <text:p>62,0000</text:p>
          </table:table-cell>
          <table:table-cell table:formula="oooc:=HYPGEOMDIST(2;10;[.A62];200)" office:value-type="float" office:value="0.223464854370333">
            <text:p>0,2235</text:p>
          </table:table-cell>
          <table:table-cell table:formula="oooc:=BINOMDIST([.A62];200;1/10;0)" office:value-type="float" office:value="1.75586618848922E-016">
            <text:p>0,0000</text:p>
          </table:table-cell>
          <table:table-cell table:formula="oooc:=[.B62]*[.C62]" office:value-type="float" office:value="3.92374382104534E-017">
            <text:p>0,0000</text:p>
          </table:table-cell>
          <table:table-cell table:formula="oooc:=[.B62]*[.C62]/[.D$201]" office:value-type="float" office:value="2.02557372800452E-016">
            <text:p>0,0000</text:p>
          </table:table-cell>
        </table:table-row>
        <table:table-row table:style-name="ro1">
          <table:table-cell table:formula="oooc:=[.A62]+1" office:value-type="float" office:value="63">
            <text:p>63,0000</text:p>
          </table:table-cell>
          <table:table-cell table:formula="oooc:=HYPGEOMDIST(2;10;[.A63];200)" office:value-type="float" office:value="0.217412349405206">
            <text:p>0,2174</text:p>
          </table:table-cell>
          <table:table-cell table:formula="oooc:=BINOMDIST([.A63];200;1/10;0)" office:value-type="float" office:value="4.27353675505312E-017">
            <text:p>0,0000</text:p>
          </table:table-cell>
          <table:table-cell table:formula="oooc:=[.B63]*[.C63]" office:value-type="float" office:value="9.29119666185599E-018">
            <text:p>0,0000</text:p>
          </table:table-cell>
          <table:table-cell table:formula="oooc:=[.B63]*[.C63]/[.D$201]" office:value-type="float" office:value="4.79644052168647E-017">
            <text:p>0,0000</text:p>
          </table:table-cell>
        </table:table-row>
        <table:table-row table:style-name="ro1">
          <table:table-cell table:formula="oooc:=[.A63]+1" office:value-type="float" office:value="64">
            <text:p>64,0000</text:p>
          </table:table-cell>
          <table:table-cell table:formula="oooc:=HYPGEOMDIST(2;10;[.A64];200)" office:value-type="float" office:value="0.211320503495336">
            <text:p>0,2113</text:p>
          </table:table-cell>
          <table:table-cell table:formula="oooc:=BINOMDIST([.A64];200;1/10;0)" office:value-type="float" office:value="1.01644884625395E-017">
            <text:p>0,0000</text:p>
          </table:table-cell>
          <table:table-cell table:formula="oooc:=[.B64]*[.C64]" office:value-type="float" office:value="2.14796481967638E-018">
            <text:p>0,0000</text:p>
          </table:table-cell>
          <table:table-cell table:formula="oooc:=[.B64]*[.C64]/[.D$201]" office:value-type="float" office:value="1.10885452920709E-017">
            <text:p>0,0000</text:p>
          </table:table-cell>
        </table:table-row>
        <table:table-row table:style-name="ro1">
          <table:table-cell table:formula="oooc:=[.A64]+1" office:value-type="float" office:value="65">
            <text:p>65,0000</text:p>
          </table:table-cell>
          <table:table-cell table:formula="oooc:=HYPGEOMDIST(2;10;[.A65];200)" office:value-type="float" office:value="0.205203850266246">
            <text:p>0,2052</text:p>
          </table:table-cell>
          <table:table-cell table:formula="oooc:=BINOMDIST([.A65];200;1/10;0)" office:value-type="float" office:value="2.36302637761603E-018">
            <text:p>0,0000</text:p>
          </table:table-cell>
          <table:table-cell table:formula="oooc:=[.B65]*[.C65]" office:value-type="float" office:value="4.84902110967509E-019">
            <text:p>0,0000</text:p>
          </table:table-cell>
          <table:table-cell table:formula="oooc:=[.B65]*[.C65]/[.D$201]" office:value-type="float" office:value="2.50323421055568E-018">
            <text:p>0,0000</text:p>
          </table:table-cell>
        </table:table-row>
        <table:table-row table:style-name="ro1">
          <table:table-cell table:formula="oooc:=[.A65]+1" office:value-type="float" office:value="66">
            <text:p>66,0000</text:p>
          </table:table-cell>
          <table:table-cell table:formula="oooc:=HYPGEOMDIST(2;10;[.A66];200)" office:value-type="float" office:value="0.199076235293018">
            <text:p>0,1991</text:p>
          </table:table-cell>
          <table:table-cell table:formula="oooc:=BINOMDIST([.A66];200;1/10;0)" office:value-type="float" office:value="5.37051449458188E-019">
            <text:p>0,0000</text:p>
          </table:table-cell>
          <table:table-cell table:formula="oooc:=[.B66]*[.C66]" office:value-type="float" office:value="1.06914180716794E-019">
            <text:p>0,0000</text:p>
          </table:table-cell>
          <table:table-cell table:formula="oooc:=[.B66]*[.C66]/[.D$201]" office:value-type="float" office:value="5.51928376285715E-019">
            <text:p>0,0000</text:p>
          </table:table-cell>
        </table:table-row>
        <table:table-row table:style-name="ro1">
          <table:table-cell table:formula="oooc:=[.A66]+1" office:value-type="float" office:value="67">
            <text:p>67,0000</text:p>
          </table:table-cell>
          <table:table-cell table:formula="oooc:=HYPGEOMDIST(2;10;[.A67];200)" office:value-type="float" office:value="0.192950812668617">
            <text:p>0,1930</text:p>
          </table:table-cell>
          <table:table-cell table:formula="oooc:=BINOMDIST([.A67];200;1/10;0)" office:value-type="float" office:value="1.19344766546264E-019">
            <text:p>0,0000</text:p>
          </table:table-cell>
          <table:table-cell table:formula="oooc:=[.B67]*[.C67]" office:value-type="float" office:value="2.3027669692848E-020">
            <text:p>0,0000</text:p>
          </table:table-cell>
          <table:table-cell table:formula="oooc:=[.B67]*[.C67]/[.D$201]" office:value-type="float" office:value="1.18876881046154E-019">
            <text:p>0,0000</text:p>
          </table:table-cell>
        </table:table-row>
        <table:table-row table:style-name="ro1">
          <table:table-cell table:formula="oooc:=[.A67]+1" office:value-type="float" office:value="68">
            <text:p>68,0000</text:p>
          </table:table-cell>
          <table:table-cell table:formula="oooc:=HYPGEOMDIST(2;10;[.A68];200)" office:value-type="float" office:value="0.186840044165328">
            <text:p>0,1868</text:p>
          </table:table-cell>
          <table:table-cell table:formula="oooc:=BINOMDIST([.A68];200;1/10;0)" office:value-type="float" office:value="2.59360358670803E-020">
            <text:p>0,0000</text:p>
          </table:table-cell>
          <table:table-cell table:formula="oooc:=[.B68]*[.C68]" office:value-type="float" office:value="4.8458900868788E-021">
            <text:p>0,0000</text:p>
          </table:table-cell>
          <table:table-cell table:formula="oooc:=[.B68]*[.C68]/[.D$201]" office:value-type="float" office:value="2.50161786713287E-020">
            <text:p>0,0000</text:p>
          </table:table-cell>
        </table:table-row>
        <table:table-row table:style-name="ro1">
          <table:table-cell table:formula="oooc:=[.A68]+1" office:value-type="float" office:value="69">
            <text:p>69,0000</text:p>
          </table:table-cell>
          <table:table-cell table:formula="oooc:=HYPGEOMDIST(2;10;[.A69];200)" office:value-type="float" office:value="0.180755700800378">
            <text:p>0,1808</text:p>
          </table:table-cell>
          <table:table-cell table:formula="oooc:=BINOMDIST([.A69];200;1/10;0)" office:value-type="float" office:value="5.51297380749532E-021">
            <text:p>0,0000</text:p>
          </table:table-cell>
          <table:table-cell table:formula="oooc:=[.B69]*[.C69]" office:value-type="float" office:value="9.96501444067944E-022">
            <text:p>0,0000</text:p>
          </table:table-cell>
          <table:table-cell table:formula="oooc:=[.B69]*[.C69]/[.D$201]" office:value-type="float" office:value="5.14428881466793E-021">
            <text:p>0,0000</text:p>
          </table:table-cell>
        </table:table-row>
        <table:table-row table:style-name="ro1">
          <table:table-cell table:formula="oooc:=[.A69]+1" office:value-type="float" office:value="70">
            <text:p>70,0000</text:p>
          </table:table-cell>
          <table:table-cell table:formula="oooc:=HYPGEOMDIST(2;10;[.A70];200)" office:value-type="float" office:value="0.174708866624523">
            <text:p>0,1747</text:p>
          </table:table-cell>
          <table:table-cell table:formula="oooc:=BINOMDIST([.A70];200;1/10;0)" office:value-type="float" office:value="1.14634852187601E-021">
            <text:p>0,0000</text:p>
          </table:table-cell>
          <table:table-cell table:formula="oooc:=[.B70]*[.C70]" office:value-type="float" office:value="2.00277251013655E-022">
            <text:p>0,0000</text:p>
          </table:table-cell>
          <table:table-cell table:formula="oooc:=[.B70]*[.C70]/[.D$201]" office:value-type="float" office:value="1.03390118334012E-021">
            <text:p>0,0000</text:p>
          </table:table-cell>
        </table:table-row>
        <table:table-row table:style-name="ro1">
          <table:table-cell table:formula="oooc:=[.A70]+1" office:value-type="float" office:value="71">
            <text:p>71,0000</text:p>
          </table:table-cell>
          <table:table-cell table:formula="oooc:=HYPGEOMDIST(2;10;[.A71];200)" office:value-type="float" office:value="0.168709944559824">
            <text:p>0,1687</text:p>
          </table:table-cell>
          <table:table-cell table:formula="oooc:=BINOMDIST([.A71];200;1/10;0)" office:value-type="float" office:value="2.33216444200127E-022">
            <text:p>0,0000</text:p>
          </table:table-cell>
          <table:table-cell table:formula="oooc:=[.B71]*[.C71]" office:value-type="float" office:value="3.93459333714428E-023">
            <text:p>0,0000</text:p>
          </table:table-cell>
          <table:table-cell table:formula="oooc:=[.B71]*[.C71]/[.D$201]" office:value-type="float" office:value="2.03117462749589E-022">
            <text:p>0,0000</text:p>
          </table:table-cell>
        </table:table-row>
        <table:table-row table:style-name="ro1">
          <table:table-cell table:formula="oooc:=[.A71]+1" office:value-type="float" office:value="72">
            <text:p>72,0000</text:p>
          </table:table-cell>
          <table:table-cell table:formula="oooc:=HYPGEOMDIST(2;10;[.A72];200)" office:value-type="float" office:value="0.162768664120176">
            <text:p>0,1628</text:p>
          </table:table-cell>
          <table:table-cell table:formula="oooc:=BINOMDIST([.A72];200;1/10;0)" office:value-type="float" office:value="4.64273476879883E-023">
            <text:p>0,0000</text:p>
          </table:table-cell>
          <table:table-cell table:formula="oooc:=[.B72]*[.C72]" office:value-type="float" office:value="7.55691736181679E-024">
            <text:p>0,0000</text:p>
          </table:table-cell>
          <table:table-cell table:formula="oooc:=[.B72]*[.C72]/[.D$201]" office:value-type="float" office:value="3.90114491947624E-023">
            <text:p>0,0000</text:p>
          </table:table-cell>
        </table:table-row>
        <table:table-row table:style-name="ro1">
          <table:table-cell table:formula="oooc:=[.A72]+1" office:value-type="float" office:value="73">
            <text:p>73,0000</text:p>
          </table:table-cell>
          <table:table-cell table:formula="oooc:=HYPGEOMDIST(2;10;[.A73];200)" office:value-type="float" office:value="0.156894090855275">
            <text:p>0,1569</text:p>
          </table:table-cell>
          <table:table-cell table:formula="oooc:=BINOMDIST([.A73];200;1/10;0)" office:value-type="float" office:value="9.04520624667048E-024">
            <text:p>0,0000</text:p>
          </table:table-cell>
          <table:table-cell table:formula="oooc:=[.B73]*[.C73]" office:value-type="float" office:value="1.41913941066982E-024">
            <text:p>0,0000</text:p>
          </table:table-cell>
          <table:table-cell table:formula="oooc:=[.B73]*[.C73]/[.D$201]" office:value-type="float" office:value="7.32609374549528E-024">
            <text:p>0,0000</text:p>
          </table:table-cell>
        </table:table-row>
        <table:table-row table:style-name="ro1">
          <table:table-cell table:formula="oooc:=[.A73]+1" office:value-type="float" office:value="74">
            <text:p>74,0000</text:p>
          </table:table-cell>
          <table:table-cell table:formula="oooc:=HYPGEOMDIST(2;10;[.A74];200)" office:value-type="float" office:value="0.151094637365655">
            <text:p>0,1511</text:p>
          </table:table-cell>
          <table:table-cell table:formula="oooc:=BINOMDIST([.A74];200;1/10;0)" office:value-type="float" office:value="1.72483662661734E-024">
            <text:p>0,0000</text:p>
          </table:table-cell>
          <table:table-cell table:formula="oooc:=[.B74]*[.C74]" office:value-type="float" office:value="2.60613564613748E-025">
            <text:p>0,0000</text:p>
          </table:table-cell>
          <table:table-cell table:formula="oooc:=[.B74]*[.C74]/[.D$201]" office:value-type="float" office:value="1.34537832671904E-024">
            <text:p>0,0000</text:p>
          </table:table-cell>
        </table:table-row>
        <table:table-row table:style-name="ro1">
          <table:table-cell table:formula="oooc:=[.A74]+1" office:value-type="float" office:value="75">
            <text:p>75,0000</text:p>
          </table:table-cell>
          <table:table-cell table:formula="oooc:=HYPGEOMDIST(2;10;[.A75];200)" office:value-type="float" office:value="0.14537807574321">
            <text:p>0,1454</text:p>
          </table:table-cell>
          <table:table-cell table:formula="oooc:=BINOMDIST([.A75];200;1/10;0)" office:value-type="float" office:value="3.21969503635238E-025">
            <text:p>0,0000</text:p>
          </table:table-cell>
          <table:table-cell table:formula="oooc:=[.B75]*[.C75]" office:value-type="float" office:value="4.68073068864874E-026">
            <text:p>0,0000</text:p>
          </table:table-cell>
          <table:table-cell table:formula="oooc:=[.B75]*[.C75]/[.D$201]" office:value-type="float" office:value="2.41635681206768E-025">
            <text:p>0,0000</text:p>
          </table:table-cell>
        </table:table-row>
        <table:table-row table:style-name="ro1">
          <table:table-cell table:formula="oooc:=[.A75]+1" office:value-type="float" office:value="76">
            <text:p>76,0000</text:p>
          </table:table-cell>
          <table:table-cell table:formula="oooc:=HYPGEOMDIST(2;10;[.A76];200)" office:value-type="float" office:value="0.13975155129823">
            <text:p>0,1398</text:p>
          </table:table-cell>
          <table:table-cell table:formula="oooc:=BINOMDIST([.A76];200;1/10;0)" office:value-type="float" office:value="5.88394560736911E-026">
            <text:p>0,0000</text:p>
          </table:table-cell>
          <table:table-cell table:formula="oooc:=[.B76]*[.C76]" office:value-type="float" office:value="8.22290526384239E-027">
            <text:p>0,0000</text:p>
          </table:table-cell>
          <table:table-cell table:formula="oooc:=[.B76]*[.C76]/[.D$201]" office:value-type="float" office:value="4.24495115633512E-026">
            <text:p>0,0000</text:p>
          </table:table-cell>
        </table:table-row>
        <table:table-row table:style-name="ro1">
          <table:table-cell table:formula="oooc:=[.A76]+1" office:value-type="float" office:value="77">
            <text:p>77,0000</text:p>
          </table:table-cell>
          <table:table-cell table:formula="oooc:=HYPGEOMDIST(2;10;[.A77];200)" office:value-type="float" office:value="0.134221597440407">
            <text:p>0,1342</text:p>
          </table:table-cell>
          <table:table-cell table:formula="oooc:=BINOMDIST([.A77];200;1/10;0)" office:value-type="float" office:value="1.05282720824498E-026">
            <text:p>0,0000</text:p>
          </table:table-cell>
          <table:table-cell table:formula="oooc:=[.B77]*[.C77]" office:value-type="float" office:value="1.41312149719365E-027">
            <text:p>0,0000</text:p>
          </table:table-cell>
          <table:table-cell table:formula="oooc:=[.B77]*[.C77]/[.D$201]" office:value-type="float" office:value="7.29502717236851E-027">
            <text:p>0,0000</text:p>
          </table:table-cell>
        </table:table-row>
        <table:table-row table:style-name="ro1">
          <table:table-cell table:formula="oooc:=[.A77]+1" office:value-type="float" office:value="78">
            <text:p>78,0000</text:p>
          </table:table-cell>
          <table:table-cell table:formula="oooc:=HYPGEOMDIST(2;10;[.A78];200)" office:value-type="float" office:value="0.128794151587554">
            <text:p>0,1288</text:p>
          </table:table-cell>
          <table:table-cell table:formula="oooc:=BINOMDIST([.A78];200;1/10;0)" office:value-type="float" office:value="1.84469724521556E-027">
            <text:p>0,0000</text:p>
          </table:table-cell>
          <table:table-cell table:formula="oooc:=[.B78]*[.C78]" office:value-type="float" office:value="2.37586216633436E-028">
            <text:p>0,0000</text:p>
          </table:table-cell>
          <table:table-cell table:formula="oooc:=[.B78]*[.C78]/[.D$201]" office:value-type="float" office:value="1.22650310646546E-027">
            <text:p>0,0000</text:p>
          </table:table-cell>
        </table:table-row>
        <table:table-row table:style-name="ro1">
          <table:table-cell table:formula="oooc:=[.A78]+1" office:value-type="float" office:value="79">
            <text:p>79,0000</text:p>
          </table:table-cell>
          <table:table-cell table:formula="oooc:=HYPGEOMDIST(2;10;[.A79];200)" office:value-type="float" office:value="0.123474571981851">
            <text:p>0,1235</text:p>
          </table:table-cell>
          <table:table-cell table:formula="oooc:=BINOMDIST([.A79];200;1/10;0)" office:value-type="float" office:value="3.165303289962E-028">
            <text:p>0,0000</text:p>
          </table:table-cell>
          <table:table-cell table:formula="oooc:=[.B79]*[.C79]" office:value-type="float" office:value="3.90834468920804E-029">
            <text:p>0,0000</text:p>
          </table:table-cell>
          <table:table-cell table:formula="oooc:=[.B79]*[.C79]/[.D$201]" office:value-type="float" office:value="2.01762415782198E-028">
            <text:p>0,0000</text:p>
          </table:table-cell>
        </table:table-row>
        <table:table-row table:style-name="ro1">
          <table:table-cell table:formula="oooc:=[.A79]+1" office:value-type="float" office:value="80">
            <text:p>80,0000</text:p>
          </table:table-cell>
          <table:table-cell table:formula="oooc:=HYPGEOMDIST(2;10;[.A80];200)" office:value-type="float" office:value="0.118267655299421">
            <text:p>0,1183</text:p>
          </table:table-cell>
          <table:table-cell table:formula="oooc:=BINOMDIST([.A80];200;1/10;0)" office:value-type="float" office:value="5.31946802896392E-029">
            <text:p>0,0000</text:p>
          </table:table-cell>
          <table:table-cell table:formula="oooc:=[.B80]*[.C80]" office:value-type="float" office:value="6.29121011225796E-030">
            <text:p>0,0000</text:p>
          </table:table-cell>
          <table:table-cell table:formula="oooc:=[.B80]*[.C80]/[.D$201]" office:value-type="float" office:value="3.24774259022626E-029">
            <text:p>0,0000</text:p>
          </table:table-cell>
        </table:table-row>
        <table:table-row table:style-name="ro1">
          <table:table-cell table:formula="oooc:=[.A80]+1" office:value-type="float" office:value="81">
            <text:p>81,0000</text:p>
          </table:table-cell>
          <table:table-cell table:formula="oooc:=HYPGEOMDIST(2;10;[.A81];200)" office:value-type="float" office:value="0.113177654944762">
            <text:p>0,1132</text:p>
          </table:table-cell>
          <table:table-cell table:formula="oooc:=BINOMDIST([.A81];200;1/10;0)" office:value-type="float" office:value="8.75632597360316E-030">
            <text:p>0,0000</text:p>
          </table:table-cell>
          <table:table-cell table:formula="oooc:=[.B81]*[.C81]" office:value-type="float" office:value="9.91020439624319E-031">
            <text:p>0,0000</text:p>
          </table:table-cell>
          <table:table-cell table:formula="oooc:=[.B81]*[.C81]/[.D$201]" office:value-type="float" office:value="5.11599395366162E-030">
            <text:p>0,0000</text:p>
          </table:table-cell>
        </table:table-row>
        <table:table-row table:style-name="ro1">
          <table:table-cell table:formula="oooc:=[.A81]+1" office:value-type="float" office:value="82">
            <text:p>82,0000</text:p>
          </table:table-cell>
          <table:table-cell table:formula="oooc:=HYPGEOMDIST(2;10;[.A82];200)" office:value-type="float" office:value="0.10820829992723">
            <text:p>0,1082</text:p>
          </table:table-cell>
          <table:table-cell table:formula="oooc:=BINOMDIST([.A82];200;1/10;0)" office:value-type="float" office:value="1.41192790089265E-030">
            <text:p>0,0000</text:p>
          </table:table-cell>
          <table:table-cell table:formula="oooc:=[.B82]*[.C82]" office:value-type="float" office:value="1.52782317775416E-031">
            <text:p>0,0000</text:p>
          </table:table-cell>
          <table:table-cell table:formula="oooc:=[.B82]*[.C82]/[.D$201]" office:value-type="float" office:value="7.88715734522833E-031">
            <text:p>0,0000</text:p>
          </table:table-cell>
        </table:table-row>
        <table:table-row table:style-name="ro1">
          <table:table-cell table:formula="oooc:=[.A82]+1" office:value-type="float" office:value="83">
            <text:p>83,0000</text:p>
          </table:table-cell>
          <table:table-cell table:formula="oooc:=HYPGEOMDIST(2;10;[.A83];200)" office:value-type="float" office:value="0.103362814222181">
            <text:p>0,1034</text:p>
          </table:table-cell>
          <table:table-cell table:formula="oooc:=BINOMDIST([.A83];200;1/10;0)" office:value-type="float" office:value="2.23035464933511E-031">
            <text:p>0,0000</text:p>
          </table:table-cell>
          <table:table-cell table:formula="oooc:=[.B83]*[.C83]" office:value-type="float" office:value="2.30535733268803E-032">
            <text:p>0,0000</text:p>
          </table:table-cell>
          <table:table-cell table:formula="oooc:=[.B83]*[.C83]/[.D$201]" office:value-type="float" office:value="1.1901060466051E-031">
            <text:p>0,0000</text:p>
          </table:table-cell>
        </table:table-row>
        <table:table-row table:style-name="ro1">
          <table:table-cell table:formula="oooc:=[.A83]+1" office:value-type="float" office:value="84">
            <text:p>84,0000</text:p>
          </table:table-cell>
          <table:table-cell table:formula="oooc:=HYPGEOMDIST(2;10;[.A84];200)" office:value-type="float" office:value="0.0986439365247333">
            <text:p>0,0986</text:p>
          </table:table-cell>
          <table:table-cell table:formula="oooc:=BINOMDIST([.A84];200;1/10;0)" office:value-type="float" office:value="3.45173933825672E-032">
            <text:p>0,0000</text:p>
          </table:table-cell>
          <table:table-cell table:formula="oooc:=[.B84]*[.C84]" office:value-type="float" office:value="3.40493156182921E-033">
            <text:p>0,0000</text:p>
          </table:table-cell>
          <table:table-cell table:formula="oooc:=[.B84]*[.C84]/[.D$201]" office:value-type="float" office:value="1.75774470298043E-032">
            <text:p>0,0000</text:p>
          </table:table-cell>
        </table:table-row>
        <table:table-row table:style-name="ro1">
          <table:table-cell table:formula="oooc:=[.A84]+1" office:value-type="float" office:value="85">
            <text:p>85,0000</text:p>
          </table:table-cell>
          <table:table-cell table:formula="oooc:=HYPGEOMDIST(2;10;[.A85];200)" office:value-type="float" office:value="0.0940539403092077">
            <text:p>0,0941</text:p>
          </table:table-cell>
          <table:table-cell table:formula="oooc:=BINOMDIST([.A85];200;1/10;0)" office:value-type="float" office:value="5.23400997696444E-033">
            <text:p>0,0000</text:p>
          </table:table-cell>
          <table:table-cell table:formula="oooc:=[.B85]*[.C85]" office:value-type="float" office:value="4.92279261951211E-034">
            <text:p>0,0000</text:p>
          </table:table-cell>
          <table:table-cell table:formula="oooc:=[.B85]*[.C85]/[.D$201]" office:value-type="float" office:value="2.54131764286327E-033">
            <text:p>0,0000</text:p>
          </table:table-cell>
        </table:table-row>
        <table:table-row table:style-name="ro1">
          <table:table-cell table:formula="oooc:=[.A85]+1" office:value-type="float" office:value="86">
            <text:p>86,0000</text:p>
          </table:table-cell>
          <table:table-cell table:formula="oooc:=HYPGEOMDIST(2;10;[.A86];200)" office:value-type="float" office:value="0.0895946541123529">
            <text:p>0,0896</text:p>
          </table:table-cell>
          <table:table-cell table:formula="oooc:=BINOMDIST([.A86];200;1/10;0)" office:value-type="float" office:value="7.77662981073527E-034">
            <text:p>0,0000</text:p>
          </table:table-cell>
          <table:table-cell table:formula="oooc:=[.B86]*[.C86]" office:value-type="float" office:value="6.96744458052639E-035">
            <text:p>0,0000</text:p>
          </table:table-cell>
          <table:table-cell table:formula="oooc:=[.B86]*[.C86]/[.D$201]" office:value-type="float" office:value="3.59683846278267E-034">
            <text:p>0,0000</text:p>
          </table:table-cell>
        </table:table-row>
        <table:table-row table:style-name="ro1">
          <table:table-cell table:formula="oooc:=[.A86]+1" office:value-type="float" office:value="87">
            <text:p>87,0000</text:p>
          </table:table-cell>
          <table:table-cell table:formula="oooc:=HYPGEOMDIST(2;10;[.A87];200)" office:value-type="float" office:value="0.0852674819632733">
            <text:p>0,0853</text:p>
          </table:table-cell>
          <table:table-cell table:formula="oooc:=BINOMDIST([.A87];200;1/10;0)" office:value-type="float" office:value="1.13222962761663E-034">
            <text:p>0,0000</text:p>
          </table:table-cell>
          <table:table-cell table:formula="oooc:=[.B87]*[.C87]" office:value-type="float" office:value="9.65423693510847E-036">
            <text:p>0,0000</text:p>
          </table:table-cell>
          <table:table-cell table:formula="oooc:=[.B87]*[.C87]/[.D$201]" office:value-type="float" office:value="4.98385460202566E-035">
            <text:p>0,0000</text:p>
          </table:table-cell>
        </table:table-row>
        <table:table-row table:style-name="ro1">
          <table:table-cell table:formula="oooc:=[.A87]+1" office:value-type="float" office:value="88">
            <text:p>88,0000</text:p>
          </table:table-cell>
          <table:table-cell table:formula="oooc:=HYPGEOMDIST(2;10;[.A88];200)" office:value-type="float" office:value="0.0810734238876976">
            <text:p>0,0811</text:p>
          </table:table-cell>
          <table:table-cell table:formula="oooc:=BINOMDIST([.A88];200;1/10;0)" office:value-type="float" office:value="1.61542863536211E-035">
            <text:p>0,0000</text:p>
          </table:table-cell>
          <table:table-cell table:formula="oooc:=[.B88]*[.C88]" office:value-type="float" office:value="1.30968330515037E-036">
            <text:p>0,0000</text:p>
          </table:table-cell>
          <table:table-cell table:formula="oooc:=[.B88]*[.C88]/[.D$201]" office:value-type="float" office:value="6.7610430647635E-036">
            <text:p>0,0000</text:p>
          </table:table-cell>
        </table:table-row>
        <table:table-row table:style-name="ro1">
          <table:table-cell table:formula="oooc:=[.A88]+1" office:value-type="float" office:value="89">
            <text:p>89,0000</text:p>
          </table:table-cell>
          <table:table-cell table:formula="oooc:=HYPGEOMDIST(2;10;[.A89];200)" office:value-type="float" office:value="0.0770130964187735">
            <text:p>0,0770</text:p>
          </table:table-cell>
          <table:table-cell table:formula="oooc:=BINOMDIST([.A89];200;1/10;0)" office:value-type="float" office:value="2.25877661873354E-036">
            <text:p>0,0000</text:p>
          </table:table-cell>
          <table:table-cell table:formula="oooc:=[.B89]*[.C89]" office:value-type="float" office:value="1.73955381526997E-037">
            <text:p>0,0000</text:p>
          </table:table-cell>
          <table:table-cell table:formula="oooc:=[.B89]*[.C89]/[.D$201]" office:value-type="float" office:value="8.98018491360669E-037">
            <text:p>0,0000</text:p>
          </table:table-cell>
        </table:table-row>
        <table:table-row table:style-name="ro1">
          <table:table-cell table:formula="oooc:=[.A89]+1" office:value-type="float" office:value="90">
            <text:p>90,0000</text:p>
          </table:table-cell>
          <table:table-cell table:formula="oooc:=HYPGEOMDIST(2;10;[.A90];200)" office:value-type="float" office:value="0.0730867530509859">
            <text:p>0,0731</text:p>
          </table:table-cell>
          <table:table-cell table:formula="oooc:=BINOMDIST([.A90];200;1/10;0)" office:value-type="float" office:value="3.09536055159781E-037">
            <text:p>0,0000</text:p>
          </table:table-cell>
          <table:table-cell table:formula="oooc:=[.B90]*[.C90]" office:value-type="float" office:value="2.26229852238393E-038">
            <text:p>0,0000</text:p>
          </table:table-cell>
          <table:table-cell table:formula="oooc:=[.B90]*[.C90]/[.D$201]" office:value-type="float" office:value="1.16787758346148E-037">
            <text:p>0,0000</text:p>
          </table:table-cell>
        </table:table-row>
        <table:table-row table:style-name="ro1">
          <table:table-cell table:formula="oooc:=[.A90]+1" office:value-type="float" office:value="91">
            <text:p>91,0000</text:p>
          </table:table-cell>
          <table:table-cell table:formula="oooc:=HYPGEOMDIST(2;10;[.A91];200)" office:value-type="float" office:value="0.0692943045780645">
            <text:p>0,0693</text:p>
          </table:table-cell>
          <table:table-cell table:formula="oooc:=BINOMDIST([.A91];200;1/10;0)" office:value-type="float" office:value="4.15738291423393E-038">
            <text:p>0,0000</text:p>
          </table:table-cell>
          <table:table-cell table:formula="oooc:=[.B91]*[.C91]" office:value-type="float" office:value="2.88082957906568E-039">
            <text:p>0,0000</text:p>
          </table:table-cell>
          <table:table-cell table:formula="oooc:=[.B91]*[.C91]/[.D$201]" office:value-type="float" office:value="1.48718493774121E-038">
            <text:p>0,0000</text:p>
          </table:table-cell>
        </table:table-row>
        <table:table-row table:style-name="ro1">
          <table:table-cell table:formula="oooc:=[.A91]+1" office:value-type="float" office:value="92">
            <text:p>92,0000</text:p>
          </table:table-cell>
          <table:table-cell table:formula="oooc:=HYPGEOMDIST(2;10;[.A92];200)" office:value-type="float" office:value="0.0656353392598752">
            <text:p>0,0656</text:p>
          </table:table-cell>
          <table:table-cell table:formula="oooc:=BINOMDIST([.A92];200;1/10;0)" office:value-type="float" office:value="5.47288330496979E-039">
            <text:p>0,0000</text:p>
          </table:table-cell>
          <table:table-cell table:formula="oooc:=[.B92]*[.C92]" office:value-type="float" office:value="3.59214552451399E-040">
            <text:p>0,0000</text:p>
          </table:table-cell>
          <table:table-cell table:formula="oooc:=[.B92]*[.C92]/[.D$201]" office:value-type="float" office:value="1.85439109520817E-039">
            <text:p>0,0000</text:p>
          </table:table-cell>
        </table:table-row>
        <table:table-row table:style-name="ro1">
          <table:table-cell table:formula="oooc:=[.A92]+1" office:value-type="float" office:value="93">
            <text:p>93,0000</text:p>
          </table:table-cell>
          <table:table-cell table:formula="oooc:=HYPGEOMDIST(2;10;[.A93];200)" office:value-type="float" office:value="0.0621091427672811">
            <text:p>0,0621</text:p>
          </table:table-cell>
          <table:table-cell table:formula="oooc:=BINOMDIST([.A93];200;1/10;0)" office:value-type="float" office:value="7.06178490963844E-040">
            <text:p>0,0000</text:p>
          </table:table-cell>
          <table:table-cell table:formula="oooc:=[.B93]*[.C93]" office:value-type="float" office:value="4.38601407144566E-041">
            <text:p>0,0000</text:p>
          </table:table-cell>
          <table:table-cell table:formula="oooc:=[.B93]*[.C93]/[.D$201]" office:value-type="float" office:value="2.26421379146297E-040">
            <text:p>0,0000</text:p>
          </table:table-cell>
        </table:table-row>
        <table:table-row table:style-name="ro1">
          <table:table-cell table:formula="oooc:=[.A93]+1" office:value-type="float" office:value="94">
            <text:p>94,0000</text:p>
          </table:table-cell>
          <table:table-cell table:formula="oooc:=HYPGEOMDIST(2;10;[.A94];200)" office:value-type="float" office:value="0.0587147178578137">
            <text:p>0,0587</text:p>
          </table:table-cell>
          <table:table-cell table:formula="oooc:=BINOMDIST([.A94];200;1/10;0)" office:value-type="float" office:value="8.93157193063018E-041">
            <text:p>0,0000</text:p>
          </table:table-cell>
          <table:table-cell table:formula="oooc:=[.B94]*[.C94]" office:value-type="float" office:value="5.2441472593372E-042">
            <text:p>0,0000</text:p>
          </table:table-cell>
          <table:table-cell table:formula="oooc:=[.B94]*[.C94]/[.D$201]" office:value-type="float" office:value="2.70721214196659E-041">
            <text:p>0,0000</text:p>
          </table:table-cell>
        </table:table-row>
        <table:table-row table:style-name="ro1">
          <table:table-cell table:formula="oooc:=[.A94]+1" office:value-type="float" office:value="95">
            <text:p>95,0000</text:p>
          </table:table-cell>
          <table:table-cell table:formula="oooc:=HYPGEOMDIST(2;10;[.A95];200)" office:value-type="float" office:value="0.0554508037387143">
            <text:p>0,0555</text:p>
          </table:table-cell>
          <table:table-cell table:formula="oooc:=BINOMDIST([.A95];200;1/10;0)" office:value-type="float" office:value="1.10730599373895E-041">
            <text:p>0,0000</text:p>
          </table:table-cell>
          <table:table-cell table:formula="oooc:=[.B95]*[.C95]" office:value-type="float" office:value="6.14010073375204E-043">
            <text:p>0,0000</text:p>
          </table:table-cell>
          <table:table-cell table:formula="oooc:=[.B95]*[.C95]/[.D$201]" office:value-type="float" office:value="3.16973464650807E-042">
            <text:p>0,0000</text:p>
          </table:table-cell>
        </table:table-row>
        <table:table-row table:style-name="ro1">
          <table:table-cell table:formula="oooc:=[.A95]+1" office:value-type="float" office:value="96">
            <text:p>96,0000</text:p>
          </table:table-cell>
          <table:table-cell table:formula="oooc:=HYPGEOMDIST(2;10;[.A96];200)" office:value-type="float" office:value="0.0523158950774983">
            <text:p>0,0523</text:p>
          </table:table-cell>
          <table:table-cell table:formula="oooc:=BINOMDIST([.A96];200;1/10;0)" office:value-type="float" office:value="1.34568436739108E-042">
            <text:p>0,0000</text:p>
          </table:table-cell>
          <table:table-cell table:formula="oooc:=[.B96]*[.C96]" office:value-type="float" office:value="7.04006821718614E-044">
            <text:p>0,0000</text:p>
          </table:table-cell>
          <table:table-cell table:formula="oooc:=[.B96]*[.C96]/[.D$201]" office:value-type="float" office:value="3.63432932282841E-043">
            <text:p>0,0000</text:p>
          </table:table-cell>
        </table:table-row>
        <table:table-row table:style-name="ro1">
          <table:table-cell table:formula="oooc:=[.A96]+1" office:value-type="float" office:value="97">
            <text:p>97,0000</text:p>
          </table:table-cell>
          <table:table-cell table:formula="oooc:=HYPGEOMDIST(2;10;[.A97];200)" office:value-type="float" office:value="0.0493082606236502">
            <text:p>0,0493</text:p>
          </table:table-cell>
          <table:table-cell table:formula="oooc:=BINOMDIST([.A97];200;1/10;0)" office:value-type="float" office:value="1.60310623377632E-043">
            <text:p>0,0000</text:p>
          </table:table-cell>
          <table:table-cell table:formula="oooc:=[.B97]*[.C97]" office:value-type="float" office:value="7.90463799824409E-045">
            <text:p>0,0000</text:p>
          </table:table-cell>
          <table:table-cell table:formula="oooc:=[.B97]*[.C97]/[.D$201]" office:value-type="float" office:value="4.08065046773716E-044">
            <text:p>0,0000</text:p>
          </table:table-cell>
        </table:table-row>
        <table:table-row table:style-name="ro1">
          <table:table-cell table:formula="oooc:=[.A97]+1" office:value-type="float" office:value="98">
            <text:p>98,0000</text:p>
          </table:table-cell>
          <table:table-cell table:formula="oooc:=HYPGEOMDIST(2;10;[.A98];200)" office:value-type="float" office:value="0.0464259614083923">
            <text:p>0,0464</text:p>
          </table:table-cell>
          <table:table-cell table:formula="oooc:=BINOMDIST([.A98];200;1/10;0)" office:value-type="float" office:value="1.87210818683629E-044">
            <text:p>0,0000</text:p>
          </table:table-cell>
          <table:table-cell table:formula="oooc:=[.B98]*[.C98]" office:value-type="float" office:value="8.69144224343968E-046">
            <text:p>0,0000</text:p>
          </table:table-cell>
          <table:table-cell table:formula="oooc:=[.B98]*[.C98]/[.D$201]" office:value-type="float" office:value="4.48682632447952E-045">
            <text:p>0,0000</text:p>
          </table:table-cell>
        </table:table-row>
        <table:table-row table:style-name="ro1">
          <table:table-cell table:formula="oooc:=[.A98]+1" office:value-type="float" office:value="99">
            <text:p>99,0000</text:p>
          </table:table-cell>
          <table:table-cell table:formula="oooc:=HYPGEOMDIST(2;10;[.A99];200)" office:value-type="float" office:value="0.0436668684926722">
            <text:p>0,0437</text:p>
          </table:table-cell>
          <table:table-cell table:formula="oooc:=BINOMDIST([.A99];200;1/10;0)" office:value-type="float" office:value="2.1431541532806E-045">
            <text:p>0,0000</text:p>
          </table:table-cell>
          <table:table-cell table:formula="oooc:=[.B99]*[.C99]" office:value-type="float" office:value="9.35848305708282E-047">
            <text:p>0,0000</text:p>
          </table:table-cell>
          <table:table-cell table:formula="oooc:=[.B99]*[.C99]/[.D$201]" office:value-type="float" office:value="4.83117611112342E-046">
            <text:p>0,0000</text:p>
          </table:table-cell>
        </table:table-row>
        <table:table-row table:style-name="ro1">
          <table:table-cell table:formula="oooc:=[.A99]+1" office:value-type="float" office:value="100">
            <text:p>100,0000</text:p>
          </table:table-cell>
          <table:table-cell table:formula="oooc:=HYPGEOMDIST(2;10;[.A100];200)" office:value-type="float" office:value="0.0410286802365985">
            <text:p>0,0410</text:p>
          </table:table-cell>
          <table:table-cell table:formula="oooc:=BINOMDIST([.A100];200;1/10;0)" office:value-type="float" office:value="2.40509521645934E-046">
            <text:p>0,0000</text:p>
          </table:table-cell>
          <table:table-cell table:formula="oooc:=[.B100]*[.C100]" office:value-type="float" office:value="9.86778825746828E-048">
            <text:p>0,0000</text:p>
          </table:table-cell>
          <table:table-cell table:formula="oooc:=[.B100]*[.C100]/[.D$201]" office:value-type="float" office:value="5.0940972600281E-047">
            <text:p>0,0000</text:p>
          </table:table-cell>
        </table:table-row>
        <table:table-row table:style-name="ro1">
          <table:table-cell table:formula="oooc:=[.A100]+1" office:value-type="float" office:value="101">
            <text:p>101,0000</text:p>
          </table:table-cell>
          <table:table-cell table:formula="oooc:=HYPGEOMDIST(2;10;[.A101];200)" office:value-type="float" office:value="0.0385089390665124">
            <text:p>0,0385</text:p>
          </table:table-cell>
          <table:table-cell table:formula="oooc:=BINOMDIST([.A101];200;1/10;0)" office:value-type="float" office:value="2.64586932503778E-047">
            <text:p>0,0000</text:p>
          </table:table-cell>
          <table:table-cell table:formula="oooc:=[.B101]*[.C101]" office:value-type="float" office:value="1.01889620615834E-048">
            <text:p>0,0000</text:p>
          </table:table-cell>
          <table:table-cell table:formula="oooc:=[.B101]*[.C101]/[.D$201]" office:value-type="float" office:value="5.25989840541622E-048">
            <text:p>0,0000</text:p>
          </table:table-cell>
        </table:table-row>
        <table:table-row table:style-name="ro1">
          <table:table-cell table:formula="oooc:=[.A101]+1" office:value-type="float" office:value="102">
            <text:p>102,0000</text:p>
          </table:table-cell>
          <table:table-cell table:formula="oooc:=HYPGEOMDIST(2;10;[.A102];200)" office:value-type="float" office:value="0.0361050477187241">
            <text:p>0,0361</text:p>
          </table:table-cell>
          <table:table-cell table:formula="oooc:=BINOMDIST([.A102];200;1/10;0)" office:value-type="float" office:value="2.85338848778584E-048">
            <text:p>0,0000</text:p>
          </table:table-cell>
          <table:table-cell table:formula="oooc:=[.B102]*[.C102]" office:value-type="float" office:value="1.03021727511566E-049">
            <text:p>0,0000</text:p>
          </table:table-cell>
          <table:table-cell table:formula="oooc:=[.B102]*[.C102]/[.D$201]" office:value-type="float" office:value="5.31834172103195E-049">
            <text:p>0,0000</text:p>
          </table:table-cell>
        </table:table-row>
        <table:table-row table:style-name="ro1">
          <table:table-cell table:formula="oooc:=[.A102]+1" office:value-type="float" office:value="103">
            <text:p>103,0000</text:p>
          </table:table-cell>
          <table:table-cell table:formula="oooc:=HYPGEOMDIST(2;10;[.A103];200)" office:value-type="float" office:value="0.0338142849416622">
            <text:p>0,0338</text:p>
          </table:table-cell>
          <table:table-cell table:formula="oooc:=BINOMDIST([.A103];200;1/10;0)" office:value-type="float" office:value="3.01652720391599E-049">
            <text:p>0,0000</text:p>
          </table:table-cell>
          <table:table-cell table:formula="oooc:=[.B103]*[.C103]" office:value-type="float" office:value="1.02001710407491E-050">
            <text:p>0,0000</text:p>
          </table:table-cell>
          <table:table-cell table:formula="oooc:=[.B103]*[.C103]/[.D$201]" office:value-type="float" office:value="5.26568487230886E-050">
            <text:p>0,0000</text:p>
          </table:table-cell>
        </table:table-row>
        <table:table-row table:style-name="ro1">
          <table:table-cell table:formula="oooc:=[.A103]+1" office:value-type="float" office:value="104">
            <text:p>104,0000</text:p>
          </table:table-cell>
          <table:table-cell table:formula="oooc:=HYPGEOMDIST(2;10;[.A104];200)" office:value-type="float" office:value="0.0316338206407949">
            <text:p>0,0316</text:p>
          </table:table-cell>
          <table:table-cell table:formula="oooc:=BINOMDIST([.A104];200;1/10;0)" office:value-type="float" office:value="3.12610191004114E-050">
            <text:p>0,0000</text:p>
          </table:table-cell>
          <table:table-cell table:formula="oooc:=[.B104]*[.C104]" office:value-type="float" office:value="9.88905471270879E-052">
            <text:p>0,0000</text:p>
          </table:table-cell>
          <table:table-cell table:formula="oooc:=[.B104]*[.C104]/[.D$201]" office:value-type="float" office:value="5.10507574766328E-051">
            <text:p>0,0000</text:p>
          </table:table-cell>
        </table:table-row>
        <table:table-row table:style-name="ro1">
          <table:table-cell table:formula="oooc:=[.A104]+1" office:value-type="float" office:value="105">
            <text:p>105,0000</text:p>
          </table:table-cell>
          <table:table-cell table:formula="oooc:=HYPGEOMDIST(2;10;[.A105];200)" office:value-type="float" office:value="0.02956073045317">
            <text:p>0,0296</text:p>
          </table:table-cell>
          <table:table-cell table:formula="oooc:=BINOMDIST([.A105];200;1/10;0)" office:value-type="float" office:value="3.17572257527989E-051">
            <text:p>0,0000</text:p>
          </table:table-cell>
          <table:table-cell table:formula="oooc:=[.B105]*[.C105]" office:value-type="float" office:value="9.38766790418957E-053">
            <text:p>0,0000</text:p>
          </table:table-cell>
          <table:table-cell table:formula="oooc:=[.B105]*[.C105]/[.D$201]" office:value-type="float" office:value="4.84624234945381E-052">
            <text:p>0,0000</text:p>
          </table:table-cell>
        </table:table-row>
        <table:table-row table:style-name="ro1">
          <table:table-cell table:formula="oooc:=[.A105]+1" office:value-type="float" office:value="106">
            <text:p>106,0000</text:p>
          </table:table-cell>
          <table:table-cell table:formula="oooc:=HYPGEOMDIST(2;10;[.A106];200)" office:value-type="float" office:value="0.027592009740803">
            <text:p>0,0276</text:p>
          </table:table-cell>
          <table:table-cell table:formula="oooc:=BINOMDIST([.A106];200;1/10;0)" office:value-type="float" office:value="3.1624071766414E-052">
            <text:p>0,0000</text:p>
          </table:table-cell>
          <table:table-cell table:formula="oooc:=[.B106]*[.C106]" office:value-type="float" office:value="8.72571696222749E-054">
            <text:p>0,0000</text:p>
          </table:table-cell>
          <table:table-cell table:formula="oooc:=[.B106]*[.C106]/[.D$201]" office:value-type="float" office:value="4.50452013250515E-053">
            <text:p>0,0000</text:p>
          </table:table-cell>
        </table:table-row>
        <table:table-row table:style-name="ro1">
          <table:table-cell table:formula="oooc:=[.A106]+1" office:value-type="float" office:value="107">
            <text:p>107,0000</text:p>
          </table:table-cell>
          <table:table-cell table:formula="oooc:=HYPGEOMDIST(2;10;[.A107];200)" office:value-type="float" office:value="0.0257245869944143">
            <text:p>0,0257</text:p>
          </table:table-cell>
          <table:table-cell table:formula="oooc:=BINOMDIST([.A107];200;1/10;0)" office:value-type="float" office:value="3.08687720253678E-053">
            <text:p>0,0000</text:p>
          </table:table-cell>
          <table:table-cell table:formula="oooc:=[.B107]*[.C107]" office:value-type="float" office:value="7.94086411377317E-055">
            <text:p>0,0000</text:p>
          </table:table-cell>
          <table:table-cell table:formula="oooc:=[.B107]*[.C107]/[.D$201]" office:value-type="float" office:value="4.09935165497823E-054">
            <text:p>0,0000</text:p>
          </table:table-cell>
        </table:table-row>
        <table:table-row table:style-name="ro1">
          <table:table-cell table:formula="oooc:=[.A107]+1" office:value-type="float" office:value="108">
            <text:p>108,0000</text:p>
          </table:table-cell>
          <table:table-cell table:formula="oooc:=HYPGEOMDIST(2;10;[.A108];200)" office:value-type="float" office:value="0.0239553366411771">
            <text:p>0,0240</text:p>
          </table:table-cell>
          <table:table-cell table:formula="oooc:=BINOMDIST([.A108];200;1/10;0)" office:value-type="float" office:value="2.95349361971111E-054">
            <text:p>0,0000</text:p>
          </table:table-cell>
          <table:table-cell table:formula="oooc:=[.B108]*[.C108]" office:value-type="float" office:value="7.07519339277483E-056">
            <text:p>0,0000</text:p>
          </table:table-cell>
          <table:table-cell table:formula="oooc:=[.B108]*[.C108]/[.D$201]" office:value-type="float" office:value="3.65246216638521E-055">
            <text:p>0,0000</text:p>
          </table:table-cell>
        </table:table-row>
        <table:table-row table:style-name="ro1">
          <table:table-cell table:formula="oooc:=[.A108]+1" office:value-type="float" office:value="109">
            <text:p>109,0000</text:p>
          </table:table-cell>
          <table:table-cell table:formula="oooc:=HYPGEOMDIST(2;10;[.A109];200)" office:value-type="float" office:value="0.022281091252196">
            <text:p>0,0223</text:p>
          </table:table-cell>
          <table:table-cell table:formula="oooc:=BINOMDIST([.A109];200;1/10;0)" office:value-type="float" office:value="2.76984111124794E-055">
            <text:p>0,0000</text:p>
          </table:table-cell>
          <table:table-cell table:formula="oooc:=[.B109]*[.C109]" office:value-type="float" office:value="6.17150825537992E-057">
            <text:p>0,0000</text:p>
          </table:table-cell>
          <table:table-cell table:formula="oooc:=[.B109]*[.C109]/[.D$201]" office:value-type="float" office:value="3.18594830712729E-056">
            <text:p>0,0000</text:p>
          </table:table-cell>
        </table:table-row>
        <table:table-row table:style-name="ro1">
          <table:table-cell table:formula="oooc:=[.A109]+1" office:value-type="float" office:value="110">
            <text:p>110,0000</text:p>
          </table:table-cell>
          <table:table-cell table:formula="oooc:=HYPGEOMDIST(2;10;[.A110];200)" office:value-type="float" office:value="0.02069865314739">
            <text:p>0,0207</text:p>
          </table:table-cell>
          <table:table-cell table:formula="oooc:=BINOMDIST([.A110];200;1/10;0)" office:value-type="float" office:value="2.54601556690467E-056">
            <text:p>0,0000</text:p>
          </table:table-cell>
          <table:table-cell table:formula="oooc:=[.B110]*[.C110]" office:value-type="float" office:value="5.26990931272153E-058">
            <text:p>0,0000</text:p>
          </table:table-cell>
          <table:table-cell table:formula="oooc:=[.B110]*[.C110]/[.D$201]" office:value-type="float" office:value="2.72051141452227E-057">
            <text:p>0,0000</text:p>
          </table:table-cell>
        </table:table-row>
        <table:table-row table:style-name="ro1">
          <table:table-cell table:formula="oooc:=[.A110]+1" office:value-type="float" office:value="111">
            <text:p>111,0000</text:p>
          </table:table-cell>
          <table:table-cell table:formula="oooc:=HYPGEOMDIST(2;10;[.A111];200)" office:value-type="float" office:value="0.0192048053973032">
            <text:p>0,0192</text:p>
          </table:table-cell>
          <table:table-cell table:formula="oooc:=BINOMDIST([.A111];200;1/10;0)" office:value-type="float" office:value="2.29370771793213E-057">
            <text:p>0,0000</text:p>
          </table:table-cell>
          <table:table-cell table:formula="oooc:=[.B111]*[.C111]" office:value-type="float" office:value="4.4050210361179E-059">
            <text:p>0,0000</text:p>
          </table:table-cell>
          <table:table-cell table:formula="oooc:=[.B111]*[.C111]/[.D$201]" office:value-type="float" office:value="2.27402585107876E-058">
            <text:p>0,0000</text:p>
          </table:table-cell>
        </table:table-row>
        <table:table-row table:style-name="ro1">
          <table:table-cell table:formula="oooc:=[.A111]+1" office:value-type="float" office:value="112">
            <text:p>112,0000</text:p>
          </table:table-cell>
          <table:table-cell table:formula="oooc:=HYPGEOMDIST(2;10;[.A112];200)" office:value-type="float" office:value="0.0177963222231189">
            <text:p>0,0178</text:p>
          </table:table-cell>
          <table:table-cell table:formula="oooc:=BINOMDIST([.A112];200;1/10;0)" office:value-type="float" office:value="2.02519828269801E-058">
            <text:p>0,0000</text:p>
          </table:table-cell>
          <table:table-cell table:formula="oooc:=[.B112]*[.C112]" office:value-type="float" office:value="3.6041081204601E-060">
            <text:p>0,0000</text:p>
          </table:table-cell>
          <table:table-cell table:formula="oooc:=[.B112]*[.C112]/[.D$201]" office:value-type="float" office:value="1.86056660542808E-059">
            <text:p>0,0000</text:p>
          </table:table-cell>
        </table:table-row>
        <table:table-row table:style-name="ro1">
          <table:table-cell table:formula="oooc:=[.A112]+1" office:value-type="float" office:value="113">
            <text:p>113,0000</text:p>
          </table:table-cell>
          <table:table-cell table:formula="oooc:=HYPGEOMDIST(2;10;[.A113];200)" office:value-type="float" office:value="0.0164699787978087">
            <text:p>0,0165</text:p>
          </table:table-cell>
          <table:table-cell table:formula="oooc:=BINOMDIST([.A113];200;1/10;0)" office:value-type="float" office:value="1.75238396142994E-059">
            <text:p>0,0000</text:p>
          </table:table-cell>
          <table:table-cell table:formula="oooc:=[.B113]*[.C113]" office:value-type="float" office:value="2.88617266903712E-061">
            <text:p>0,0000</text:p>
          </table:table-cell>
          <table:table-cell table:formula="oooc:=[.B113]*[.C113]/[.D$201]" office:value-type="float" office:value="1.48994322757003E-060">
            <text:p>0,0000</text:p>
          </table:table-cell>
        </table:table-row>
        <table:table-row table:style-name="ro1">
          <table:table-cell table:formula="oooc:=[.A113]+1" office:value-type="float" office:value="114">
            <text:p>114,0000</text:p>
          </table:table-cell>
          <table:table-cell table:formula="oooc:=HYPGEOMDIST(2;10;[.A114];200)" office:value-type="float" office:value="0.0152225604529008">
            <text:p>0,0152</text:p>
          </table:table-cell>
          <table:table-cell table:formula="oooc:=BINOMDIST([.A114];200;1/10;0)" office:value-type="float" office:value="1.4859396164172E-060">
            <text:p>0,0000</text:p>
          </table:table-cell>
          <table:table-cell table:formula="oooc:=[.B114]*[.C114]" office:value-type="float" office:value="2.26198056402711E-062">
            <text:p>0,0000</text:p>
          </table:table-cell>
          <table:table-cell table:formula="oooc:=[.B114]*[.C114]/[.D$201]" office:value-type="float" office:value="1.16771344224239E-061">
            <text:p>0,0000</text:p>
          </table:table-cell>
        </table:table-row>
        <table:table-row table:style-name="ro1">
          <table:table-cell table:formula="oooc:=[.A114]+1" office:value-type="float" office:value="115">
            <text:p>115,0000</text:p>
          </table:table-cell>
          <table:table-cell table:formula="oooc:=HYPGEOMDIST(2;10;[.A115];200)" office:value-type="float" office:value="0.0140508712968224">
            <text:p>0,0141</text:p>
          </table:table-cell>
          <table:table-cell table:formula="oooc:=BINOMDIST([.A115];200;1/10;0)" office:value-type="float" office:value="1.23469378755439E-061">
            <text:p>0,0000</text:p>
          </table:table-cell>
          <table:table-cell table:formula="oooc:=[.B115]*[.C115]" office:value-type="float" office:value="1.73485234999129E-063">
            <text:p>0,0000</text:p>
          </table:table-cell>
          <table:table-cell table:formula="oooc:=[.B115]*[.C115]/[.D$201]" office:value-type="float" office:value="8.95591430628379E-063">
            <text:p>0,0000</text:p>
          </table:table-cell>
        </table:table-row>
        <table:table-row table:style-name="ro1">
          <table:table-cell table:formula="oooc:=[.A115]+1" office:value-type="float" office:value="116">
            <text:p>116,0000</text:p>
          </table:table-cell>
          <table:table-cell table:formula="oooc:=HYPGEOMDIST(2;10;[.A116];200)" office:value-type="float" office:value="0.012951742252138">
            <text:p>0,0130</text:p>
          </table:table-cell>
          <table:table-cell table:formula="oooc:=BINOMDIST([.A116];200;1/10;0)" office:value-type="float" office:value="1.00525835193605E-062">
            <text:p>0,0000</text:p>
          </table:table-cell>
          <table:table-cell table:formula="oooc:=[.B116]*[.C116]" office:value-type="float" office:value="1.30198470710847E-064">
            <text:p>0,0000</text:p>
          </table:table-cell>
          <table:table-cell table:formula="oooc:=[.B116]*[.C116]/[.D$201]" office:value-type="float" office:value="6.72130021036892E-064">
            <text:p>0,0000</text:p>
          </table:table-cell>
        </table:table-row>
        <table:table-row table:style-name="ro1">
          <table:table-cell table:formula="oooc:=[.A116]+1" office:value-type="float" office:value="117">
            <text:p>117,0000</text:p>
          </table:table-cell>
          <table:table-cell table:formula="oooc:=HYPGEOMDIST(2;10;[.A117];200)" office:value-type="float" office:value="0.011922038520291">
            <text:p>0,0119</text:p>
          </table:table-cell>
          <table:table-cell table:formula="oooc:=BINOMDIST([.A117];200;1/10;0)" office:value-type="float" office:value="8.01915494421918E-064">
            <text:p>0,0000</text:p>
          </table:table-cell>
          <table:table-cell table:formula="oooc:=[.B117]*[.C117]" office:value-type="float" office:value="9.56046741451633E-066">
            <text:p>0,0000</text:p>
          </table:table-cell>
          <table:table-cell table:formula="oooc:=[.B117]*[.C117]/[.D$201]" office:value-type="float" office:value="4.93544749746897E-065">
            <text:p>0,0000</text:p>
          </table:table-cell>
        </table:table-row>
        <table:table-row table:style-name="ro1">
          <table:table-cell table:formula="oooc:=[.A117]+1" office:value-type="float" office:value="118">
            <text:p>118,0000</text:p>
          </table:table-cell>
          <table:table-cell table:formula="oooc:=HYPGEOMDIST(2;10;[.A118];200)" office:value-type="float" office:value="0.0109586664836493">
            <text:p>0,0110</text:p>
          </table:table-cell>
          <table:table-cell table:formula="oooc:=BINOMDIST([.A118];200;1/10;0)" office:value-type="float" office:value="6.26732448559503E-065">
            <text:p>0,0000</text:p>
          </table:table-cell>
          <table:table-cell table:formula="oooc:=[.B118]*[.C118]" office:value-type="float" office:value="6.86815187824449E-067">
            <text:p>0,0000</text:p>
          </table:table-cell>
          <table:table-cell table:formula="oooc:=[.B118]*[.C118]/[.D$201]" office:value-type="float" office:value="3.54558009875644E-066">
            <text:p>0,0000</text:p>
          </table:table-cell>
        </table:table-row>
        <table:table-row table:style-name="ro1">
          <table:table-cell table:formula="oooc:=[.A118]+1" office:value-type="float" office:value="119">
            <text:p>119,0000</text:p>
          </table:table-cell>
          <table:table-cell table:formula="oooc:=HYPGEOMDIST(2;10;[.A119];200)" office:value-type="float" office:value="0.0100585800557657">
            <text:p>0,0101</text:p>
          </table:table-cell>
          <table:table-cell table:formula="oooc:=BINOMDIST([.A119];200;1/10;0)" office:value-type="float" office:value="4.7985117443398E-066">
            <text:p>0,0000</text:p>
          </table:table-cell>
          <table:table-cell table:formula="oooc:=[.B119]*[.C119]" office:value-type="float" office:value="4.82662145289736E-068">
            <text:p>0,0000</text:p>
          </table:table-cell>
          <table:table-cell table:formula="oooc:=[.B119]*[.C119]/[.D$201]" office:value-type="float" office:value="2.49167072467214E-067">
            <text:p>0,0000</text:p>
          </table:table-cell>
        </table:table-row>
        <table:table-row table:style-name="ro1">
          <table:table-cell table:formula="oooc:=[.A119]+1" office:value-type="float" office:value="120">
            <text:p>120,0000</text:p>
          </table:table-cell>
          <table:table-cell table:formula="oooc:=HYPGEOMDIST(2;10;[.A120];200)" office:value-type="float" office:value="0.00921878649178774">
            <text:p>0,0092</text:p>
          </table:table-cell>
          <table:table-cell table:formula="oooc:=BINOMDIST([.A120];200;1/10;0)" office:value-type="float" office:value="3.59888380825485E-067">
            <text:p>0,0000</text:p>
          </table:table-cell>
          <table:table-cell table:formula="oooc:=[.B120]*[.C120]" office:value-type="float" office:value="3.31773414370534E-069">
            <text:p>0,0000</text:p>
          </table:table-cell>
          <table:table-cell table:formula="oooc:=[.B120]*[.C120]/[.D$201]" office:value-type="float" office:value="1.71273034746767E-068">
            <text:p>0,0000</text:p>
          </table:table-cell>
        </table:table-row>
        <table:table-row table:style-name="ro1">
          <table:table-cell table:formula="oooc:=[.A120]+1" office:value-type="float" office:value="121">
            <text:p>121,0000</text:p>
          </table:table-cell>
          <table:table-cell table:formula="oooc:=HYPGEOMDIST(2;10;[.A121];200)" office:value-type="float" office:value="0.00843635167189651">
            <text:p>0,0084</text:p>
          </table:table-cell>
          <table:table-cell table:formula="oooc:=BINOMDIST([.A121];200;1/10;0)" office:value-type="float" office:value="2.64380812360319E-068">
            <text:p>0,0000</text:p>
          </table:table-cell>
          <table:table-cell table:formula="oooc:=[.B121]*[.C121]" office:value-type="float" office:value="2.23040950837334E-070">
            <text:p>0,0000</text:p>
          </table:table-cell>
          <table:table-cell table:formula="oooc:=[.B121]*[.C121]/[.D$201]" office:value-type="float" office:value="1.15141535964213E-069">
            <text:p>0,0000</text:p>
          </table:table-cell>
        </table:table-row>
        <table:table-row table:style-name="ro1">
          <table:table-cell table:formula="oooc:=[.A121]+1" office:value-type="float" office:value="122">
            <text:p>122,0000</text:p>
          </table:table-cell>
          <table:table-cell table:formula="oooc:=HYPGEOMDIST(2;10;[.A122];200)" office:value-type="float" office:value="0.00770840487151557">
            <text:p>0,0077</text:p>
          </table:table-cell>
          <table:table-cell table:formula="oooc:=BINOMDIST([.A122];200;1/10;0)" office:value-type="float" office:value="1.90219345869447E-069">
            <text:p>0,0000</text:p>
          </table:table-cell>
          <table:table-cell table:formula="oooc:=[.B122]*[.C122]" office:value-type="float" office:value="1.46628773235655E-071">
            <text:p>0,0000</text:p>
          </table:table-cell>
          <table:table-cell table:formula="oooc:=[.B122]*[.C122]/[.D$201]" office:value-type="float" office:value="7.56948986431401E-071">
            <text:p>0,0000</text:p>
          </table:table-cell>
        </table:table-row>
        <table:table-row table:style-name="ro1">
          <table:table-cell table:formula="oooc:=[.A122]+1" office:value-type="float" office:value="123">
            <text:p>123,0000</text:p>
          </table:table-cell>
          <table:table-cell table:formula="oooc:=HYPGEOMDIST(2;10;[.A123];200)" office:value-type="float" office:value="0.00703214303281935">
            <text:p>0,0070</text:p>
          </table:table-cell>
          <table:table-cell table:formula="oooc:=BINOMDIST([.A123];200;1/10;0)" office:value-type="float" office:value="1.34029891398526E-070">
            <text:p>0,0000</text:p>
          </table:table-cell>
          <table:table-cell table:formula="oooc:=[.B123]*[.C123]" office:value-type="float" office:value="9.42517366987679E-073">
            <text:p>0,0000</text:p>
          </table:table-cell>
          <table:table-cell table:formula="oooc:=[.B123]*[.C123]/[.D$201]" office:value-type="float" office:value="4.86560413684096E-072">
            <text:p>0,0000</text:p>
          </table:table-cell>
        </table:table-row>
        <table:table-row table:style-name="ro1">
          <table:table-cell table:formula="oooc:=[.A123]+1" office:value-type="float" office:value="124">
            <text:p>124,0000</text:p>
          </table:table-cell>
          <table:table-cell table:formula="oooc:=HYPGEOMDIST(2;10;[.A124];200)" office:value-type="float" office:value="0.00640483455277862">
            <text:p>0,0064</text:p>
          </table:table-cell>
          <table:table-cell table:formula="oooc:=BINOMDIST([.A124];200;1/10;0)" office:value-type="float" office:value="9.24758211262232E-072">
            <text:p>0,0000</text:p>
          </table:table-cell>
          <table:table-cell table:formula="oooc:=[.B124]*[.C124]" office:value-type="float" office:value="5.9229233444581E-074">
            <text:p>0,0000</text:p>
          </table:table-cell>
          <table:table-cell table:formula="oooc:=[.B124]*[.C124]/[.D$201]" office:value-type="float" office:value="3.05762008599295E-073">
            <text:p>0,0000</text:p>
          </table:table-cell>
        </table:table-row>
        <table:table-row table:style-name="ro1">
          <table:table-cell table:formula="oooc:=[.A124]+1" office:value-type="float" office:value="125">
            <text:p>125,0000</text:p>
          </table:table-cell>
          <table:table-cell table:formula="oooc:=HYPGEOMDIST(2;10;[.A125];200)" office:value-type="float" office:value="0.0058238226036177">
            <text:p>0,0058</text:p>
          </table:table-cell>
          <table:table-cell table:formula="oooc:=BINOMDIST([.A125];200;1/10;0)" office:value-type="float" office:value="6.24725547163819E-073">
            <text:p>0,0000</text:p>
          </table:table-cell>
          <table:table-cell table:formula="oooc:=[.B125]*[.C125]" office:value-type="float" office:value="3.63829076263009E-075">
            <text:p>0,0000</text:p>
          </table:table-cell>
          <table:table-cell table:formula="oooc:=[.B125]*[.C125]/[.D$201]" office:value-type="float" office:value="1.87821288028474E-074">
            <text:p>0,0000</text:p>
          </table:table-cell>
        </table:table-row>
        <table:table-row table:style-name="ro1">
          <table:table-cell table:formula="oooc:=[.A125]+1" office:value-type="float" office:value="126">
            <text:p>126,0000</text:p>
          </table:table-cell>
          <table:table-cell table:formula="oooc:=HYPGEOMDIST(2;10;[.A126];200)" office:value-type="float" office:value="0.00528652800212265">
            <text:p>0,0053</text:p>
          </table:table-cell>
          <table:table-cell table:formula="oooc:=BINOMDIST([.A126];200;1/10;0)" office:value-type="float" office:value="4.13178271933743E-074">
            <text:p>0,0000</text:p>
          </table:table-cell>
          <table:table-cell table:formula="oooc:=[.B126]*[.C126]" office:value-type="float" office:value="2.18427850444638E-076">
            <text:p>0,0000</text:p>
          </table:table-cell>
          <table:table-cell table:formula="oooc:=[.B126]*[.C126]/[.D$201]" office:value-type="float" office:value="1.12760092275159E-075">
            <text:p>0,0000</text:p>
          </table:table-cell>
        </table:table-row>
        <table:table-row table:style-name="ro1">
          <table:table-cell table:formula="oooc:=[.A126]+1" office:value-type="float" office:value="127">
            <text:p>127,0000</text:p>
          </table:table-cell>
          <table:table-cell table:formula="oooc:=HYPGEOMDIST(2;10;[.A127];200)" office:value-type="float" office:value="0.00479045164473428">
            <text:p>0,0048</text:p>
          </table:table-cell>
          <table:table-cell table:formula="oooc:=BINOMDIST([.A127];200;1/10;0)" office:value-type="float" office:value="2.67499493640393E-075">
            <text:p>0,0000</text:p>
          </table:table-cell>
          <table:table-cell table:formula="oooc:=[.B127]*[.C127]" office:value-type="float" office:value="1.28144338927521E-077">
            <text:p>0,0000</text:p>
          </table:table-cell>
          <table:table-cell table:formula="oooc:=[.B127]*[.C127]/[.D$201]" office:value-type="float" office:value="6.61525874680934E-077">
            <text:p>0,0000</text:p>
          </table:table-cell>
        </table:table-row>
        <table:table-row table:style-name="ro1">
          <table:table-cell table:formula="oooc:=[.A127]+1" office:value-type="float" office:value="128">
            <text:p>128,0000</text:p>
          </table:table-cell>
          <table:table-cell table:formula="oooc:=HYPGEOMDIST(2;10;[.A128];200)" office:value-type="float" office:value="0.00433317652578704">
            <text:p>0,0043</text:p>
          </table:table-cell>
          <table:table-cell table:formula="oooc:=BINOMDIST([.A128];200;1/10;0)" office:value-type="float" office:value="1.69509227740874E-076">
            <text:p>0,0000</text:p>
          </table:table-cell>
          <table:table-cell table:formula="oooc:=[.B128]*[.C128]" office:value-type="float" office:value="7.34513406551045E-079">
            <text:p>0,0000</text:p>
          </table:table-cell>
          <table:table-cell table:formula="oooc:=[.B128]*[.C128]/[.D$201]" office:value-type="float" office:value="3.79181497832987E-078">
            <text:p>0,0000</text:p>
          </table:table-cell>
        </table:table-row>
        <table:table-row table:style-name="ro1">
          <table:table-cell table:formula="oooc:=[.A128]+1" office:value-type="float" office:value="129">
            <text:p>129,0000</text:p>
          </table:table-cell>
          <table:table-cell table:formula="oooc:=HYPGEOMDIST(2;10;[.A129];200)" office:value-type="float" office:value="0.00391236935661612">
            <text:p>0,0039</text:p>
          </table:table-cell>
          <table:table-cell table:formula="oooc:=BINOMDIST([.A129];200;1/10;0)" office:value-type="float" office:value="1.05122001699767E-077">
            <text:p>0,0000</text:p>
          </table:table-cell>
          <table:table-cell table:formula="oooc:=[.B129]*[.C129]" office:value-type="float" office:value="4.11276098156316E-080">
            <text:p>0,0000</text:p>
          </table:table-cell>
          <table:table-cell table:formula="oooc:=[.B129]*[.C129]/[.D$201]" office:value-type="float" office:value="2.12315099399048E-079">
            <text:p>0,0000</text:p>
          </table:table-cell>
        </table:table-row>
        <table:table-row table:style-name="ro1">
          <table:table-cell table:formula="oooc:=[.A129]+1" office:value-type="float" office:value="130">
            <text:p>130,0000</text:p>
          </table:table-cell>
          <table:table-cell table:formula="oooc:=HYPGEOMDIST(2;10;[.A130];200)" office:value-type="float" office:value="0.0035257818035526">
            <text:p>0,0035</text:p>
          </table:table-cell>
          <table:table-cell table:formula="oooc:=BINOMDIST([.A130];200;1/10;0)" office:value-type="float" office:value="6.37919839374654E-079">
            <text:p>0,0000</text:p>
          </table:table-cell>
          <table:table-cell table:formula="oooc:=[.B130]*[.C130]" office:value-type="float" office:value="2.24916616179235E-081">
            <text:p>0,0000</text:p>
          </table:table-cell>
          <table:table-cell table:formula="oooc:=[.B130]*[.C130]/[.D$201]" office:value-type="float" office:value="1.16109819983854E-080">
            <text:p>0,0000</text:p>
          </table:table-cell>
        </table:table-row>
        <table:table-row table:style-name="ro1">
          <table:table-cell table:formula="oooc:=[.A130]+1" office:value-type="float" office:value="131">
            <text:p>131,0000</text:p>
          </table:table-cell>
          <table:table-cell table:formula="oooc:=HYPGEOMDIST(2;10;[.A131];200)" office:value-type="float" office:value="0.00317125136306248">
            <text:p>0,0032</text:p>
          </table:table-cell>
          <table:table-cell table:formula="oooc:=BINOMDIST([.A131];200;1/10;0)" office:value-type="float" office:value="3.78747996236012E-080">
            <text:p>0,0000</text:p>
          </table:table-cell>
          <table:table-cell table:formula="oooc:=[.B131]*[.C131]" office:value-type="float" office:value="1.20110509932064E-082">
            <text:p>0,0000</text:p>
          </table:table-cell>
          <table:table-cell table:formula="oooc:=[.B131]*[.C131]/[.D$201]" office:value-type="float" office:value="6.20052440912917E-082">
            <text:p>0,0000</text:p>
          </table:table-cell>
        </table:table-row>
        <table:table-row table:style-name="ro1">
          <table:table-cell table:formula="oooc:=[.A131]+1" office:value-type="float" office:value="132">
            <text:p>132,0000</text:p>
          </table:table-cell>
          <table:table-cell table:formula="oooc:=HYPGEOMDIST(2;10;[.A132];200)" office:value-type="float" office:value="0.00284670189246144">
            <text:p>0,0028</text:p>
          </table:table-cell>
          <table:table-cell table:formula="oooc:=BINOMDIST([.A132];200;1/10;0)" office:value-type="float" office:value="2.19979896803744E-081">
            <text:p>0,0000</text:p>
          </table:table-cell>
          <table:table-cell table:formula="oooc:=[.B132]*[.C132]" office:value-type="float" office:value="6.26217188534691E-084">
            <text:p>0,0000</text:p>
          </table:table-cell>
          <table:table-cell table:formula="oooc:=[.B132]*[.C132]/[.D$201]" office:value-type="float" office:value="3.23275204236649E-083">
            <text:p>0,0000</text:p>
          </table:table-cell>
        </table:table-row>
        <table:table-row table:style-name="ro1">
          <table:table-cell table:formula="oooc:=[.A132]+1" office:value-type="float" office:value="133">
            <text:p>133,0000</text:p>
          </table:table-cell>
          <table:table-cell table:formula="oooc:=HYPGEOMDIST(2;10;[.A133];200)" office:value-type="float" office:value="0.00255014381475553">
            <text:p>0,0026</text:p>
          </table:table-cell>
          <table:table-cell table:formula="oooc:=BINOMDIST([.A133];200;1/10;0)" office:value-type="float" office:value="1.24967694090682E-082">
            <text:p>0,0000</text:p>
          </table:table-cell>
          <table:table-cell table:formula="oooc:=[.B133]*[.C133]" office:value-type="float" office:value="3.18685592129614E-085">
            <text:p>0,0000</text:p>
          </table:table-cell>
          <table:table-cell table:formula="oooc:=[.B133]*[.C133]/[.D$201]" office:value-type="float" office:value="1.6451664337743E-084">
            <text:p>0,0000</text:p>
          </table:table-cell>
        </table:table-row>
        <table:table-row table:style-name="ro1">
          <table:table-cell table:formula="oooc:=[.A133]+1" office:value-type="float" office:value="134">
            <text:p>134,0000</text:p>
          </table:table-cell>
          <table:table-cell table:formula="oooc:=HYPGEOMDIST(2;10;[.A134];200)" office:value-type="float" office:value="0.00227967401622085">
            <text:p>0,0023</text:p>
          </table:table-cell>
          <table:table-cell table:formula="oooc:=BINOMDIST([.A134];200;1/10;0)" office:value-type="float" office:value="6.94264967170454E-084">
            <text:p>0,0000</text:p>
          </table:table-cell>
          <table:table-cell table:formula="oooc:=[.B134]*[.C134]" office:value-type="float" office:value="1.58269780603091E-086">
            <text:p>0,0000</text:p>
          </table:table-cell>
          <table:table-cell table:formula="oooc:=[.B134]*[.C134]/[.D$201]" office:value-type="float" office:value="8.17043935965349E-086">
            <text:p>0,0000</text:p>
          </table:table-cell>
        </table:table-row>
        <table:table-row table:style-name="ro1">
          <table:table-cell table:formula="oooc:=[.A134]+1" office:value-type="float" office:value="135">
            <text:p>135,0000</text:p>
          </table:table-cell>
          <table:table-cell table:formula="oooc:=HYPGEOMDIST(2;10;[.A135];200)" office:value-type="float" office:value="0.00203347545534396">
            <text:p>0,0020</text:p>
          </table:table-cell>
          <table:table-cell table:formula="oooc:=BINOMDIST([.A135];200;1/10;0)" office:value-type="float" office:value="3.77131587104938E-085">
            <text:p>0,0000</text:p>
          </table:table-cell>
          <table:table-cell table:formula="oooc:=[.B135]*[.C135]" office:value-type="float" office:value="7.66887825812805E-088">
            <text:p>0,0000</text:p>
          </table:table-cell>
          <table:table-cell table:formula="oooc:=[.B135]*[.C135]/[.D$201]" office:value-type="float" office:value="3.95894304811948E-087">
            <text:p>0,0000</text:p>
          </table:table-cell>
        </table:table-row>
        <table:table-row table:style-name="ro1">
          <table:table-cell table:formula="oooc:=[.A135]+1" office:value-type="float" office:value="136">
            <text:p>136,0000</text:p>
          </table:table-cell>
          <table:table-cell table:formula="oooc:=HYPGEOMDIST(2;10;[.A136];200)" office:value-type="float" office:value="0.00180981650170223">
            <text:p>0,0018</text:p>
          </table:table-cell>
          <table:table-cell table:formula="oooc:=BINOMDIST([.A136];200;1/10;0)" office:value-type="float" office:value="2.0027412713906E-086">
            <text:p>0,0000</text:p>
          </table:table-cell>
          <table:table-cell table:formula="oooc:=[.B136]*[.C136]" office:value-type="float" office:value="3.62459420160281E-089">
            <text:p>0,0000</text:p>
          </table:table-cell>
          <table:table-cell table:formula="oooc:=[.B136]*[.C136]/[.D$201]" office:value-type="float" office:value="1.87114223667339E-088">
            <text:p>0,0000</text:p>
          </table:table-cell>
        </table:table-row>
        <table:table-row table:style-name="ro1">
          <table:table-cell table:formula="oooc:=[.A136]+1" office:value-type="float" office:value="137">
            <text:p>137,0000</text:p>
          </table:table-cell>
          <table:table-cell table:formula="oooc:=HYPGEOMDIST(2;10;[.A137];200)" office:value-type="float" office:value="0.00160705002327077">
            <text:p>0,0016</text:p>
          </table:table-cell>
          <table:table-cell table:formula="oooc:=BINOMDIST([.A137];200;1/10;0)" office:value-type="float" office:value="1.0395412925304E-087">
            <text:p>0,0000</text:p>
          </table:table-cell>
          <table:table-cell table:formula="oooc:=[.B137]*[.C137]" office:value-type="float" office:value="1.67059485835191E-090">
            <text:p>0,0000</text:p>
          </table:table-cell>
          <table:table-cell table:formula="oooc:=[.B137]*[.C137]/[.D$201]" office:value-type="float" office:value="8.62419467108722E-090">
            <text:p>0,0000</text:p>
          </table:table-cell>
        </table:table-row>
        <table:table-row table:style-name="ro1">
          <table:table-cell table:formula="oooc:=[.A137]+1" office:value-type="float" office:value="138">
            <text:p>138,0000</text:p>
          </table:table-cell>
          <table:table-cell table:formula="oooc:=HYPGEOMDIST(2;10;[.A138];200)" office:value-type="float" office:value="0.00142361224050247">
            <text:p>0,0014</text:p>
          </table:table-cell>
          <table:table-cell table:formula="oooc:=BINOMDIST([.A138];200;1/10;0)" office:value-type="float" office:value="5.27303554182088E-089">
            <text:p>0,0000</text:p>
          </table:table-cell>
          <table:table-cell table:formula="oooc:=[.B138]*[.C138]" office:value-type="float" office:value="7.50675794194078E-092">
            <text:p>0,0000</text:p>
          </table:table-cell>
          <table:table-cell table:formula="oooc:=[.B138]*[.C138]/[.D$201]" office:value-type="float" office:value="3.87525087344606E-091">
            <text:p>0,0000</text:p>
          </table:table-cell>
        </table:table-row>
        <table:table-row table:style-name="ro1">
          <table:table-cell table:formula="oooc:=[.A138]+1" office:value-type="float" office:value="139">
            <text:p>139,0000</text:p>
          </table:table-cell>
          <table:table-cell table:formula="oooc:=HYPGEOMDIST(2;10;[.A139];200)" office:value-type="float" office:value="0.0012580213653416">
            <text:p>0,0013</text:p>
          </table:table-cell>
          <table:table-cell table:formula="oooc:=BINOMDIST([.A139];200;1/10;0)" office:value-type="float" office:value="2.61333496077454E-090">
            <text:p>0,0000</text:p>
          </table:table-cell>
          <table:table-cell table:formula="oooc:=[.B139]*[.C139]" office:value-type="float" office:value="3.28763121544852E-093">
            <text:p>0,0000</text:p>
          </table:table-cell>
          <table:table-cell table:formula="oooc:=[.B139]*[.C139]/[.D$201]" office:value-type="float" office:value="1.69719016355302E-092">
            <text:p>0,0000</text:p>
          </table:table-cell>
        </table:table-row>
        <table:table-row table:style-name="ro1">
          <table:table-cell table:formula="oooc:=[.A139]+1" office:value-type="float" office:value="140">
            <text:p>140,0000</text:p>
          </table:table-cell>
          <table:table-cell table:formula="oooc:=HYPGEOMDIST(2;10;[.A140];200)" office:value-type="float" office:value="0.00110887604310224">
            <text:p>0,0011</text:p>
          </table:table-cell>
          <table:table-cell table:formula="oooc:=BINOMDIST([.A140];200;1/10;0)" office:value-type="float" office:value="1.26518597307339E-091">
            <text:p>0,0000</text:p>
          </table:table-cell>
          <table:table-cell table:formula="oooc:=[.B140]*[.C140]" office:value-type="float" office:value="1.40293441561008E-094">
            <text:p>0,0000</text:p>
          </table:table-cell>
          <table:table-cell table:formula="oooc:=[.B140]*[.C140]/[.D$201]" office:value-type="float" office:value="7.24243789599919E-094">
            <text:p>0,0000</text:p>
          </table:table-cell>
        </table:table-row>
        <table:table-row table:style-name="ro1">
          <table:table-cell table:formula="oooc:=[.A140]+1" office:value-type="float" office:value="141">
            <text:p>141,0000</text:p>
          </table:table-cell>
          <table:table-cell table:formula="oooc:=HYPGEOMDIST(2;10;[.A141];200)" office:value-type="float" office:value="0.000974853614871178">
            <text:p>0,0010</text:p>
          </table:table-cell>
          <table:table-cell table:formula="oooc:=BINOMDIST([.A141];200;1/10;0)" office:value-type="float" office:value="5.9819667757607E-093">
            <text:p>0,0000</text:p>
          </table:table-cell>
          <table:table-cell table:formula="oooc:=[.B141]*[.C141]" office:value-type="float" office:value="5.8315419353896E-096">
            <text:p>0,0000</text:p>
          </table:table-cell>
          <table:table-cell table:formula="oooc:=[.B141]*[.C141]/[.D$201]" office:value-type="float" office:value="3.01044580808919E-095">
            <text:p>0,0000</text:p>
          </table:table-cell>
        </table:table-row>
        <table:table-row table:style-name="ro1">
          <table:table-cell table:formula="oooc:=[.A141]+1" office:value-type="float" office:value="142">
            <text:p>142,0000</text:p>
          </table:table-cell>
          <table:table-cell table:formula="oooc:=HYPGEOMDIST(2;10;[.A142];200)" office:value-type="float" office:value="0.000854708217784149">
            <text:p>0,0009</text:p>
          </table:table-cell>
          <table:table-cell table:formula="oooc:=BINOMDIST([.A142];200;1/10;0)" office:value-type="float" office:value="2.76162785422442E-094">
            <text:p>0,0000</text:p>
          </table:table-cell>
          <table:table-cell table:formula="oooc:=[.B142]*[.C142]" office:value-type="float" office:value="2.36038602146722E-097">
            <text:p>0,0000</text:p>
          </table:table-cell>
          <table:table-cell table:formula="oooc:=[.B142]*[.C142]/[.D$201]" office:value-type="float" office:value="1.21851377946467E-096">
            <text:p>0,0000</text:p>
          </table:table-cell>
        </table:table-row>
        <table:table-row table:style-name="ro1">
          <table:table-cell table:formula="oooc:=[.A142]+1" office:value-type="float" office:value="143">
            <text:p>143,0000</text:p>
          </table:table-cell>
          <table:table-cell table:formula="oooc:=HYPGEOMDIST(2;10;[.A143];200)" office:value-type="float" office:value="0.000747268740175675">
            <text:p>0,0007</text:p>
          </table:table-cell>
          <table:table-cell table:formula="oooc:=BINOMDIST([.A143];200;1/10;0)" office:value-type="float" office:value="1.24455645334123E-095">
            <text:p>0,0000</text:p>
          </table:table-cell>
          <table:table-cell table:formula="oooc:=[.B143]*[.C143]" office:value-type="float" office:value="9.30018132965808E-099">
            <text:p>0,0000</text:p>
          </table:table-cell>
          <table:table-cell table:formula="oooc:=[.B143]*[.C143]/[.D$201]" office:value-type="float" office:value="4.80107872129501E-098">
            <text:p>0,0000</text:p>
          </table:table-cell>
        </table:table-row>
        <table:table-row table:style-name="ro1">
          <table:table-cell table:formula="oooc:=[.A143]+1" office:value-type="float" office:value="144">
            <text:p>144,0000</text:p>
          </table:table-cell>
          <table:table-cell table:formula="oooc:=HYPGEOMDIST(2;10;[.A144];200)" office:value-type="float" office:value="0.000651436648218379">
            <text:p>0,0007</text:p>
          </table:table-cell>
          <table:table-cell table:formula="oooc:=BINOMDIST([.A144];200;1/10;0)" office:value-type="float" office:value="5.47374366052856E-097">
            <text:p>0,0000</text:p>
          </table:table-cell>
          <table:table-cell table:formula="oooc:=[.B144]*[.C144]" office:value-type="float" office:value="3.56579722342133E-100">
            <text:p>0,0000</text:p>
          </table:table-cell>
          <table:table-cell table:formula="oooc:=[.B144]*[.C144]/[.D$201]" office:value-type="float" office:value="1.8407891810912E-099">
            <text:p>0,0000</text:p>
          </table:table-cell>
        </table:table-row>
        <table:table-row table:style-name="ro1">
          <table:table-cell table:formula="oooc:=[.A144]+1" office:value-type="float" office:value="145">
            <text:p>145,0000</text:p>
          </table:table-cell>
          <table:table-cell table:formula="oooc:=HYPGEOMDIST(2;10;[.A145];200)" office:value-type="float" office:value="0.00056618370024974">
            <text:p>0,0006</text:p>
          </table:table-cell>
          <table:table-cell table:formula="oooc:=BINOMDIST([.A145];200;1/10;0)" office:value-type="float" office:value="2.34888616850268E-098">
            <text:p>0,0000</text:p>
          </table:table-cell>
          <table:table-cell table:formula="oooc:=[.B145]*[.C145]" office:value-type="float" office:value="1.32990106234828E-101">
            <text:p>0,0000</text:p>
          </table:table-cell>
          <table:table-cell table:formula="oooc:=[.B145]*[.C145]/[.D$201]" office:value-type="float" office:value="6.86541419521193E-101">
            <text:p>0,0000</text:p>
          </table:table-cell>
        </table:table-row>
        <table:table-row table:style-name="ro1">
          <table:table-cell table:formula="oooc:=[.A145]+1" office:value-type="float" office:value="146">
            <text:p>146,0000</text:p>
          </table:table-cell>
          <table:table-cell table:formula="oooc:=HYPGEOMDIST(2;10;[.A146];200)" office:value-type="float" office:value="0.00049054956453456">
            <text:p>0,0005</text:p>
          </table:table-cell>
          <table:table-cell table:formula="oooc:=BINOMDIST([.A146];200;1/10;0)" office:value-type="float" office:value="9.83171531717255E-100">
            <text:p>0,0000</text:p>
          </table:table-cell>
          <table:table-cell table:formula="oooc:=[.B146]*[.C146]" office:value-type="float" office:value="4.82294366746676E-103">
            <text:p>0,0000</text:p>
          </table:table-cell>
          <table:table-cell table:formula="oooc:=[.B146]*[.C146]/[.D$201]" office:value-type="float" office:value="2.48977212326359E-102">
            <text:p>0,0000</text:p>
          </table:table-cell>
        </table:table-row>
        <table:table-row table:style-name="ro1">
          <table:table-cell table:formula="oooc:=[.A146]+1" office:value-type="float" office:value="147">
            <text:p>147,0000</text:p>
          </table:table-cell>
          <table:table-cell table:formula="oooc:=HYPGEOMDIST(2;10;[.A147];200)" office:value-type="float" office:value="0.000423639355732145">
            <text:p>0,0004</text:p>
          </table:table-cell>
          <table:table-cell table:formula="oooc:=BINOMDIST([.A147];200;1/10;0)" office:value-type="float" office:value="4.01294502741737E-101">
            <text:p>0,0000</text:p>
          </table:table-cell>
          <table:table-cell table:formula="oooc:=[.B147]*[.C147]" office:value-type="float" office:value="1.70004144600361E-104">
            <text:p>0,0000</text:p>
          </table:table-cell>
          <table:table-cell table:formula="oooc:=[.B147]*[.C147]/[.D$201]" office:value-type="float" office:value="8.77620825058429E-104">
            <text:p>0,0000</text:p>
          </table:table-cell>
        </table:table-row>
        <table:table-row table:style-name="ro1">
          <table:table-cell table:formula="oooc:=[.A147]+1" office:value-type="float" office:value="148">
            <text:p>148,0000</text:p>
          </table:table-cell>
          <table:table-cell table:formula="oooc:=HYPGEOMDIST(2;10;[.A148];200)" office:value-type="float" office:value="0.0003646211048302">
            <text:p>0,0004</text:p>
          </table:table-cell>
          <table:table-cell table:formula="oooc:=BINOMDIST([.A148];200;1/10;0)" office:value-type="float" office:value="1.59674239078919E-102">
            <text:p>0,0000</text:p>
          </table:table-cell>
          <table:table-cell table:formula="oooc:=[.B148]*[.C148]" office:value-type="float" office:value="5.8220597465877E-106">
            <text:p>0,0000</text:p>
          </table:table-cell>
          <table:table-cell table:formula="oooc:=[.B148]*[.C148]/[.D$201]" office:value-type="float" office:value="3.00555077074804E-105">
            <text:p>0,0000</text:p>
          </table:table-cell>
        </table:table-row>
        <table:table-row table:style-name="ro1">
          <table:table-cell table:formula="oooc:=[.A148]+1" office:value-type="float" office:value="149">
            <text:p>149,0000</text:p>
          </table:table-cell>
          <table:table-cell table:formula="oooc:=HYPGEOMDIST(2;10;[.A149];200)" office:value-type="float" office:value="0.000312723176774829">
            <text:p>0,0003</text:p>
          </table:table-cell>
          <table:table-cell table:formula="oooc:=BINOMDIST([.A149];200;1/10;0)" office:value-type="float" office:value="6.19169308881716E-104">
            <text:p>0,0000</text:p>
          </table:table-cell>
          <table:table-cell table:formula="oooc:=[.B149]*[.C149]" office:value-type="float" office:value="1.93628593234965E-107">
            <text:p>0,0000</text:p>
          </table:table-cell>
          <table:table-cell table:formula="oooc:=[.B149]*[.C149]/[.D$201]" office:value-type="float" office:value="9.99578487625956E-107">
            <text:p>0,0000</text:p>
          </table:table-cell>
        </table:table-row>
        <table:table-row table:style-name="ro1">
          <table:table-cell table:formula="oooc:=[.A149]+1" office:value-type="float" office:value="150">
            <text:p>150,0000</text:p>
          </table:table-cell>
          <table:table-cell table:formula="oooc:=HYPGEOMDIST(2;10;[.A150];200)" office:value-type="float" office:value="0.000267231649469746">
            <text:p>0,0003</text:p>
          </table:table-cell>
          <table:table-cell table:formula="oooc:=BINOMDIST([.A150];200;1/10;0)" office:value-type="float" office:value="2.33908405577537E-105">
            <text:p>0,0000</text:p>
          </table:table-cell>
          <table:table-cell table:formula="oooc:=[.B150]*[.C150]" office:value-type="float" office:value="6.25077290473236E-109">
            <text:p>0,0000</text:p>
          </table:table-cell>
          <table:table-cell table:formula="oooc:=[.B150]*[.C150]/[.D$201]" office:value-type="float" office:value="3.22686749008379E-108">
            <text:p>0,0000</text:p>
          </table:table-cell>
        </table:table-row>
        <table:table-row table:style-name="ro1">
          <table:table-cell table:formula="oooc:=[.A150]+1" office:value-type="float" office:value="151">
            <text:p>151,0000</text:p>
          </table:table-cell>
          <table:table-cell table:formula="oooc:=HYPGEOMDIST(2;10;[.A151];200)" office:value-type="float" office:value="0.000227487667239883">
            <text:p>0,0002</text:p>
          </table:table-cell>
          <table:table-cell table:formula="oooc:=BINOMDIST([.A151];200;1/10;0)" office:value-type="float" office:value="8.60590160329423E-107">
            <text:p>0,0000</text:p>
          </table:table-cell>
          <table:table-cell table:formula="oooc:=[.B151]*[.C151]" office:value-type="float" office:value="1.95773648022938E-110">
            <text:p>0,0000</text:p>
          </table:table-cell>
          <table:table-cell table:formula="oooc:=[.B151]*[.C151]/[.D$201]" office:value-type="float" office:value="1.01065201031707E-109">
            <text:p>0,0000</text:p>
          </table:table-cell>
        </table:table-row>
        <table:table-row table:style-name="ro1">
          <table:table-cell table:formula="oooc:=[.A151]+1" office:value-type="float" office:value="152">
            <text:p>152,0000</text:p>
          </table:table-cell>
          <table:table-cell table:formula="oooc:=HYPGEOMDIST(2;10;[.A152];200)" office:value-type="float" office:value="0.000192884781257">
            <text:p>0,0002</text:p>
          </table:table-cell>
          <table:table-cell table:formula="oooc:=BINOMDIST([.A152];200;1/10;0)" office:value-type="float" office:value="3.08252323509808E-108">
            <text:p>0,0000</text:p>
          </table:table-cell>
          <table:table-cell table:formula="oooc:=[.B152]*[.C152]" office:value-type="float" office:value="5.94571819921514E-112">
            <text:p>0,0000</text:p>
          </table:table-cell>
          <table:table-cell table:formula="oooc:=[.B152]*[.C152]/[.D$201]" office:value-type="float" office:value="3.06938758688888E-111">
            <text:p>0,0000</text:p>
          </table:table-cell>
        </table:table-row>
        <table:table-row table:style-name="ro1">
          <table:table-cell table:formula="oooc:=[.A152]+1" office:value-type="float" office:value="153">
            <text:p>153,0000</text:p>
          </table:table-cell>
          <table:table-cell table:formula="oooc:=HYPGEOMDIST(2;10;[.A153];200)" office:value-type="float" office:value="0.000162866288809719">
            <text:p>0,0002</text:p>
          </table:table-cell>
          <table:table-cell table:formula="oooc:=BINOMDIST([.A153];200;1/10;0)" office:value-type="float" office:value="1.07451790330216E-109">
            <text:p>0,0000</text:p>
          </table:table-cell>
          <table:table-cell table:formula="oooc:=[.B153]*[.C153]" office:value-type="float" office:value="1.75002743170424E-113">
            <text:p>0,0000</text:p>
          </table:table-cell>
          <table:table-cell table:formula="oooc:=[.B153]*[.C153]/[.D$201]" office:value-type="float" office:value="9.03425338304307E-113">
            <text:p>0,0000</text:p>
          </table:table-cell>
        </table:table-row>
        <table:table-row table:style-name="ro1">
          <table:table-cell table:formula="oooc:=[.A153]+1" office:value-type="float" office:value="154">
            <text:p>154,0000</text:p>
          </table:table-cell>
          <table:table-cell table:formula="oooc:=HYPGEOMDIST(2;10;[.A154];200)" office:value-type="float" office:value="0.000136922582669537">
            <text:p>0,0001</text:p>
          </table:table-cell>
          <table:table-cell table:formula="oooc:=BINOMDIST([.A154];200;1/10;0)" office:value-type="float" office:value="3.64374757974038E-111">
            <text:p>0,0000</text:p>
          </table:table-cell>
          <table:table-cell table:formula="oooc:=[.B154]*[.C154]" office:value-type="float" office:value="4.98911329213927E-115">
            <text:p>0,0000</text:p>
          </table:table-cell>
          <table:table-cell table:formula="oooc:=[.B154]*[.C154]/[.D$201]" office:value-type="float" office:value="2.57555469253421E-114">
            <text:p>0,0000</text:p>
          </table:table-cell>
        </table:table-row>
        <table:table-row table:style-name="ro1">
          <table:table-cell table:formula="oooc:=[.A154]+1" office:value-type="float" office:value="155">
            <text:p>155,0000</text:p>
          </table:table-cell>
          <table:table-cell table:formula="oooc:=HYPGEOMDIST(2;10;[.A155];200)" office:value-type="float" office:value="0.000114588521159928">
            <text:p>0,0001</text:p>
          </table:table-cell>
          <table:table-cell table:formula="oooc:=BINOMDIST([.A155];200;1/10;0)" office:value-type="float" office:value="1.2015224994126E-112">
            <text:p>0,0000</text:p>
          </table:table-cell>
          <table:table-cell table:formula="oooc:=[.B155]*[.C155]" office:value-type="float" office:value="1.3768068634807E-116">
            <text:p>0,0000</text:p>
          </table:table-cell>
          <table:table-cell table:formula="oooc:=[.B155]*[.C155]/[.D$201]" office:value-type="float" office:value="7.10755833814814E-116">
            <text:p>0,0000</text:p>
          </table:table-cell>
        </table:table-row>
        <table:table-row table:style-name="ro1">
          <table:table-cell table:formula="oooc:=[.A155]+1" office:value-type="float" office:value="156">
            <text:p>156,0000</text:p>
          </table:table-cell>
          <table:table-cell table:formula="oooc:=HYPGEOMDIST(2;10;[.A156];200)" office:value-type="float" office:value="0.0000954408288795243">
            <text:p>0,0001</text:p>
          </table:table-cell>
          <table:table-cell table:formula="oooc:=BINOMDIST([.A156];200;1/10;0)" office:value-type="float" office:value="3.85103365196345E-114">
            <text:p>0,0000</text:p>
          </table:table-cell>
          <table:table-cell table:formula="oooc:=[.B156]*[.C156]" office:value-type="float" office:value="3.67545843786334E-118">
            <text:p>0,0000</text:p>
          </table:table-cell>
          <table:table-cell table:formula="oooc:=[.B156]*[.C156]/[.D$201]" office:value-type="float" office:value="1.89740013356047E-117">
            <text:p>0,0000</text:p>
          </table:table-cell>
        </table:table-row>
        <table:table-row table:style-name="ro1">
          <table:table-cell table:formula="oooc:=[.A156]+1" office:value-type="float" office:value="157">
            <text:p>157,0000</text:p>
          </table:table-cell>
          <table:table-cell table:formula="oooc:=HYPGEOMDIST(2;10;[.A157];200)" office:value-type="float" office:value="0.0000790955373646732">
            <text:p>0,0001</text:p>
          </table:table-cell>
          <table:table-cell table:formula="oooc:=BINOMDIST([.A157];200;1/10;0)" office:value-type="float" office:value="1.19918953068926E-115">
            <text:p>0,0000</text:p>
          </table:table-cell>
          <table:table-cell table:formula="oooc:=[.B157]*[.C157]" office:value-type="float" office:value="9.48505403319571E-120">
            <text:p>0,0000</text:p>
          </table:table-cell>
          <table:table-cell table:formula="oooc:=[.B157]*[.C157]/[.D$201]" office:value-type="float" office:value="4.89651647370444E-119">
            <text:p>0,0000</text:p>
          </table:table-cell>
        </table:table-row>
        <table:table-row table:style-name="ro1">
          <table:table-cell table:formula="oooc:=[.A157]+1" office:value-type="float" office:value="158">
            <text:p>158,0000</text:p>
          </table:table-cell>
          <table:table-cell table:formula="oooc:=HYPGEOMDIST(2;10;[.A158];200)" office:value-type="float" office:value="0.0000652054743033159">
            <text:p>0,0001</text:p>
          </table:table-cell>
          <table:table-cell table:formula="oooc:=BINOMDIST([.A158];200;1/10;0)" office:value-type="float" office:value="3.62624119688031E-117">
            <text:p>0,0000</text:p>
          </table:table-cell>
          <table:table-cell table:formula="oooc:=[.B158]*[.C158]" office:value-type="float" office:value="2.36450777180805E-121">
            <text:p>0,0000</text:p>
          </table:table-cell>
          <table:table-cell table:formula="oooc:=[.B158]*[.C158]/[.D$201]" office:value-type="float" office:value="1.22064157108017E-120">
            <text:p>0,0000</text:p>
          </table:table-cell>
        </table:table-row>
        <table:table-row table:style-name="ro1">
          <table:table-cell table:formula="oooc:=[.A158]+1" office:value-type="float" office:value="159">
            <text:p>159,0000</text:p>
          </table:table-cell>
          <table:table-cell table:formula="oooc:=HYPGEOMDIST(2;10;[.A159];200)" office:value-type="float" office:value="0.0000534578092332007">
            <text:p>0,0001</text:p>
          </table:table-cell>
          <table:table-cell table:formula="oooc:=BINOMDIST([.A159];200;1/10;0)" office:value-type="float" office:value="1.06430559237577E-118">
            <text:p>0,0000</text:p>
          </table:table-cell>
          <table:table-cell table:formula="oooc:=[.B159]*[.C159]" office:value-type="float" office:value="5.68954453230528E-123">
            <text:p>0,0000</text:p>
          </table:table-cell>
          <table:table-cell table:formula="oooc:=[.B159]*[.C159]/[.D$201]" office:value-type="float" office:value="2.93714178462319E-122">
            <text:p>0,0000</text:p>
          </table:table-cell>
        </table:table-row>
        <table:table-row table:style-name="ro1">
          <table:table-cell table:formula="oooc:=[.A159]+1" office:value-type="float" office:value="160">
            <text:p>160,0000</text:p>
          </table:table-cell>
          <table:table-cell table:formula="oooc:=HYPGEOMDIST(2;10;[.A160];200)" office:value-type="float" office:value="0.0000435716629748842">
            <text:p>0,0000</text:p>
          </table:table-cell>
          <table:table-cell table:formula="oooc:=BINOMDIST([.A160];200;1/10;0)" office:value-type="float" office:value="3.03031453384769E-120">
            <text:p>0,0000</text:p>
          </table:table-cell>
          <table:table-cell table:formula="oooc:=[.B160]*[.C160]" office:value-type="float" office:value="1.32035843576705E-124">
            <text:p>0,0000</text:p>
          </table:table-cell>
          <table:table-cell table:formula="oooc:=[.B160]*[.C160]/[.D$201]" office:value-type="float" office:value="6.81615182085551E-124">
            <text:p>0,0000</text:p>
          </table:table-cell>
        </table:table-row>
        <table:table-row table:style-name="ro1">
          <table:table-cell table:formula="oooc:=[.A160]+1" office:value-type="float" office:value="161">
            <text:p>161,0000</text:p>
          </table:table-cell>
          <table:table-cell table:formula="oooc:=HYPGEOMDIST(2;10;[.A161];200)" office:value-type="float" office:value="0.0000352957873658182">
            <text:p>0,0000</text:p>
          </table:table-cell>
          <table:table-cell table:formula="oooc:=BINOMDIST([.A161];200;1/10;0)" office:value-type="float" office:value="8.36525751234696E-122">
            <text:p>0,0000</text:p>
          </table:table-cell>
          <table:table-cell table:formula="oooc:=[.B161]*[.C161]" office:value-type="float" office:value="2.95258350416111E-126">
            <text:p>0,0000</text:p>
          </table:table-cell>
          <table:table-cell table:formula="oooc:=[.B161]*[.C161]/[.D$201]" office:value-type="float" office:value="1.52422682227377E-125">
            <text:p>0,0000</text:p>
          </table:table-cell>
        </table:table-row>
        <table:table-row table:style-name="ro1">
          <table:table-cell table:formula="oooc:=[.A161]+1" office:value-type="float" office:value="162">
            <text:p>162,0000</text:p>
          </table:table-cell>
          <table:table-cell table:formula="oooc:=HYPGEOMDIST(2;10;[.A162];200)" office:value-type="float" office:value="0.0000284063211780671">
            <text:p>0,0000</text:p>
          </table:table-cell>
          <table:table-cell table:formula="oooc:=BINOMDIST([.A162];200;1/10;0)" office:value-type="float" office:value="2.23762032223273E-123">
            <text:p>0,0000</text:p>
          </table:table-cell>
          <table:table-cell table:formula="oooc:=[.B162]*[.C162]" office:value-type="float" office:value="6.35625615479129E-128">
            <text:p>0,0000</text:p>
          </table:table-cell>
          <table:table-cell table:formula="oooc:=[.B162]*[.C162]/[.D$201]" office:value-type="float" office:value="3.28132163128381E-127">
            <text:p>0,0000</text:p>
          </table:table-cell>
        </table:table-row>
        <table:table-row table:style-name="ro1">
          <table:table-cell table:formula="oooc:=[.A162]+1" office:value-type="float" office:value="163">
            <text:p>163,0000</text:p>
          </table:table-cell>
          <table:table-cell table:formula="oooc:=HYPGEOMDIST(2;10;[.A163];200)" office:value-type="float" office:value="0.000022704627420848">
            <text:p>0,0000</text:p>
          </table:table-cell>
          <table:table-cell table:formula="oooc:=BINOMDIST([.A163];200;1/10;0)" office:value-type="float" office:value="5.79615352725587E-125">
            <text:p>0,0000</text:p>
          </table:table-cell>
          <table:table-cell table:formula="oooc:=[.B163]*[.C163]" office:value-type="float" office:value="1.31599506310379E-129">
            <text:p>0,0000</text:p>
          </table:table-cell>
          <table:table-cell table:formula="oooc:=[.B163]*[.C163]/[.D$201]" office:value-type="float" office:value="6.79362656580498E-129">
            <text:p>0,0000</text:p>
          </table:table-cell>
        </table:table-row>
        <table:table-row table:style-name="ro1">
          <table:table-cell table:formula="oooc:=[.A163]+1" office:value-type="float" office:value="164">
            <text:p>164,0000</text:p>
          </table:table-cell>
          <table:table-cell table:formula="oooc:=HYPGEOMDIST(2;10;[.A164];200)" office:value-type="float" office:value="0.0000180152165521443">
            <text:p>0,0000</text:p>
          </table:table-cell>
          <table:table-cell table:formula="oooc:=BINOMDIST([.A164];200;1/10;0)" office:value-type="float" office:value="1.45296531509802E-126">
            <text:p>0,0000</text:p>
          </table:table-cell>
          <table:table-cell table:formula="oooc:=[.B164]*[.C164]" office:value-type="float" office:value="2.61754847942454E-131">
            <text:p>0,0000</text:p>
          </table:table-cell>
          <table:table-cell table:formula="oooc:=[.B164]*[.C164]/[.D$201]" office:value-type="float" office:value="1.35127003023556E-130">
            <text:p>0,0000</text:p>
          </table:table-cell>
        </table:table-row>
        <table:table-row table:style-name="ro1">
          <table:table-cell table:formula="oooc:=[.A164]+1" office:value-type="float" office:value="165">
            <text:p>165,0000</text:p>
          </table:table-cell>
          <table:table-cell table:formula="oooc:=HYPGEOMDIST(2;10;[.A165];200)" office:value-type="float" office:value="0.0000141837594531198">
            <text:p>0,0000</text:p>
          </table:table-cell>
          <table:table-cell table:formula="oooc:=BINOMDIST([.A165];200;1/10;0)" office:value-type="float" office:value="3.52234015781337E-128">
            <text:p>0,0000</text:p>
          </table:table-cell>
          <table:table-cell table:formula="oooc:=[.B165]*[.C165]" office:value-type="float" office:value="4.99600255104888E-133">
            <text:p>0,0000</text:p>
          </table:table-cell>
          <table:table-cell table:formula="oooc:=[.B165]*[.C165]/[.D$201]" office:value-type="float" office:value="2.57911116882043E-132">
            <text:p>0,0000</text:p>
          </table:table-cell>
        </table:table-row>
        <table:table-row table:style-name="ro1">
          <table:table-cell table:formula="oooc:=[.A165]+1" office:value-type="float" office:value="166">
            <text:p>166,0000</text:p>
          </table:table-cell>
          <table:table-cell table:formula="oooc:=HYPGEOMDIST(2;10;[.A166];200)" office:value-type="float" office:value="0.0000110751933569482">
            <text:p>0,0000</text:p>
          </table:table-cell>
          <table:table-cell table:formula="oooc:=BINOMDIST([.A166];200;1/10;0)" office:value-type="float" office:value="8.25180090518528E-130">
            <text:p>0,0000</text:p>
          </table:table-cell>
          <table:table-cell table:formula="oooc:=[.B166]*[.C166]" office:value-type="float" office:value="9.13902905679674E-135">
            <text:p>0,0000</text:p>
          </table:table-cell>
          <table:table-cell table:formula="oooc:=[.B166]*[.C166]/[.D$201]" office:value-type="float" office:value="4.71788628442761E-134">
            <text:p>0,0000</text:p>
          </table:table-cell>
        </table:table-row>
        <table:table-row table:style-name="ro1">
          <table:table-cell table:formula="oooc:=[.A166]+1" office:value-type="float" office:value="167">
            <text:p>167,0000</text:p>
          </table:table-cell>
          <table:table-cell table:formula="oooc:=HYPGEOMDIST(2;10;[.A167];200)" office:value-type="float" office:value="0.00000857192327199095">
            <text:p>0,0000</text:p>
          </table:table-cell>
          <table:table-cell table:formula="oooc:=BINOMDIST([.A167];200;1/10;0)" office:value-type="float" office:value="1.8666748554644E-131">
            <text:p>0,0000</text:p>
          </table:table-cell>
          <table:table-cell table:formula="oooc:=[.B167]*[.C167]" office:value-type="float" office:value="1.60009936347956E-136">
            <text:p>0,0000</text:p>
          </table:table-cell>
          <table:table-cell table:formula="oooc:=[.B167]*[.C167]/[.D$201]" office:value-type="float" office:value="8.26027228249952E-136">
            <text:p>0,0000</text:p>
          </table:table-cell>
        </table:table-row>
        <table:table-row table:style-name="ro1">
          <table:table-cell table:formula="oooc:=[.A167]+1" office:value-type="float" office:value="168">
            <text:p>168,0000</text:p>
          </table:table-cell>
          <table:table-cell table:formula="oooc:=HYPGEOMDIST(2;10;[.A168];200)" office:value-type="float" office:value="0.00000657212079999306">
            <text:p>0,0000</text:p>
          </table:table-cell>
          <table:table-cell table:formula="oooc:=BINOMDIST([.A168];200;1/10;0)" office:value-type="float" office:value="4.07409194645008E-133">
            <text:p>0,0000</text:p>
          </table:table-cell>
          <table:table-cell table:formula="oooc:=[.B168]*[.C168]" office:value-type="float" office:value="2.67754244223488E-138">
            <text:p>0,0000</text:p>
          </table:table-cell>
          <table:table-cell table:formula="oooc:=[.B168]*[.C168]/[.D$201]" office:value-type="float" office:value="1.38224101112776E-137">
            <text:p>0,0000</text:p>
          </table:table-cell>
        </table:table-row>
        <table:table-row table:style-name="ro1">
          <table:table-cell table:formula="oooc:=[.A168]+1" office:value-type="float" office:value="169">
            <text:p>169,0000</text:p>
          </table:table-cell>
          <table:table-cell table:formula="oooc:=HYPGEOMDIST(2;10;[.A169];200)" office:value-type="float" office:value="0.00000498812162514443">
            <text:p>0,0000</text:p>
          </table:table-cell>
          <table:table-cell table:formula="oooc:=BINOMDIST([.A169];200;1/10;0)" office:value-type="float" office:value="8.57139660002647E-135">
            <text:p>0,0000</text:p>
          </table:table-cell>
          <table:table-cell table:formula="oooc:=[.B169]*[.C169]" office:value-type="float" office:value="4.27551687382815E-140">
            <text:p>0,0000</text:p>
          </table:table-cell>
          <table:table-cell table:formula="oooc:=[.B169]*[.C169]/[.D$201]" office:value-type="float" office:value="2.20717127525391E-139">
            <text:p>0,0000</text:p>
          </table:table-cell>
        </table:table-row>
        <table:table-row table:style-name="ro1">
          <table:table-cell table:formula="oooc:=[.A169]+1" office:value-type="float" office:value="170">
            <text:p>170,0000</text:p>
          </table:table-cell>
          <table:table-cell table:formula="oooc:=HYPGEOMDIST(2;10;[.A170];200)" office:value-type="float" office:value="0.00000374492234145828">
            <text:p>0,0000</text:p>
          </table:table-cell>
          <table:table-cell table:formula="oooc:=BINOMDIST([.A170];200;1/10;0)" office:value-type="float" office:value="1.73668820000536E-136">
            <text:p>0,0000</text:p>
          </table:table-cell>
          <table:table-cell table:formula="oooc:=[.B170]*[.C170]" office:value-type="float" office:value="6.50376244034705E-142">
            <text:p>0,0000</text:p>
          </table:table-cell>
          <table:table-cell table:formula="oooc:=[.B170]*[.C170]/[.D$201]" office:value-type="float" office:value="3.35746953246297E-141">
            <text:p>0,0000</text:p>
          </table:table-cell>
        </table:table-row>
        <table:table-row table:style-name="ro1">
          <table:table-cell table:formula="oooc:=[.A170]+1" office:value-type="float" office:value="171">
            <text:p>171,0000</text:p>
          </table:table-cell>
          <table:table-cell table:formula="oooc:=HYPGEOMDIST(2;10;[.A171];200)" office:value-type="float" office:value="0.00000277877669596964">
            <text:p>0,0000</text:p>
          </table:table-cell>
          <table:table-cell table:formula="oooc:=BINOMDIST([.A171];200;1/10;0)" office:value-type="float" office:value="3.3853571150202E-138">
            <text:p>0,0000</text:p>
          </table:table-cell>
          <table:table-cell table:formula="oooc:=[.B171]*[.C171]" office:value-type="float" office:value="9.40715145875314E-144">
            <text:p>0,0000</text:p>
          </table:table-cell>
          <table:table-cell table:formula="oooc:=[.B171]*[.C171]/[.D$201]" office:value-type="float" office:value="4.8563004414323E-143">
            <text:p>0,0000</text:p>
          </table:table-cell>
        </table:table-row>
        <table:table-row table:style-name="ro1">
          <table:table-cell table:formula="oooc:=[.A171]+1" office:value-type="float" office:value="172">
            <text:p>172,0000</text:p>
          </table:table-cell>
          <table:table-cell table:formula="oooc:=HYPGEOMDIST(2;10;[.A172];200)" office:value-type="float" office:value="0.00000203589075574895">
            <text:p>0,0000</text:p>
          </table:table-cell>
          <table:table-cell table:formula="oooc:=BINOMDIST([.A172];200;1/10;0)" office:value-type="float" office:value="6.34207728266058E-140">
            <text:p>0,0000</text:p>
          </table:table-cell>
          <table:table-cell table:formula="oooc:=[.B172]*[.C172]" office:value-type="float" office:value="1.29117765120141E-145">
            <text:p>0,0000</text:p>
          </table:table-cell>
          <table:table-cell table:formula="oooc:=[.B172]*[.C172]/[.D$201]" office:value-type="float" office:value="6.66551040980904E-145">
            <text:p>0,0000</text:p>
          </table:table-cell>
        </table:table-row>
        <table:table-row table:style-name="ro1">
          <table:table-cell table:formula="oooc:=[.A172]+1" office:value-type="float" office:value="173">
            <text:p>173,0000</text:p>
          </table:table-cell>
          <table:table-cell table:formula="oooc:=HYPGEOMDIST(2;10;[.A173];200)" office:value-type="float" office:value="0.00000147121595966821">
            <text:p>0,0000</text:p>
          </table:table-cell>
          <table:table-cell table:formula="oooc:=BINOMDIST([.A173];200;1/10;0)" office:value-type="float" office:value="1.14051486136478E-141">
            <text:p>0,0000</text:p>
          </table:table-cell>
          <table:table-cell table:formula="oooc:=[.B173]*[.C173]" office:value-type="float" office:value="1.67794366627864E-147">
            <text:p>0,0000</text:p>
          </table:table-cell>
          <table:table-cell table:formula="oooc:=[.B173]*[.C173]/[.D$201]" office:value-type="float" office:value="8.66213178662643E-147">
            <text:p>0,0000</text:p>
          </table:table-cell>
        </table:table-row>
        <table:table-row table:style-name="ro1">
          <table:table-cell table:formula="oooc:=[.A173]+1" office:value-type="float" office:value="174">
            <text:p>174,0000</text:p>
          </table:table-cell>
          <table:table-cell table:formula="oooc:=HYPGEOMDIST(2;10;[.A174];200)" office:value-type="float" office:value="0.00000104733849325217">
            <text:p>0,0000</text:p>
          </table:table-cell>
          <table:table-cell table:formula="oooc:=BINOMDIST([.A174];200;1/10;0)" office:value-type="float" office:value="1.96640493338755E-143">
            <text:p>0,0000</text:p>
          </table:table-cell>
          <table:table-cell table:formula="oooc:=[.B174]*[.C174]" office:value-type="float" office:value="2.05949158005776E-149">
            <text:p>0,0000</text:p>
          </table:table-cell>
          <table:table-cell table:formula="oooc:=[.B174]*[.C174]/[.D$201]" office:value-type="float" office:value="1.06318155003813E-148">
            <text:p>0,0000</text:p>
          </table:table-cell>
        </table:table-row>
        <table:table-row table:style-name="ro1">
          <table:table-cell table:formula="oooc:=[.A174]+1" office:value-type="float" office:value="175">
            <text:p>175,0000</text:p>
          </table:table-cell>
          <table:table-cell table:formula="oooc:=HYPGEOMDIST(2;10;[.A175];200)" office:value-type="float" office:value="0.000000733462928800432">
            <text:p>0,0000</text:p>
          </table:table-cell>
          <table:table-cell table:formula="oooc:=BINOMDIST([.A175];200;1/10;0)" office:value-type="float" office:value="3.24612877892548E-145">
            <text:p>0,0000</text:p>
          </table:table-cell>
          <table:table-cell table:formula="oooc:=[.B175]*[.C175]" office:value-type="float" office:value="2.38091512145406E-151">
            <text:p>0,0000</text:p>
          </table:table-cell>
          <table:table-cell table:formula="oooc:=[.B175]*[.C175]/[.D$201]" office:value-type="float" office:value="1.22911161854119E-150">
            <text:p>0,0000</text:p>
          </table:table-cell>
        </table:table-row>
        <table:table-row table:style-name="ro1">
          <table:table-cell table:formula="oooc:=[.A175]+1" office:value-type="float" office:value="176">
            <text:p>176,0000</text:p>
          </table:table-cell>
          <table:table-cell table:formula="oooc:=HYPGEOMDIST(2;10;[.A176];200)" office:value-type="float" office:value="0.000000504487605280665">
            <text:p>0,0000</text:p>
          </table:table-cell>
          <table:table-cell table:formula="oooc:=BINOMDIST([.A176];200;1/10;0)" office:value-type="float" office:value="5.1233093101728E-147">
            <text:p>0,0000</text:p>
          </table:table-cell>
          <table:table-cell table:formula="oooc:=[.B176]*[.C176]" office:value-type="float" office:value="2.58464604500121E-153">
            <text:p>0,0000</text:p>
          </table:table-cell>
          <table:table-cell table:formula="oooc:=[.B176]*[.C176]/[.D$201]" office:value-type="float" office:value="1.33428464337166E-152">
            <text:p>0,0000</text:p>
          </table:table-cell>
        </table:table-row>
        <table:table-row table:style-name="ro1">
          <table:table-cell table:formula="oooc:=[.A176]+1" office:value-type="float" office:value="177">
            <text:p>177,0000</text:p>
          </table:table-cell>
          <table:table-cell table:formula="oooc:=HYPGEOMDIST(2;10;[.A177];200)" office:value-type="float" office:value="0.000000340168785274963">
            <text:p>0,0000</text:p>
          </table:table-cell>
          <table:table-cell table:formula="oooc:=BINOMDIST([.A177];200;1/10;0)" office:value-type="float" office:value="7.71873342398915E-149">
            <text:p>0,0000</text:p>
          </table:table-cell>
          <table:table-cell table:formula="oooc:=[.B177]*[.C177]" office:value-type="float" office:value="2.62567217269964E-155">
            <text:p>0,0000</text:p>
          </table:table-cell>
          <table:table-cell table:formula="oooc:=[.B177]*[.C177]/[.D$201]" office:value-type="float" office:value="1.35546376469502E-154">
            <text:p>0,0000</text:p>
          </table:table-cell>
        </table:table-row>
        <table:table-row table:style-name="ro1">
          <table:table-cell table:formula="oooc:=[.A177]+1" office:value-type="float" office:value="178">
            <text:p>178,0000</text:p>
          </table:table-cell>
          <table:table-cell table:formula="oooc:=HYPGEOMDIST(2;10;[.A178];200)" office:value-type="float" office:value="0.000000224370221512883">
            <text:p>0,0000</text:p>
          </table:table-cell>
          <table:table-cell table:formula="oooc:=BINOMDIST([.A178];200;1/10;0)" office:value-type="float" office:value="1.10818270132179E-150">
            <text:p>0,0000</text:p>
          </table:table-cell>
          <table:table-cell table:formula="oooc:=[.B178]*[.C178]" office:value-type="float" office:value="2.48643198172315E-157">
            <text:p>0,0000</text:p>
          </table:table-cell>
          <table:table-cell table:formula="oooc:=[.B178]*[.C178]/[.D$201]" office:value-type="float" office:value="1.28358311050665E-156">
            <text:p>0,0000</text:p>
          </table:table-cell>
        </table:table-row>
        <table:table-row table:style-name="ro1">
          <table:table-cell table:formula="oooc:=[.A178]+1" office:value-type="float" office:value="179">
            <text:p>179,0000</text:p>
          </table:table-cell>
          <table:table-cell table:formula="oooc:=HYPGEOMDIST(2;10;[.A179];200)" office:value-type="float" office:value="0.000000144394395251999">
            <text:p>0,0000</text:p>
          </table:table-cell>
          <table:table-cell table:formula="oooc:=BINOMDIST([.A179];200;1/10;0)" office:value-type="float" office:value="1.51334695400865E-152">
            <text:p>0,0000</text:p>
          </table:table-cell>
          <table:table-cell table:formula="oooc:=[.B179]*[.C179]" office:value-type="float" office:value="2.18518818230534E-159">
            <text:p>0,0000</text:p>
          </table:table-cell>
          <table:table-cell table:formula="oooc:=[.B179]*[.C179]/[.D$201]" office:value-type="float" office:value="1.12807053026322E-158">
            <text:p>0,0000</text:p>
          </table:table-cell>
        </table:table-row>
        <table:table-row table:style-name="ro1">
          <table:table-cell table:formula="oooc:=[.A179]+1" office:value-type="float" office:value="180">
            <text:p>180,0000</text:p>
          </table:table-cell>
          <table:table-cell table:formula="oooc:=HYPGEOMDIST(2;10;[.A180];200)" office:value-type="float" office:value="0.0000000903913549731616">
            <text:p>0,0000</text:p>
          </table:table-cell>
          <table:table-cell table:formula="oooc:=BINOMDIST([.A180];200;1/10;0)" office:value-type="float" office:value="1.96174605149269E-154">
            <text:p>0,0000</text:p>
          </table:table-cell>
          <table:table-cell table:formula="oooc:=[.B180]*[.C180]" office:value-type="float" office:value="1.77324883707674E-161">
            <text:p>0,0000</text:p>
          </table:table-cell>
          <table:table-cell table:formula="oooc:=[.B180]*[.C180]/[.D$201]" office:value-type="float" office:value="9.15413039539441E-161">
            <text:p>0,0000</text:p>
          </table:table-cell>
        </table:table-row>
        <table:table-row table:style-name="ro1">
          <table:table-cell table:formula="oooc:=[.A180]+1" office:value-type="float" office:value="181">
            <text:p>181,0000</text:p>
          </table:table-cell>
          <table:table-cell table:formula="oooc:=HYPGEOMDIST(2;10;[.A181];200)" office:value-type="float" office:value="0.0000000548407885479628">
            <text:p>0,0000</text:p>
          </table:table-cell>
          <table:table-cell table:formula="oooc:=BINOMDIST([.A181];200;1/10;0)" office:value-type="float" office:value="2.40852799446617E-156">
            <text:p>0,0000</text:p>
          </table:table-cell>
          <table:table-cell table:formula="oooc:=[.B181]*[.C181]" office:value-type="float" office:value="1.32085574456368E-163">
            <text:p>0,0000</text:p>
          </table:table-cell>
          <table:table-cell table:formula="oooc:=[.B181]*[.C181]/[.D$201]" office:value-type="float" office:value="6.81871910271464E-163">
            <text:p>0,0000</text:p>
          </table:table-cell>
        </table:table-row>
        <table:table-row table:style-name="ro1">
          <table:table-cell table:formula="oooc:=[.A181]+1" office:value-type="float" office:value="182">
            <text:p>182,0000</text:p>
          </table:table-cell>
          <table:table-cell table:formula="oooc:=HYPGEOMDIST(2;10;[.A182];200)" office:value-type="float" office:value="0.0000000321027072143338">
            <text:p>0,0000</text:p>
          </table:table-cell>
          <table:table-cell table:formula="oooc:=BINOMDIST([.A182];200;1/10;0)" office:value-type="float" office:value="2.79377484095587E-158">
            <text:p>0,0000</text:p>
          </table:table-cell>
          <table:table-cell table:formula="oooc:=[.B182]*[.C182]" office:value-type="float" office:value="8.96877357419784E-166">
            <text:p>0,0000</text:p>
          </table:table-cell>
          <table:table-cell table:formula="oooc:=[.B182]*[.C182]/[.D$201]" office:value-type="float" office:value="4.62999445246056E-165">
            <text:p>0,0000</text:p>
          </table:table-cell>
        </table:table-row>
        <table:table-row table:style-name="ro1">
          <table:table-cell table:formula="oooc:=[.A182]+1" office:value-type="float" office:value="183">
            <text:p>183,0000</text:p>
          </table:table-cell>
          <table:table-cell table:formula="oooc:=HYPGEOMDIST(2;10;[.A183];200)" office:value-type="float" office:value="0.0000000180319073671672">
            <text:p>0,0000</text:p>
          </table:table-cell>
          <table:table-cell table:formula="oooc:=BINOMDIST([.A183];200;1/10;0)" office:value-type="float" office:value="3.05330583711024E-160">
            <text:p>0,0000</text:p>
          </table:table-cell>
          <table:table-cell table:formula="oooc:=[.B183]*[.C183]" office:value-type="float" office:value="5.50569280184029E-168">
            <text:p>0,0000</text:p>
          </table:table-cell>
          <table:table-cell table:formula="oooc:=[.B183]*[.C183]/[.D$201]" office:value-type="float" office:value="2.84223109420538E-167">
            <text:p>0,0000</text:p>
          </table:table-cell>
        </table:table-row>
        <table:table-row table:style-name="ro1">
          <table:table-cell table:formula="oooc:=[.A183]+1" office:value-type="float" office:value="184">
            <text:p>184,0000</text:p>
          </table:table-cell>
          <table:table-cell table:formula="oooc:=HYPGEOMDIST(2;10;[.A184];200)" office:value-type="float" office:value="0.00000000965120833872946">
            <text:p>0,0000</text:p>
          </table:table-cell>
          <table:table-cell table:formula="oooc:=BINOMDIST([.A184];200;1/10;0)" office:value-type="float" office:value="3.13443232070496E-162">
            <text:p>0,0000</text:p>
          </table:table-cell>
          <table:table-cell table:formula="oooc:=[.B184]*[.C184]" office:value-type="float" office:value="3.02510593507708E-170">
            <text:p>0,0000</text:p>
          </table:table-cell>
          <table:table-cell table:formula="oooc:=[.B184]*[.C184]/[.D$201]" office:value-type="float" office:value="1.56166543637658E-169">
            <text:p>0,0000</text:p>
          </table:table-cell>
        </table:table-row>
        <table:table-row table:style-name="ro1">
          <table:table-cell table:formula="oooc:=[.A184]+1" office:value-type="float" office:value="185">
            <text:p>185,0000</text:p>
          </table:table-cell>
          <table:table-cell table:formula="oooc:=HYPGEOMDIST(2;10;[.A185];200)" office:value-type="float" office:value="0.00000000487834301274577">
            <text:p>0,0000</text:p>
          </table:table-cell>
          <table:table-cell table:formula="oooc:=BINOMDIST([.A185];200;1/10;0)" office:value-type="float" office:value="3.01206709497173E-164">
            <text:p>0,0000</text:p>
          </table:table-cell>
          <table:table-cell table:formula="oooc:=[.B185]*[.C185]" office:value-type="float" office:value="1.46938964666768E-172">
            <text:p>0,0000</text:p>
          </table:table-cell>
          <table:table-cell table:formula="oooc:=[.B185]*[.C185]/[.D$201]" office:value-type="float" office:value="7.58550303036591E-172">
            <text:p>0,0000</text:p>
          </table:table-cell>
        </table:table-row>
        <table:table-row table:style-name="ro1">
          <table:table-cell table:formula="oooc:=[.A185]+1" office:value-type="float" office:value="186">
            <text:p>186,0000</text:p>
          </table:table-cell>
          <table:table-cell table:formula="oooc:=HYPGEOMDIST(2;10;[.A186];200)" office:value-type="float" office:value="0.00000000230130529079528">
            <text:p>0,0000</text:p>
          </table:table-cell>
          <table:table-cell table:formula="oooc:=BINOMDIST([.A186];200;1/10;0)" office:value-type="float" office:value="2.69898485212521E-166">
            <text:p>0,0000</text:p>
          </table:table-cell>
          <table:table-cell table:formula="oooc:=[.B186]*[.C186]" office:value-type="float" office:value="6.21118811997207E-175">
            <text:p>0,0000</text:p>
          </table:table-cell>
          <table:table-cell table:formula="oooc:=[.B186]*[.C186]/[.D$201]" office:value-type="float" office:value="3.20643244037206E-174">
            <text:p>0,0000</text:p>
          </table:table-cell>
        </table:table-row>
        <table:table-row table:style-name="ro1">
          <table:table-cell table:formula="oooc:=[.A186]+1" office:value-type="float" office:value="187">
            <text:p>187,0000</text:p>
          </table:table-cell>
          <table:table-cell table:formula="oooc:=HYPGEOMDIST(2;10;[.A187];200)" office:value-type="float" office:value="0.000000000996936114390853">
            <text:p>0,0000</text:p>
          </table:table-cell>
          <table:table-cell table:formula="oooc:=BINOMDIST([.A187];200;1/10;0)" office:value-type="float" office:value="2.24514485619447E-168">
            <text:p>0,0000</text:p>
          </table:table-cell>
          <table:table-cell table:formula="oooc:=[.B187]*[.C187]" office:value-type="float" office:value="2.23826598917912E-177">
            <text:p>0,0000</text:p>
          </table:table-cell>
          <table:table-cell table:formula="oooc:=[.B187]*[.C187]/[.D$201]" office:value-type="float" office:value="1.15547114968363E-176">
            <text:p>0,0000</text:p>
          </table:table-cell>
        </table:table-row>
        <table:table-row table:style-name="ro1">
          <table:table-cell table:formula="oooc:=[.A187]+1" office:value-type="float" office:value="188">
            <text:p>188,0000</text:p>
          </table:table-cell>
          <table:table-cell table:formula="oooc:=HYPGEOMDIST(2;10;[.A188];200)" office:value-type="float" office:value="0.000000000387559945213979">
            <text:p>0,0000</text:p>
          </table:table-cell>
          <table:table-cell table:formula="oooc:=BINOMDIST([.A188];200;1/10;0)" office:value-type="float" office:value="1.72499309282081E-170">
            <text:p>0,0000</text:p>
          </table:table-cell>
          <table:table-cell table:formula="oooc:=[.B188]*[.C188]" office:value-type="float" office:value="6.68538228548126E-180">
            <text:p>0,0000</text:p>
          </table:table-cell>
          <table:table-cell table:formula="oooc:=[.B188]*[.C188]/[.D$201]" office:value-type="float" office:value="3.45122804565002E-179">
            <text:p>0,0000</text:p>
          </table:table-cell>
        </table:table-row>
        <table:table-row table:style-name="ro1">
          <table:table-cell table:formula="oooc:=[.A188]+1" office:value-type="float" office:value="189">
            <text:p>189,0000</text:p>
          </table:table-cell>
          <table:table-cell table:formula="oooc:=HYPGEOMDIST(2;10;[.A189];200)" office:value-type="float" office:value="0.000000000130568323788667">
            <text:p>0,0000</text:p>
          </table:table-cell>
          <table:table-cell table:formula="oooc:=BINOMDIST([.A189];200;1/10;0)" office:value-type="float" office:value="1.21692634414166E-172">
            <text:p>0,0000</text:p>
          </table:table-cell>
          <table:table-cell table:formula="oooc:=[.B189]*[.C189]" office:value-type="float" office:value="1.58892032928847E-182">
            <text:p>0,0000</text:p>
          </table:table-cell>
          <table:table-cell table:formula="oooc:=[.B189]*[.C189]/[.D$201]" office:value-type="float" office:value="8.20256220000004E-182">
            <text:p>0,0000</text:p>
          </table:table-cell>
        </table:table-row>
        <table:table-row table:style-name="ro1">
          <table:table-cell table:formula="oooc:=[.A189]+1" office:value-type="float" office:value="190">
            <text:p>190,0000</text:p>
          </table:table-cell>
          <table:table-cell table:formula="oooc:=HYPGEOMDIST(2;10;[.A190];200)" office:value-type="float" office:value="0.0000000000359883677754062">
            <text:p>0,0000</text:p>
          </table:table-cell>
          <table:table-cell table:formula="oooc:=BINOMDIST([.A190];200;1/10;0)" office:value-type="float" office:value="7.82818116114521E-175">
            <text:p>0,0000</text:p>
          </table:table-cell>
          <table:table-cell table:formula="oooc:=[.B190]*[.C190]" office:value-type="float" office:value="2.81723462639801E-185">
            <text:p>0,0000</text:p>
          </table:table-cell>
          <table:table-cell table:formula="oooc:=[.B190]*[.C190]/[.D$201]" office:value-type="float" office:value="1.45435500000001E-184">
            <text:p>0,0000</text:p>
          </table:table-cell>
        </table:table-row>
        <table:table-row table:style-name="ro1">
          <table:table-cell table:formula="oooc:=[.A190]+1" office:value-type="float" office:value="191">
            <text:p>191,0000</text:p>
          </table:table-cell>
          <table:table-cell table:formula="oooc:=HYPGEOMDIST(2;10;[.A191];200)" office:value-type="float" office:value="0.00000000000727383941280697">
            <text:p>0,0000</text:p>
          </table:table-cell>
          <table:table-cell table:formula="oooc:=BINOMDIST([.A191];200;1/10;0)" office:value-type="float" office:value="4.55391574237651E-177">
            <text:p>0,0000</text:p>
          </table:table-cell>
          <table:table-cell table:formula="oooc:=[.B191]*[.C191]" office:value-type="float" office:value="3.31244518095004E-188">
            <text:p>0,0000</text:p>
          </table:table-cell>
          <table:table-cell table:formula="oooc:=[.B191]*[.C191]/[.D$201]" office:value-type="float" office:value="1.71000000000001E-187">
            <text:p>0,0000</text:p>
          </table:table-cell>
        </table:table-row>
        <table:table-row table:style-name="ro1">
          <table:table-cell table:formula="oooc:=[.A191]+1" office:value-type="float" office:value="192">
            <text:p>192,0000</text:p>
          </table:table-cell>
          <table:table-cell table:formula="oooc:=HYPGEOMDIST(2;10;[.A192];200)" office:value-type="float" office:value="0.000000000000816711793718678">
            <text:p>0,0000</text:p>
          </table:table-cell>
          <table:table-cell table:formula="oooc:=BINOMDIST([.A192];200;1/10;0)" office:value-type="float" office:value="2.3718311158211E-179">
            <text:p>0,0000</text:p>
          </table:table-cell>
          <table:table-cell table:formula="oooc:=[.B192]*[.C192]" office:value-type="float" office:value="1.93710244500002E-191">
            <text:p>0,0000</text:p>
          </table:table-cell>
          <table:table-cell table:formula="oooc:=[.B192]*[.C192]/[.D$201]" office:value-type="float" office:value="1.00000000000001E-190">
            <text:p>0,0000</text:p>
          </table:table-cell>
        </table:table-row>
        <table:table-row table:style-name="ro1">
          <table:table-cell table:formula="oooc:=[.A192]+1" office:value-type="float" office:value="193">
            <text:p>193,0000</text:p>
          </table:table-cell>
          <table:table-cell table:number-columns-repeated="4"/>
        </table:table-row>
        <table:table-row table:style-name="ro1">
          <table:table-cell table:formula="oooc:=[.A193]+1" office:value-type="float" office:value="194">
            <text:p>194,0000</text:p>
          </table:table-cell>
          <table:table-cell table:number-columns-repeated="4"/>
        </table:table-row>
        <table:table-row table:style-name="ro1">
          <table:table-cell table:formula="oooc:=[.A194]+1" office:value-type="float" office:value="195">
            <text:p>195,0000</text:p>
          </table:table-cell>
          <table:table-cell table:number-columns-repeated="4"/>
        </table:table-row>
        <table:table-row table:style-name="ro1">
          <table:table-cell table:formula="oooc:=[.A195]+1" office:value-type="float" office:value="196">
            <text:p>196,0000</text:p>
          </table:table-cell>
          <table:table-cell table:number-columns-repeated="4"/>
        </table:table-row>
        <table:table-row table:style-name="ro1">
          <table:table-cell table:formula="oooc:=[.A196]+1" office:value-type="float" office:value="197">
            <text:p>197,0000</text:p>
          </table:table-cell>
          <table:table-cell table:number-columns-repeated="4"/>
        </table:table-row>
        <table:table-row table:style-name="ro1">
          <table:table-cell table:formula="oooc:=[.A197]+1" office:value-type="float" office:value="198">
            <text:p>198,0000</text:p>
          </table:table-cell>
          <table:table-cell table:number-columns-repeated="4"/>
        </table:table-row>
        <table:table-row table:style-name="ro1">
          <table:table-cell table:formula="oooc:=[.A198]+1" office:value-type="float" office:value="199">
            <text:p>199,0000</text:p>
          </table:table-cell>
          <table:table-cell table:number-columns-repeated="4"/>
        </table:table-row>
        <table:table-row table:style-name="ro1">
          <table:table-cell table:formula="oooc:=[.A199]+1" office:value-type="float" office:value="200">
            <text:p>200,0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ooc:=SUM([.D1:.D200])" office:value-type="float" office:value="0.193710244500001">
            <text:p>0,1937</text:p>
          </table:table-cell>
          <table:table-cell table:formula="oooc:=SUM([.E1:.E200])" office:value-type="float" office:value="1">
            <text:p>1,0000</text:p>
          </table:table-cell>
        </table:table-row>
        <table:table-row table:style-name="ro1">
          <table:table-cell table:number-columns-repeated="3"/>
          <table:table-cell table:formula="oooc:=BINOMDIST(2;200;1/10;0)" office:value-type="float" office:value="0.000000173328486743508">
            <text:p>0,0000</text:p>
          </table:table-cell>
          <table:table-cell/>
        </table:table-row>
        <table:table-row table:style-name="ro1" table:number-rows-repeated="65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5" table:default-cell-style-name="Default"/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COUNTIF([.B1:.B200];ROW())" office:value-type="float" office:value="6">
            <text:p>6</text:p>
          </table:table-cell>
          <table:table-cell>
            <draw:frame table:end-cell-address="Sheet2.G15" table:end-x="1.326cm" table:end-y="0.063cm" draw:z-index="0" draw:style-name="gr1" svg:width="7.999cm" svg:height="6.999cm" svg:x="0.101cm" svg:y="0.1cm">
              <draw:object draw:notify-on-update-of-ranges="Sheet2.C1:Sheet2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COUNTIF([.B2:.B201];ROW())" office:value-type="float" office:value="10">
            <text:p>10</text:p>
          </table:table-cell>
          <table:table-cell table:number-columns-repeated="2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ooc:=COUNTIF([.B3:.B202];ROW())" office:value-type="float" office:value="13">
            <text:p>13</text:p>
          </table:table-cell>
          <table:table-cell table:number-columns-repeated="5"/>
          <table:table-cell table:style-name="ce2" office:value-type="date" office:date-value="2009-12-05">
            <text:p>5.12.2009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COUNTIF([.B4:.B203];ROW())" office:value-type="float" office:value="6">
            <text:p>6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COUNTIF([.B5:.B204];ROW())" office:value-type="float" office:value="12">
            <text:p>12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COUNTIF([.B6:.B205];ROW())" office:value-type="float" office:value="7">
            <text:p>7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COUNTIF([.B7:.B206];ROW())" office:value-type="float" office:value="5">
            <text:p>5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COUNTIF([.B8:.B207];ROW())" office:value-type="float" office:value="5">
            <text:p>5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COUNTIF([.B9:.B208];ROW())" office:value-type="float" office:value="2">
            <text:p>2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COUNTIF([.B10:.B209];ROW())" office:value-type="float" office:value="0">
            <text:p>0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MEDIAN([.B1:.B200])" office:value-type="float" office:value="4">
            <text:p>4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3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ANOVA</text:p>
          </table:table-cell>
          <table:table-cell table:number-columns-repeated="11"/>
        </table:table-row>
        <table:table-row table:style-name="ro2">
          <table:table-cell office:value-type="string">
            <text:p>testovani atraktivnosti barev pro hmyz</text:p>
          </table:table-cell>
          <table:table-cell table:number-columns-repeated="6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2">
          <table:table-cell office:value-type="string">
            <text:p>zluta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formula="oooc:=AVERAGE([.B3:.G3])" office:value-type="float" office:value="47.1666666666667">
            <text:p>47,17</text:p>
          </table:table-cell>
          <table:table-cell table:formula="oooc:=STDEV([.B3:.G3])" office:value-type="float" office:value="6.7946057035465">
            <text:p>6,79</text:p>
          </table:table-cell>
          <table:table-cell table:formula="oooc:=COUNT([.B3:.G3])" office:value-type="float" office:value="6">
            <text:p>6</text:p>
          </table:table-cell>
          <table:table-cell table:formula="oooc:=[.H3]^2*[.J3]" office:value-type="float" office:value="13348.1666666667">
            <text:p>13348,17</text:p>
          </table:table-cell>
          <table:table-cell table:formula="oooc:=[.I3]^2*[.J3]" office:value-type="float" office:value="277">
            <text:p>277</text:p>
          </table:table-cell>
        </table:table-row>
        <table:table-row table:style-name="ro1">
          <table:table-cell office:value-type="string">
            <text:p>bila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ooc:=AVERAGE([.B4:.G4])" office:value-type="float" office:value="15.6666666666667">
            <text:p>15,67</text:p>
          </table:table-cell>
          <table:table-cell table:formula="oooc:=STDEV([.B4:.G4])" office:value-type="float" office:value="3.32665998663324">
            <text:p>3,33</text:p>
          </table:table-cell>
          <table:table-cell table:formula="oooc:=COUNT([.B4:.G4])" office:value-type="float" office:value="6">
            <text:p>6</text:p>
          </table:table-cell>
          <table:table-cell table:formula="oooc:=[.H4]^2*[.J4]" office:value-type="float" office:value="1472.66666666667">
            <text:p>1472,67</text:p>
          </table:table-cell>
          <table:table-cell table:formula="oooc:=[.I4]^2*[.J4]" office:value-type="float" office:value="66.4">
            <text:p>66,4</text:p>
          </table:table-cell>
        </table:table-row>
        <table:table-row table:style-name="ro1">
          <table:table-cell office:value-type="string">
            <text:p>zelena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ooc:=AVERAGE([.B5:.G5])" office:value-type="float" office:value="31.5">
            <text:p>31,5</text:p>
          </table:table-cell>
          <table:table-cell table:formula="oooc:=STDEV([.B5:.G5])" office:value-type="float" office:value="9.91463564635635">
            <text:p>9,91</text:p>
          </table:table-cell>
          <table:table-cell table:formula="oooc:=COUNT([.B5:.G5])" office:value-type="float" office:value="6">
            <text:p>6</text:p>
          </table:table-cell>
          <table:table-cell table:formula="oooc:=[.H5]^2*[.J5]" office:value-type="float" office:value="5953.5">
            <text:p>5953,5</text:p>
          </table:table-cell>
          <table:table-cell table:formula="oooc:=[.I5]^2*[.J5]" office:value-type="float" office:value="589.8">
            <text:p>589,8</text:p>
          </table:table-cell>
        </table:table-row>
        <table:table-row table:style-name="ro1">
          <table:table-cell office:value-type="string">
            <text:p>modra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ooc:=AVERAGE([.B6:.G6])" office:value-type="float" office:value="14.8333333333333">
            <text:p>14,83</text:p>
          </table:table-cell>
          <table:table-cell table:formula="oooc:=STDEV([.B6:.G6])" office:value-type="float" office:value="5.34477938428395">
            <text:p>5,34</text:p>
          </table:table-cell>
          <table:table-cell table:formula="oooc:=COUNT([.B6:.G6])" office:value-type="float" office:value="6">
            <text:p>6</text:p>
          </table:table-cell>
          <table:table-cell table:formula="oooc:=[.H6]^2*[.J6]" office:value-type="float" office:value="1320.16666666667">
            <text:p>1320,17</text:p>
          </table:table-cell>
          <table:table-cell table:formula="oooc:=[.I6]^2*[.J6]" office:value-type="float" office:value="171.4">
            <text:p>171,4</text:p>
          </table:table-cell>
        </table:table-row>
        <table:table-row table:style-name="ro1">
          <table:table-cell table:number-columns-repeated="7"/>
          <table:table-cell table:formula="oooc:=SUM([.B3:.G6])/[.J7]" office:value-type="float" office:value="27.2916666666667">
            <text:p>27,29</text:p>
          </table:table-cell>
          <table:table-cell/>
          <table:table-cell table:formula="oooc:=SUM([.J3:.J6])" office:value-type="float" office:value="24">
            <text:p>2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1">
          <table:table-cell office:value-type="string">
            <text:p>skupiny</text:p>
          </table:table-cell>
          <table:table-cell table:formula="oooc:=SUM([.K3:.K6])-[.H7]^2*[.J7]" office:value-type="float" office:value="4218.45833333333">
            <text:p>4218,46</text:p>
          </table:table-cell>
          <table:table-cell office:value-type="float" office:value="3">
            <text:p>3</text:p>
          </table:table-cell>
          <table:table-cell table:formula="oooc:=[.B9]/[.C9]" office:value-type="float" office:value="1406.15277777778">
            <text:p>1406,15</text:p>
          </table:table-cell>
          <table:table-cell table:formula="oooc:=[.D9]/[.D10]" office:value-type="float" office:value="25.4599452793369">
            <text:p>25,46</text:p>
          </table:table-cell>
          <table:table-cell table:formula="oooc:=FINV(0.05;3;20)" office:value-type="float" office:value="3.09839121270926">
            <text:p>3,1</text:p>
          </table:table-cell>
          <table:table-cell table:number-columns-repeated="6"/>
        </table:table-row>
        <table:table-row table:style-name="ro2">
          <table:table-cell office:value-type="string">
            <text:p>error</text:p>
          </table:table-cell>
          <table:table-cell table:formula="oooc:=SUM([.L3:.L6])" office:value-type="float" office:value="1104.6">
            <text:p>1104,6</text:p>
          </table:table-cell>
          <table:table-cell table:formula="oooc:=[.J7]-4" office:value-type="float" office:value="20">
            <text:p>20</text:p>
          </table:table-cell>
          <table:table-cell table:formula="oooc:=[.B10]/[.C10]" office:value-type="float" office:value="55.23">
            <text:p>55,23</text:p>
          </table:table-cell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/>
          <table:table-cell table:formula="oooc:=[.J7]-1" office:value-type="float" office:value="23">
            <text:p>23</text:p>
          </table:table-cell>
          <table:table-cell table:number-columns-repeated="9"/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ANOVA</text:p>
          </table:table-cell>
          <table:table-cell table:number-columns-repeated="12"/>
        </table:table-row>
        <table:table-row table:style-name="ro2">
          <table:table-cell office:value-type="string">
            <text:p>brambory andel</text:p>
          </table:table-cell>
          <table:table-cell table:number-columns-repeated="7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3" office:value-type="float" office:value="2.42245244248247E+029">
            <text:p>2,42E+029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table:formula="oooc:=AVERAGE([.B3:.H3])" office:value-type="float" office:value="4.03742073747079E+028">
            <text:p>4,04E+028</text:p>
          </table:table-cell>
          <table:table-cell table:formula="oooc:=STDEV([.B3:.H3])" office:value-type="float" office:value="9.88962068373479E+028">
            <text:p>9,89E+028</text:p>
          </table:table-cell>
          <table:table-cell table:formula="oooc:=COUNT([.B3:.H3])" office:value-type="float" office:value="6">
            <text:p>6</text:p>
          </table:table-cell>
          <table:table-cell table:formula="oooc:=[.I3]^2*[.K3]" office:value-type="float" office:value="9.78045972681549E+057">
            <text:p>9,78E+057</text:p>
          </table:table-cell>
          <table:table-cell table:formula="oooc:=[.J3]^2*[.K3]" office:value-type="float" office:value="5.8682758360893E+058">
            <text:p>5,87E+05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ooc:=AVERAGE([.B4:.H4])" office:value-type="float" office:value="15.6666666666667">
            <text:p>15,67</text:p>
          </table:table-cell>
          <table:table-cell table:formula="oooc:=STDEV([.B4:.H4])" office:value-type="float" office:value="3.32665998663324">
            <text:p>3,33</text:p>
          </table:table-cell>
          <table:table-cell table:formula="oooc:=COUNT([.B4:.H4])" office:value-type="float" office:value="6">
            <text:p>6</text:p>
          </table:table-cell>
          <table:table-cell table:formula="oooc:=[.I4]^2*[.K4]" office:value-type="float" office:value="1472.66666666667">
            <text:p>1472,67</text:p>
          </table:table-cell>
          <table:table-cell table:formula="oooc:=[.J4]^2*[.K4]" office:value-type="float" office:value="66.4">
            <text:p>66,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/>
          <table:table-cell table:formula="oooc:=AVERAGE([.B5:.H5])" office:value-type="float" office:value="31.5">
            <text:p>31,5</text:p>
          </table:table-cell>
          <table:table-cell table:formula="oooc:=STDEV([.B5:.H5])" office:value-type="float" office:value="9.91463564635635">
            <text:p>9,91</text:p>
          </table:table-cell>
          <table:table-cell table:formula="oooc:=COUNT([.B5:.H5])" office:value-type="float" office:value="6">
            <text:p>6</text:p>
          </table:table-cell>
          <table:table-cell table:formula="oooc:=[.I5]^2*[.K5]" office:value-type="float" office:value="5953.5">
            <text:p>5953,5</text:p>
          </table:table-cell>
          <table:table-cell table:formula="oooc:=[.J5]^2*[.K5]" office:value-type="float" office:value="589.8">
            <text:p>589,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ooc:=AVERAGE([.B6:.H6])" office:value-type="float" office:value="14.8333333333333">
            <text:p>14,83</text:p>
          </table:table-cell>
          <table:table-cell table:formula="oooc:=STDEV([.B6:.H6])" office:value-type="float" office:value="5.34477938428395">
            <text:p>5,34</text:p>
          </table:table-cell>
          <table:table-cell table:formula="oooc:=COUNT([.B6:.H6])" office:value-type="float" office:value="6">
            <text:p>6</text:p>
          </table:table-cell>
          <table:table-cell table:formula="oooc:=[.I6]^2*[.K6]" office:value-type="float" office:value="1320.16666666667">
            <text:p>1320,17</text:p>
          </table:table-cell>
          <table:table-cell table:formula="oooc:=[.J6]^2*[.K6]" office:value-type="float" office:value="171.4">
            <text:p>171,4</text:p>
          </table:table-cell>
        </table:table-row>
        <table:table-row table:style-name="ro1">
          <table:table-cell table:number-columns-repeated="8"/>
          <table:table-cell table:formula="oooc:=SUM([.B3:.H6])/[.K7]" office:value-type="float" office:value="1.0093551843677E+028">
            <text:p>1,01E+028</text:p>
          </table:table-cell>
          <table:table-cell/>
          <table:table-cell table:formula="oooc:=SUM([.K3:.K6])"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8"/>
        </table:table-row>
        <table:table-row table:style-name="ro1">
          <table:table-cell office:value-type="string">
            <text:p>skupiny</text:p>
          </table:table-cell>
          <table:table-cell table:formula="oooc:=SUM([.L3:.L6])-[.I7]^2*[.K7]" office:value-type="float" office:value="7.33534479511162E+057">
            <text:p>7,34E+057</text:p>
          </table:table-cell>
          <table:table-cell office:value-type="float" office:value="3">
            <text:p>3</text:p>
          </table:table-cell>
          <table:table-cell table:formula="oooc:=[.B9]/[.C9]" office:value-type="float" office:value="2.44511493170387E+057">
            <text:p>2,45E+057</text:p>
          </table:table-cell>
          <table:table-cell table:formula="oooc:=[.D9]/[.D10]" office:value-type="float" office:value="0.833333333333333">
            <text:p>0,83</text:p>
          </table:table-cell>
          <table:table-cell table:formula="oooc:=FINV(0.05;3;20)" office:value-type="float" office:value="3.09839121270926">
            <text:p>3,1</text:p>
          </table:table-cell>
          <table:table-cell table:number-columns-repeated="7"/>
        </table:table-row>
        <table:table-row table:style-name="ro2">
          <table:table-cell office:value-type="string">
            <text:p>error</text:p>
          </table:table-cell>
          <table:table-cell table:formula="oooc:=SUM([.M3:.M6])" office:value-type="float" office:value="5.8682758360893E+058">
            <text:p>5,87E+058</text:p>
          </table:table-cell>
          <table:table-cell table:formula="oooc:=[.K7]-4" office:value-type="float" office:value="20">
            <text:p>20</text:p>
          </table:table-cell>
          <table:table-cell table:formula="oooc:=[.B10]/[.C10]" office:value-type="float" office:value="2.93413791804465E+057">
            <text:p>2,93E+057</text:p>
          </table:table-cell>
          <table:table-cell table:number-columns-repeated="9"/>
        </table:table-row>
        <table:table-row table:style-name="ro2">
          <table:table-cell office:value-type="string">
            <text:p>total</text:p>
          </table:table-cell>
          <table:table-cell table:formula="oooc:=[.B9]+[.B10]" office:value-type="float" office:value="6.60181031560046E+058">
            <text:p>6,60E+058</text:p>
          </table:table-cell>
          <table:table-cell table:formula="oooc:=[.K7]-1" office:value-type="float" office:value="23">
            <text:p>23</text:p>
          </table:table-cell>
          <table:table-cell table:number-columns-repeated="10"/>
        </table:table-row>
      </table:table>
      <table:table table:name="Sheet6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55" table:default-cell-style-name="Default"/>
        <table:table-row table:style-name="ro1">
          <table:table-cell office:value-type="string">
            <text:p>242, 245, 244, 248 ,247, 248, 242, 244, 246, 242</text:p>
          </table:table-cell>
          <table:table-cell table:number-columns-repeated="255"/>
        </table:table-row>
        <table:table-row table:style-name="ro1">
          <table:table-cell office:value-type="string">
            <text:p>1 2 3 4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1 2 3 4</text:p>
          </table:table-cell>
          <table:table-cell table:style-name="ce4" table:number-columns-repeated="255"/>
        </table:table-row>
        <table:table-row table:style-name="ro1">
          <table:table-cell table:style-name="ce5" office:value-type="float" office:value="1">
            <text:p>1,00E+000</text:p>
          </table:table-cell>
          <table:table-cell table:style-name="ce5" office:value-type="float" office:value="2">
            <text:p>2,00E+000</text:p>
          </table:table-cell>
          <table:table-cell table:style-name="ce5" office:value-type="float" office:value="3">
            <text:p>3,00E+000</text:p>
          </table:table-cell>
          <table:table-cell table:style-name="ce5" office:value-type="float" office:value="4">
            <text:p>4,00E+000</text:p>
          </table:table-cell>
          <table:table-cell table:number-columns-repeated="252"/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ANOVA</text:p>
          </table:table-cell>
          <table:table-cell table:number-columns-repeated="12"/>
        </table:table-row>
        <table:table-row table:style-name="ro2">
          <table:table-cell office:value-type="string">
            <text:p>brambory andel</text:p>
          </table:table-cell>
          <table:table-cell table:number-columns-repeated="7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9.3">
            <text:p>19,3</text:p>
          </table:table-cell>
          <table:table-cell office:value-type="float" office:value="18">
            <text:p>18</text:p>
          </table:table-cell>
          <table:table-cell office:value-type="float" office:value="21.6">
            <text:p>21,6</text:p>
          </table:table-cell>
          <table:table-cell office:value-type="float" office:value="22.4">
            <text:p>22,4</text:p>
          </table:table-cell>
          <table:table-cell office:value-type="float" office:value="20.9">
            <text:p>20,9</text:p>
          </table:table-cell>
          <table:table-cell office:value-type="float" office:value="20.1">
            <text:p>20,1</text:p>
          </table:table-cell>
          <table:table-cell office:value-type="float" office:value="24">
            <text:p>24</text:p>
          </table:table-cell>
          <table:table-cell table:formula="oooc:=AVERAGE([.B3:.H3])" office:value-type="float" office:value="20.9">
            <text:p>20,9</text:p>
          </table:table-cell>
          <table:table-cell table:formula="oooc:=STDEV([.B3:.H3])" office:value-type="float" office:value="1.99833263830958">
            <text:p>2</text:p>
          </table:table-cell>
          <table:table-cell table:formula="oooc:=COUNT([.B3:.H3])" office:value-type="float" office:value="7">
            <text:p>7</text:p>
          </table:table-cell>
          <table:table-cell table:formula="oooc:=[.I3]^2*[.K3]" office:value-type="float" office:value="3057.67">
            <text:p>3057,67</text:p>
          </table:table-cell>
          <table:table-cell table:formula="oooc:=[.J3]^2*[.K3]" office:value-type="float" office:value="27.9533333333333">
            <text:p>27,9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3.1">
            <text:p>23,1</text:p>
          </table:table-cell>
          <table:table-cell office:value-type="float" office:value="26.5">
            <text:p>26,5</text:p>
          </table:table-cell>
          <table:table-cell office:value-type="float" office:value="25.2">
            <text:p>25,2</text:p>
          </table:table-cell>
          <table:table-cell office:value-type="float" office:value="25">
            <text:p>25</text:p>
          </table:table-cell>
          <table:table-cell office:value-type="float" office:value="24.3">
            <text:p>24,3</text:p>
          </table:table-cell>
          <table:table-cell office:value-type="float" office:value="21.4">
            <text:p>21,4</text:p>
          </table:table-cell>
          <table:table-cell office:value-type="float" office:value="26.7">
            <text:p>26,7</text:p>
          </table:table-cell>
          <table:table-cell table:formula="oooc:=AVERAGE([.B4:.H4])" office:value-type="float" office:value="24.6">
            <text:p>24,6</text:p>
          </table:table-cell>
          <table:table-cell table:formula="oooc:=STDEV([.B4:.H4])" office:value-type="float" office:value="1.87616630392937">
            <text:p>1,88</text:p>
          </table:table-cell>
          <table:table-cell table:formula="oooc:=COUNT([.B4:.H4])" office:value-type="float" office:value="7">
            <text:p>7</text:p>
          </table:table-cell>
          <table:table-cell table:formula="oooc:=[.I4]^2*[.K4]" office:value-type="float" office:value="4236.12">
            <text:p>4236,12</text:p>
          </table:table-cell>
          <table:table-cell table:formula="oooc:=[.J4]^2*[.K4]" office:value-type="float" office:value="24.64">
            <text:p>24,6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3.7">
            <text:p>23,7</text:p>
          </table:table-cell>
          <table:table-cell office:value-type="float" office:value="20.8">
            <text:p>20,8</text:p>
          </table:table-cell>
          <table:table-cell office:value-type="float" office:value="19.8">
            <text:p>19,8</text:p>
          </table:table-cell>
          <table:table-cell office:value-type="float" office:value="24.1">
            <text:p>24,1</text:p>
          </table:table-cell>
          <table:table-cell office:value-type="float" office:value="22.2">
            <text:p>22,2</text:p>
          </table:table-cell>
          <table:table-cell office:value-type="float" office:value="22.6">
            <text:p>22,6</text:p>
          </table:table-cell>
          <table:table-cell office:value-type="float" office:value="22.9">
            <text:p>22,9</text:p>
          </table:table-cell>
          <table:table-cell table:formula="oooc:=AVERAGE([.B5:.H5])" office:value-type="float" office:value="22.3">
            <text:p>22,3</text:p>
          </table:table-cell>
          <table:table-cell table:formula="oooc:=STDEV([.B5:.H5])" office:value-type="float" office:value="1.53622914957372">
            <text:p>1,54</text:p>
          </table:table-cell>
          <table:table-cell table:formula="oooc:=COUNT([.B5:.H5])" office:value-type="float" office:value="7">
            <text:p>7</text:p>
          </table:table-cell>
          <table:table-cell table:formula="oooc:=[.I5]^2*[.K5]" office:value-type="float" office:value="3481.03">
            <text:p>3481,03</text:p>
          </table:table-cell>
          <table:table-cell table:formula="oooc:=[.J5]^2*[.K5]" office:value-type="float" office:value="16.52">
            <text:p>16,5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7.2">
            <text:p>17,2</text:p>
          </table:table-cell>
          <table:table-cell office:value-type="float" office:value="16.6">
            <text:p>16,6</text:p>
          </table:table-cell>
          <table:table-cell office:value-type="float" office:value="16.9">
            <text:p>16,9</text:p>
          </table:table-cell>
          <table:table-cell office:value-type="float" office:value="17.7">
            <text:p>17,7</text:p>
          </table:table-cell>
          <table:table-cell office:value-type="float" office:value="21.3">
            <text:p>21,3</text:p>
          </table:table-cell>
          <table:table-cell office:value-type="float" office:value="15.2">
            <text:p>15,2</text:p>
          </table:table-cell>
          <table:table-cell office:value-type="float" office:value="19">
            <text:p>19</text:p>
          </table:table-cell>
          <table:table-cell table:formula="oooc:=AVERAGE([.B6:.H6])" office:value-type="float" office:value="17.7">
            <text:p>17,7</text:p>
          </table:table-cell>
          <table:table-cell table:formula="oooc:=STDEV([.B6:.H6])" office:value-type="float" office:value="1.95789002074512">
            <text:p>1,96</text:p>
          </table:table-cell>
          <table:table-cell table:formula="oooc:=COUNT([.B6:.H6])" office:value-type="float" office:value="7">
            <text:p>7</text:p>
          </table:table-cell>
          <table:table-cell table:formula="oooc:=[.I6]^2*[.K6]" office:value-type="float" office:value="2193.03">
            <text:p>2193,03</text:p>
          </table:table-cell>
          <table:table-cell table:formula="oooc:=[.J6]^2*[.K6]" office:value-type="float" office:value="26.8333333333333">
            <text:p>26,83</text:p>
          </table:table-cell>
        </table:table-row>
        <table:table-row table:style-name="ro1">
          <table:table-cell table:number-columns-repeated="8"/>
          <table:table-cell table:formula="oooc:=SUM([.B3:.H6])/[.K7]" office:value-type="float" office:value="21.375">
            <text:p>21,38</text:p>
          </table:table-cell>
          <table:table-cell/>
          <table:table-cell table:formula="oooc:=SUM([.K3:.K6])"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8"/>
        </table:table-row>
        <table:table-row table:style-name="ro1">
          <table:table-cell office:value-type="string">
            <text:p>skupiny</text:p>
          </table:table-cell>
          <table:table-cell table:formula="oooc:=SUM([.L3:.L6])-[.I7]^2*[.K7]" office:value-type="float" office:value="174.9125">
            <text:p>174,91</text:p>
          </table:table-cell>
          <table:table-cell office:value-type="float" office:value="3">
            <text:p>3</text:p>
          </table:table-cell>
          <table:table-cell table:formula="oooc:=[.B9]/[.C9]" office:value-type="float" office:value="58.3041666666668">
            <text:p>58,3</text:p>
          </table:table-cell>
          <table:table-cell table:formula="oooc:=[.D9]/[.D10]" office:value-type="float" office:value="14.5841439688716">
            <text:p>14,58</text:p>
          </table:table-cell>
          <table:table-cell table:formula="oooc:=FINV(0.05;3;20)" office:value-type="float" office:value="3.09839121270926">
            <text:p>3,1</text:p>
          </table:table-cell>
          <table:table-cell table:number-columns-repeated="7"/>
        </table:table-row>
        <table:table-row table:style-name="ro2">
          <table:table-cell office:value-type="string">
            <text:p>error</text:p>
          </table:table-cell>
          <table:table-cell table:formula="oooc:=SUM([.M3:.M6])" office:value-type="float" office:value="95.9466666666667">
            <text:p>95,95</text:p>
          </table:table-cell>
          <table:table-cell table:formula="oooc:=[.K7]-4" office:value-type="float" office:value="24">
            <text:p>24</text:p>
          </table:table-cell>
          <table:table-cell table:formula="oooc:=[.B10]/[.C10]" office:value-type="float" office:value="3.99777777777778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total</text:p>
          </table:table-cell>
          <table:table-cell table:formula="oooc:=[.B9]+[.B10]" office:value-type="float" office:value="270.859166666667">
            <text:p>270,86</text:p>
          </table:table-cell>
          <table:table-cell table:formula="oooc:=[.K7]-1" office:value-type="float" office:value="27">
            <text:p>27</text:p>
          </table:table-cell>
          <table:table-cell table:number-columns-repeated="10"/>
        </table:table-row>
      </table:table>
      <table:database-ranges>
        <table:database-range table:target-range-address="Sheet6.A1:Sheet6.A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BDGFDF+ArialMT" svg:font-family="BDGFDF+ArialMT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s" fo:country="C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cs" fo:country="C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.12.2009</text:date>, <text:time>18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01T13:03:48</meta:creation-date>
    <dc:date>2009-12-02T18:48:19</dc:date>
    <meta:editing-cycles>2</meta:editing-cycles>
    <meta:editing-duration>PT26M8S</meta:editing-duration>
    <meta:user-defined meta:name="Info 1"/>
    <meta:user-defined meta:name="Info 2"/>
    <meta:user-defined meta:name="Info 3"/>
    <meta:user-defined meta:name="Info 4"/>
    <meta:document-statistic meta:table-count="6" meta:cell-count="1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5.921cm" svg:y="3.179cm" chart:style-name="ch2"/>
        <chart:plot-area chart:style-name="ch3" table:cell-range-address="Sheet2.C1:Sheet2.C10" svg:x="0.231cm" svg:y="0.106cm" svg:width="5.626cm" svg:height="6.57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